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Regular" style:font-pitch="fixed"/>
    <style:font-face style:name="Luxi Mono" svg:font-family="'Luxi Mono'" style:font-adornments="Regular" style:font-pitch="fixed"/>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fill-color="#83caff" fo:min-height="19.75cm"/>
    </style:style>
    <style:style style:name="gr2" style:family="graphic" style:parent-style-name="standard">
      <style:graphic-properties draw:stroke="none" svg:stroke-color="#000000" draw:fill="none" draw:fill-color="#ffffff" fo:min-height="6.25cm"/>
    </style:style>
    <style:style style:name="gr3" style:family="graphic" style:parent-style-name="standard">
      <style:graphic-properties draw:fill-color="#83caff" fo:min-height="11.75cm"/>
    </style:style>
    <style:style style:name="gr4" style:family="graphic" style:parent-style-name="standard">
      <style:graphic-properties draw:stroke="none" draw:fill="none" draw:opacity="100%" draw:fill-image-width="0cm" draw:fill-image-height="0cm" fo:min-height="3.766cm" draw:shadow-opacity="100%"/>
    </style:style>
    <style:style style:name="gr5" style:family="graphic" style:parent-style-name="standard">
      <style:graphic-properties draw:stroke="none" svg:stroke-color="#000000" draw:fill="none" draw:fill-color="#ffffff" fo:min-height="27.261cm"/>
    </style:style>
    <style:style style:name="gr6" style:family="graphic" style:parent-style-name="standard">
      <style:graphic-properties draw:stroke="none" svg:stroke-color="#000000" draw:fill="none" draw:fill-color="#ffffff" fo:min-height="2.25cm"/>
    </style:style>
    <style:style style:name="gr7" style:family="graphic" style:parent-style-name="standard">
      <style:graphic-properties draw:fill-color="#83caff" fo:min-height="7.75cm"/>
    </style:style>
    <style:style style:name="gr8" style:family="graphic" style:parent-style-name="standard">
      <style:graphic-properties draw:fill-color="#c0c0c0" fo:min-height="20.25cm"/>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0"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1" style:family="graphic" style:parent-style-name="standard">
      <style:graphic-properties draw:stroke="none" svg:stroke-color="#000000" draw:fill="none" draw:fill-color="#ffffff" draw:opacity="100%" draw:fill-image-width="0cm" draw:fill-image-height="0cm" fo:min-height="1.423cm" draw:shadow-opacity="100%"/>
    </style:style>
    <style:style style:name="gr12"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3.6cm" fo:min-width="13.6cm" fo:padding-top="0.2cm" fo:padding-bottom="0.2cm" fo:padding-left="0.2cm" fo:padding-right="0.2cm"/>
    </style:style>
    <style:style style:name="gr13"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2.642cm" fo:min-width="13.392cm" fo:padding-top="0.179cm" fo:padding-bottom="0.179cm" fo:padding-left="0.304cm" fo:padding-right="0.304cm"/>
    </style:style>
    <style:style style:name="gr14"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13.8cm" fo:padding-top="0.1cm" fo:padding-bottom="0.1cm" fo:padding-left="0.1cm" fo:padding-right="0.1cm" draw:shadow-opacity="20%"/>
    </style:style>
    <style:style style:name="gr15" style:family="graphic" style:parent-style-name="standard">
      <style:graphic-properties svg:stroke-width="0.2cm" svg:stroke-color="#666666" draw:marker-start-width="0.6cm" draw:marker-end-width="0.6cm" draw:stroke-linejoin="bevel" draw:fill="solid" draw:fill-color="#99284c" draw:fill-image-width="0cm" draw:fill-image-height="0cm" draw:textarea-horizontal-align="justify" draw:textarea-vertical-align="bottom" draw:auto-grow-height="false" fo:min-height="2.2cm" fo:min-width="9.7cm" fo:padding-top="0.15cm" fo:padding-bottom="0.15cm" fo:padding-left="0.15cm" fo:padding-right="0.15cm"/>
    </style:style>
    <style:style style:name="gr16"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9.3cm" fo:padding-top="0.1cm" fo:padding-bottom="0.1cm" fo:padding-left="0.1cm" fo:padding-right="0.1cm" draw:shadow-opacity="20%"/>
    </style:style>
    <style:style style:name="gr17" style:family="graphic" style:parent-style-name="standard">
      <style:graphic-properties draw:stroke="solid" svg:stroke-width="0.3cm" svg:stroke-color="#666666" draw:marker-start-width="0.9cm" draw:marker-end-width="0.9cm" draw:stroke-linejoin="miter" draw:fill="solid" draw:fill-color="#333333" draw:textarea-horizontal-align="justify" draw:textarea-vertical-align="bottom" draw:auto-grow-height="false" fo:min-height="0cm" fo:min-width="13.6cm" fo:padding-top="0.2cm" fo:padding-bottom="0.2cm" fo:padding-left="0.2cm" fo:padding-right="0.2cm"/>
    </style:style>
    <style:style style:name="gr18"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442cm" fo:min-width="13.192cm" fo:padding-top="0.279cm" fo:padding-bottom="0.279cm" fo:padding-left="0.404cm" fo:padding-right="0.404cm"/>
    </style:style>
    <style:style style:name="gr19" style:family="graphic" style:parent-style-name="objectwithoutfill">
      <style:graphic-properties svg:stroke-width="0.05cm" svg:stroke-color="#94006b" draw:marker-start="Circle" draw:marker-start-width="0.35cm" draw:marker-end="Arrow" draw:marker-end-width="0.25cm" draw:fill="none" draw:textarea-vertical-align="middle" fo:padding-top="0.15cm" fo:padding-bottom="0.15cm" fo:padding-left="0.275cm" fo:padding-right="0.275cm"/>
    </style:style>
    <style:style style:name="gr20"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21" style:family="graphic" style:parent-style-name="standard">
      <style:graphic-properties svg:stroke-color="#5c8526" draw:stroke-linejoin="bevel" draw:fill="none" draw:fill-color="#cccccc" draw:textarea-horizontal-align="justify" draw:textarea-vertical-align="middle" draw:auto-grow-height="false" fo:min-height="21.75cm" fo:min-width="36.5cm"/>
    </style:style>
    <style:style style:name="gr22" style:family="graphic" style:parent-style-name="standard">
      <style:graphic-properties draw:fill-color="#ffff66" draw:textarea-horizontal-align="center" draw:textarea-vertical-align="top" draw:auto-grow-height="false" fo:min-height="0.174cm" fo:min-width="0cm"/>
    </style:style>
    <style:style style:name="gr23" style:family="graphic" style:parent-style-name="standard">
      <style:graphic-properties draw:opacity="50%" draw:textarea-horizontal-align="justify" draw:textarea-vertical-align="middle" draw:auto-grow-height="false" fo:min-height="1.25cm" fo:min-width="0.501cm" draw:shadow-opacity="50%"/>
    </style:style>
    <style:style style:name="gr24" style:family="graphic" style:parent-style-name="standard">
      <style:graphic-properties svg:stroke-width="0.04cm" draw:marker-start-width="0.32cm" draw:marker-end-width="0.32cm" draw:fill-color="#c0c0c0" draw:textarea-horizontal-align="justify" draw:textarea-vertical-align="middle" draw:auto-grow-height="false" fo:min-height="2.39cm" fo:min-width="0cm" fo:padding-top="0.145cm" fo:padding-bottom="0.145cm" fo:padding-left="0.27cm" fo:padding-right="0.27cm"/>
    </style:style>
    <style:style style:name="gr25" style:family="graphic" style:parent-style-name="standard">
      <style:graphic-properties draw:fill-color="#ff3333" draw:opacity="50%" draw:textarea-horizontal-align="justify" draw:textarea-vertical-align="middle" draw:auto-grow-height="false" fo:min-height="1.25cm" fo:min-width="0.501cm" draw:shadow-opacity="50%"/>
    </style:style>
    <style:style style:name="gr26" style:family="graphic" style:parent-style-name="standard">
      <style:graphic-properties draw:fill-color="#ffff99" draw:textarea-vertical-align="middle" draw:auto-grow-height="false" fo:min-height="1.25cm" fo:min-width="0.002cm"/>
    </style:style>
    <style:style style:name="gr27" style:family="graphic" style:parent-style-name="objectwithoutfill">
      <style:graphic-properties draw:fill="none" draw:textarea-vertical-align="middle"/>
    </style:style>
    <style:style style:name="gr28" style:family="graphic" style:parent-style-name="objectwithoutfill">
      <style:graphic-properties draw:fill="none" draw:textarea-horizontal-align="left" draw:textarea-vertical-align="bottom"/>
    </style:style>
    <style:style style:name="gr29" style:family="graphic" style:parent-style-name="standard">
      <style:graphic-properties draw:fill-color="#99284c" draw:textarea-horizontal-align="justify" draw:textarea-vertical-align="bottom" draw:auto-grow-height="false" fo:min-height="5.25cm" fo:min-width="1cm"/>
    </style:style>
    <style:style style:name="gr30" style:family="graphic" style:parent-style-name="standard">
      <style:graphic-properties draw:fill-color="#b84747" draw:textarea-horizontal-align="justify" draw:textarea-vertical-align="bottom" draw:auto-grow-height="false" fo:min-height="4.208cm" fo:min-width="0cm"/>
    </style:style>
    <style:style style:name="gr31"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32" style:family="graphic" style:parent-style-name="standard">
      <style:graphic-properties draw:stroke="none" svg:stroke-color="#000000" draw:fill="none" draw:fill-color="#ffffff" fo:min-height="0.713cm"/>
    </style:style>
    <style:style style:name="gr33" style:family="graphic" style:parent-style-name="standard">
      <style:graphic-properties draw:stroke="none" svg:stroke-color="#000000" draw:fill="none" draw:fill-color="#ffffff" fo:min-height="0.357cm"/>
    </style:style>
    <style:style style:name="gr34" style:family="graphic" style:parent-style-name="standard">
      <style:graphic-properties draw:stroke="none" svg:stroke-color="#000000" draw:fill="none" draw:fill-color="#ffffff" fo:min-height="0.75cm"/>
    </style:style>
    <style:style style:name="gr35" style:family="graphic" style:parent-style-name="standard">
      <style:graphic-properties draw:stroke="none" svg:stroke-color="#000000" draw:fill="none" draw:fill-color="#ffffff" draw:textarea-vertical-align="middle" fo:min-height="1.75cm"/>
    </style:style>
    <style:style style:name="gr3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438cm" fo:min-width="0.188cm" fo:padding-top="0.135cm" fo:padding-bottom="0.135cm" fo:padding-left="0.26cm" fo:padding-right="0.26cm"/>
    </style:style>
    <style:style style:name="gr37" style:family="graphic" style:parent-style-name="standard">
      <style:graphic-properties draw:fill-color="#000000" draw:textarea-horizontal-align="justify" draw:textarea-vertical-align="middle" draw:auto-grow-height="false" fo:min-height="0cm" fo:min-width="0cm"/>
    </style:style>
    <style:style style:name="gr38"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296cm" fo:min-width="0.045cm" fo:padding-top="0.135cm" fo:padding-bottom="0.135cm" fo:padding-left="0.26cm" fo:padding-right="0.26cm"/>
    </style:style>
    <style:style style:name="gr39" style:family="graphic" style:parent-style-name="objectwithoutfill">
      <style:graphic-properties svg:stroke-width="0.05cm" svg:stroke-color="#ff0000" draw:marker-start-width="0.35cm" draw:marker-end="Arrow" draw:marker-end-width="0.25cm" draw:fill="none" draw:textarea-vertical-align="middle" fo:padding-top="0.15cm" fo:padding-bottom="0.15cm" fo:padding-left="0.275cm" fo:padding-right="0.275cm"/>
    </style:style>
    <style:style style:name="gr40"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41"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42" style:family="graphic" style:parent-style-name="objectwithoutfill">
      <style:graphic-properties svg:stroke-width="0.05cm" svg:stroke-color="#94006b" draw:marker-start-width="0.35cm" draw:marker-end="Arrow" draw:marker-end-width="0.25cm" draw:fill="none" draw:textarea-vertical-align="middle" fo:padding-top="0.15cm" fo:padding-bottom="0.15cm" fo:padding-left="0.275cm" fo:padding-right="0.275cm"/>
    </style:style>
    <style:style style:name="gr43" style:family="graphic" style:parent-style-name="standard">
      <style:graphic-properties draw:stroke="none" svg:stroke-color="#000000" draw:fill="none" draw:fill-color="#ffffff" fo:min-height="3.985cm"/>
    </style:style>
    <style:style style:name="gr44" style:family="graphic" style:parent-style-name="standard">
      <style:graphic-properties draw:fill-color="#ffffff" draw:textarea-horizontal-align="center" draw:textarea-vertical-align="middle" draw:auto-grow-height="false" fo:min-height="0.75cm" fo:min-width="0.5cm"/>
    </style:style>
    <style:style style:name="gr45"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46" style:family="graphic" style:parent-style-name="objectwithoutfill">
      <style:graphic-properties draw:stroke="dash" draw:stroke-dash="Ultrafine_20_Dashed" svg:stroke-width="0.3cm" draw:marker-start-width="1.1cm" draw:marker-end="" draw:marker-end-width="0.5cm" draw:fill="none" draw:textarea-horizontal-align="right" draw:textarea-vertical-align="top" fo:padding-top="0.275cm" fo:padding-bottom="0.275cm" fo:padding-left="0.4cm" fo:padding-right="0.4cm"/>
    </style:style>
    <style:style style:name="gr47"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48"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49"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50" style:family="graphic" style:parent-style-name="standard">
      <style:graphic-properties svg:stroke-color="#000000" draw:fill="solid" draw:fill-color="#ffffff" draw:textarea-horizontal-align="left" draw:textarea-vertical-align="top" draw:auto-grow-height="false" fo:min-height="0.75cm" fo:min-width="0cm"/>
    </style:style>
    <style:style style:name="gr51" style:family="graphic" style:parent-style-name="standard">
      <style:graphic-properties svg:stroke-color="#000000" draw:fill="none" draw:textarea-horizontal-align="left" draw:textarea-vertical-align="top" draw:auto-grow-height="false" fo:min-height="0.018cm" fo:min-width="0cm"/>
    </style:style>
    <style:style style:name="gr52" style:family="graphic" style:parent-style-name="objectwithoutfill">
      <style:graphic-properties svg:stroke-width="0.05cm" svg:stroke-color="#ff0000" draw:marker-start="Circle" draw:marker-start-width="0.35cm" draw:marker-end="Arrow" draw:marker-end-width="0.25cm" draw:fill="none" draw:textarea-vertical-align="middle" fo:padding-top="0.15cm" fo:padding-bottom="0.15cm" fo:padding-left="0.275cm" fo:padding-right="0.275cm"/>
    </style:style>
    <style:style style:name="gr53" style:family="graphic" style:parent-style-name="objectwithoutfill">
      <style:graphic-properties svg:stroke-width="0.05cm" svg:stroke-color="#800000" draw:marker-start="Circle" draw:marker-start-width="0.35cm" draw:marker-end="Arrow" draw:marker-end-width="0.25cm" draw:fill="none" draw:textarea-vertical-align="middle" fo:padding-top="0.15cm" fo:padding-bottom="0.15cm" fo:padding-left="0.275cm" fo:padding-right="0.275cm"/>
    </style:style>
    <style:style style:name="gr54"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55" style:family="graphic" style:parent-style-name="standard">
      <style:graphic-properties draw:fill-color="#000000" draw:textarea-horizontal-align="justify" draw:textarea-vertical-align="middle" draw:auto-grow-height="false" fo:min-height="0.39cm" fo:min-width="0.139cm"/>
    </style:style>
    <style:style style:name="gr56"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57" style:family="graphic" style:parent-style-name="standard">
      <style:graphic-properties draw:stroke="none" draw:fill="none" draw:textarea-horizontal-align="justify" draw:textarea-vertical-align="middle" draw:auto-grow-height="false" fo:min-height="0.75cm" fo:min-width="0.5cm"/>
    </style:style>
    <style:style style:name="gr58"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3cm" fo:min-width="0cm" fo:padding-top="0.135cm" fo:padding-bottom="0.135cm" fo:padding-left="0.26cm" fo:padding-right="0.26cm"/>
    </style:style>
    <style:style style:name="gr59"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60" style:family="graphic" style:parent-style-name="objectwithoutfill">
      <style:graphic-properties svg:stroke-width="0.05cm" svg:stroke-color="#800000" draw:marker-start="Circle" draw:marker-start-width="0.35cm" draw:marker-start-center="true" draw:marker-end="Arrow" draw:marker-end-width="0.25cm" draw:fill="none" draw:textarea-vertical-align="middle" fo:padding-top="0.15cm" fo:padding-bottom="0.15cm" fo:padding-left="0.275cm" fo:padding-right="0.275cm"/>
    </style:style>
    <style:style style:name="gr61"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62" style:family="graphic" style:parent-style-name="standard">
      <style:graphic-properties draw:stroke="none" draw:fill="none" draw:textarea-horizontal-align="justify" draw:textarea-vertical-align="middle" draw:auto-grow-height="false" fo:min-height="0.795cm" fo:min-width="0.545cm"/>
    </style:style>
    <style:style style:name="gr63"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3cm" fo:min-width="0.002cm" fo:padding-top="0.135cm" fo:padding-bottom="0.135cm" fo:padding-left="0.26cm" fo:padding-right="0.26cm"/>
    </style:style>
    <style:style style:name="gr64"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2cm" fo:min-width="0.002cm" fo:padding-top="0.135cm" fo:padding-bottom="0.135cm" fo:padding-left="0.26cm" fo:padding-right="0.26cm"/>
    </style:style>
    <style:style style:name="gr65"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48cm" fo:min-width="0cm" fo:padding-top="0.135cm" fo:padding-bottom="0.135cm" fo:padding-left="0.26cm" fo:padding-right="0.26cm"/>
    </style:style>
    <style:style style:name="gr66" style:family="graphic" style:parent-style-name="standard">
      <style:graphic-properties draw:stroke="none" svg:stroke-color="#000000" draw:fill="none" draw:fill-color="#ffffff" fo:min-height="0.349cm"/>
    </style:style>
    <style:style style:name="gr67" style:family="graphic" style:parent-style-name="standard">
      <style:graphic-properties draw:stroke="none" svg:stroke-color="#000000" draw:fill="none" draw:fill-color="#ffffff" fo:min-height="0.697cm"/>
    </style:style>
    <style:style style:name="gr68" style:family="graphic" style:parent-style-name="standard">
      <style:graphic-properties draw:stroke="none" svg:stroke-color="#000000" draw:fill="none" draw:fill-color="#ffffff" fo:min-height="10.995cm"/>
    </style:style>
    <style:style style:name="gr69" style:family="graphic" style:parent-style-name="standard">
      <style:graphic-properties draw:fill-color="#000080" draw:textarea-vertical-align="middle" fo:min-height="2.997cm"/>
    </style:style>
    <style:style style:name="gr70" style:family="graphic" style:parent-style-name="standard">
      <style:graphic-properties draw:stroke="none" draw:fill="none" fo:min-height="13.863cm"/>
    </style:style>
    <style:style style:name="gr7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2" style:family="graphic" style:parent-style-name="standard">
      <style:graphic-properties draw:stroke="none" draw:fill-color="#999999" draw:textarea-horizontal-align="justify" draw:textarea-vertical-align="middle" draw:auto-grow-height="false" fo:min-height="1.75cm" fo:min-width="34.5cm"/>
    </style:style>
    <style:style style:name="gr73" style:family="graphic" style:parent-style-name="standard">
      <style:graphic-properties draw:stroke="none" draw:fill-color="#cccccc" draw:textarea-horizontal-align="justify" draw:textarea-vertical-align="middle" draw:auto-grow-height="false" fo:min-height="20.75cm" fo:min-width="5.5cm"/>
    </style:style>
    <style:style style:name="gr74" style:family="graphic" style:parent-style-name="standard">
      <style:graphic-properties draw:stroke="none" draw:fill-color="#00b8ff" draw:opacity="50%" draw:textarea-horizontal-align="justify" draw:textarea-vertical-align="middle" draw:auto-grow-height="false" fo:min-height="13.75cm" fo:min-width="5.5cm" draw:shadow-opacity="50%"/>
    </style:style>
    <style:style style:name="gr75" style:family="graphic" style:parent-style-name="standard">
      <style:graphic-properties draw:stroke="none" draw:fill-color="#00b8ff" draw:opacity="50%" draw:textarea-horizontal-align="justify" draw:textarea-vertical-align="middle" draw:auto-grow-height="false" fo:min-height="11.75cm" fo:min-width="23.5cm" draw:shadow-opacity="50%"/>
    </style:style>
    <style:style style:name="gr76" style:family="graphic" style:parent-style-name="standard">
      <style:graphic-properties draw:stroke="none" draw:fill-color="#00b8ff" draw:opacity="50%" draw:textarea-horizontal-align="justify" draw:textarea-vertical-align="middle" draw:auto-grow-height="false" fo:min-height="2.75cm" fo:min-width="29.5cm" draw:shadow-opacity="50%"/>
    </style:style>
    <style:style style:name="gr77" style:family="graphic" style:parent-style-name="standard">
      <style:graphic-properties draw:stroke="none" draw:fill-color="#999999" draw:textarea-horizontal-align="justify" draw:textarea-vertical-align="middle" draw:auto-grow-height="false" fo:min-height="20.75cm" fo:min-width="0.5cm"/>
    </style:style>
    <style:style style:name="gr78" style:family="graphic" style:parent-style-name="standard">
      <style:graphic-properties draw:stroke="none" draw:fill-color="#cccccc" draw:textarea-horizontal-align="justify" draw:textarea-vertical-align="middle" draw:auto-grow-height="false" fo:min-height="1.75cm" fo:min-width="22.5cm"/>
    </style:style>
    <style:style style:name="gr79" style:family="graphic" style:parent-style-name="standard">
      <style:graphic-properties draw:stroke="none" draw:fill-color="#cccccc" draw:textarea-horizontal-align="justify" draw:textarea-vertical-align="middle" draw:auto-grow-height="false" fo:min-height="2.75cm" fo:min-width="0.5cm"/>
    </style:style>
    <style:style style:name="gr80" style:family="graphic" style:parent-style-name="standard">
      <style:graphic-properties draw:stroke="none" draw:fill-color="#ffffff" draw:textarea-horizontal-align="justify" draw:textarea-vertical-align="middle" draw:auto-grow-height="false" fo:min-height="26.25cm" fo:min-width="0cm"/>
    </style:style>
    <style:style style:name="gr81" style:family="graphic" style:parent-style-name="standard">
      <style:graphic-properties draw:stroke="none" draw:fill-color="#ffff99" draw:textarea-horizontal-align="justify" draw:textarea-vertical-align="middle" draw:auto-grow-height="false" fo:min-height="1.75cm" fo:min-width="22.5cm"/>
    </style:style>
    <style:style style:name="gr82" style:family="graphic" style:parent-style-name="standard">
      <style:graphic-properties draw:stroke="none" draw:fill-color="#cccccc" draw:textarea-horizontal-align="justify" draw:textarea-vertical-align="middle" draw:auto-grow-height="false" fo:min-height="13.75cm" fo:min-width="0.5cm"/>
    </style:style>
    <style:style style:name="gr83"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4.142cm" fo:min-width="0cm" fo:padding-top="0.179cm" fo:padding-bottom="0.179cm" fo:padding-left="0.304cm" fo:padding-right="0.304cm"/>
    </style:style>
    <style:style style:name="gr84"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11.642cm" fo:min-width="0cm" fo:padding-top="0.179cm" fo:padding-bottom="0.179cm" fo:padding-left="0.304cm" fo:padding-right="0.304cm"/>
    </style:style>
    <style:style style:name="gr85" style:family="graphic" style:parent-style-name="standard">
      <style:graphic-properties draw:fill-color="#99284c" draw:textarea-horizontal-align="justify" draw:textarea-vertical-align="bottom" draw:auto-grow-height="false" fo:min-height="14.25cm" fo:min-width="4.5cm"/>
    </style:style>
    <style:style style:name="gr86" style:family="graphic" style:parent-style-name="standard">
      <style:graphic-properties draw:fill-color="#b84747" draw:textarea-horizontal-align="justify" draw:textarea-vertical-align="bottom" draw:auto-grow-height="false" fo:min-height="13.344cm" fo:min-width="1.166cm"/>
    </style:style>
    <style:style style:name="gr87" style:family="graphic" style:parent-style-name="standard">
      <style:graphic-properties draw:stroke="none" draw:fill="none" fo:min-height="5.375cm"/>
    </style:style>
    <style:style style:name="gr88"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8.142cm" fo:min-width="0cm" fo:padding-top="0.179cm" fo:padding-bottom="0.179cm" fo:padding-left="0.304cm" fo:padding-right="0.304cm"/>
    </style:style>
    <style:style style:name="gr89"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5.642cm" fo:min-width="0.392cm" fo:padding-top="0.179cm" fo:padding-bottom="0.179cm" fo:padding-left="0.304cm" fo:padding-right="0.304cm"/>
    </style:style>
    <style:style style:name="gr90"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2.642cm" fo:min-width="0cm" fo:padding-top="0.179cm" fo:padding-bottom="0.179cm" fo:padding-left="0.304cm" fo:padding-right="0.304cm"/>
    </style:style>
    <style:style style:name="gr91"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2.892cm" fo:padding-top="0.179cm" fo:padding-bottom="0.179cm" fo:padding-left="0.304cm" fo:padding-right="0.304cm"/>
    </style:style>
    <style:style style:name="gr92"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1.142cm" fo:min-width="0cm" fo:padding-top="0.179cm" fo:padding-bottom="0.179cm" fo:padding-left="0.304cm" fo:padding-right="0.304cm"/>
    </style:style>
    <style:style style:name="gr93"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9.392cm" fo:padding-top="0.179cm" fo:padding-bottom="0.179cm" fo:padding-left="0.304cm" fo:padding-right="0.304cm"/>
    </style:style>
    <style:style style:name="gr94"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1.642cm" fo:min-width="0.392cm" fo:padding-top="0.179cm" fo:padding-bottom="0.179cm" fo:padding-left="0.304cm" fo:padding-right="0.304cm"/>
    </style:style>
    <style:style style:name="gr95"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0.892cm" fo:padding-top="0.179cm" fo:padding-bottom="0.179cm" fo:padding-left="0.304cm" fo:padding-right="0.304cm"/>
    </style:style>
    <style:style style:name="gr96"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392cm" fo:padding-top="0.179cm" fo:padding-bottom="0.179cm" fo:padding-left="0.304cm" fo:padding-right="0.304cm"/>
    </style:style>
    <style:style style:name="gr97"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15.892cm" fo:padding-top="0.179cm" fo:padding-bottom="0.179cm" fo:padding-left="0.304cm" fo:padding-right="0.304cm"/>
    </style:style>
    <style:style style:name="gr98"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3.642cm" fo:min-width="0.392cm" fo:padding-top="0.179cm" fo:padding-bottom="0.179cm" fo:padding-left="0.304cm" fo:padding-right="0.304cm"/>
    </style:style>
    <style:style style:name="gr99"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1.142cm" fo:min-width="0.392cm" fo:padding-top="0.179cm" fo:padding-bottom="0.179cm" fo:padding-left="0.304cm" fo:padding-right="0.304cm"/>
    </style:style>
    <style:style style:name="gr100"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3.892cm" fo:padding-top="0.179cm" fo:padding-bottom="0.179cm" fo:padding-left="0.304cm" fo:padding-right="0.304cm"/>
    </style:style>
    <style:style style:name="gr101"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2.142cm" fo:min-width="0.392cm" fo:padding-top="0.179cm" fo:padding-bottom="0.179cm" fo:padding-left="0.304cm" fo:padding-right="0.304cm"/>
    </style:style>
    <style:style style:name="gr102"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2.892cm" fo:padding-top="0.179cm" fo:padding-bottom="0.179cm" fo:padding-left="0.304cm" fo:padding-right="0.304cm"/>
    </style:style>
    <style:style style:name="gr103" style:family="graphic" style:parent-style-name="standard">
      <style:graphic-properties draw:stroke="none" draw:fill="none" draw:fill-color="#cccccc" draw:textarea-horizontal-align="justify" draw:textarea-vertical-align="middle" draw:auto-grow-height="false" fo:min-height="1.75cm" fo:min-width="1.5cm"/>
    </style:style>
    <style:style style:name="gr104"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0.392cm" fo:padding-top="0.179cm" fo:padding-bottom="0.179cm" fo:padding-left="0.304cm" fo:padding-right="0.304cm"/>
    </style:style>
    <style:style style:name="gr105" style:family="graphic" style:parent-style-name="standard">
      <style:graphic-properties draw:fill-color="#ff6633" draw:textarea-horizontal-align="justify" draw:textarea-vertical-align="middle" draw:auto-grow-height="false" fo:min-height="0.25cm" fo:min-width="0cm"/>
    </style:style>
    <style:style style:name="gr106" style:family="graphic" style:parent-style-name="standard">
      <style:graphic-properties svg:stroke-width="0.1cm" svg:stroke-color="#666666" draw:marker-start-width="0.106cm" draw:marker-end-width="0.106cm" draw:stroke-linejoin="bevel" draw:fill="none" draw:fill-color="#e6e6e6" draw:textarea-horizontal-align="justify" draw:textarea-vertical-align="middle" draw:auto-grow-height="false" fo:min-height="21.642cm" fo:min-width="21.392cm" fo:padding-top="0.179cm" fo:padding-bottom="0.179cm" fo:padding-left="0.304cm" fo:padding-right="0.304cm"/>
    </style:style>
    <style:style style:name="gr107"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2.892cm" fo:padding-top="0.179cm" fo:padding-bottom="0.179cm" fo:padding-left="0.304cm" fo:padding-right="0.304cm"/>
    </style:style>
    <style:style style:name="gr108"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2.642cm" fo:min-width="0cm" fo:padding-top="0.179cm" fo:padding-bottom="0.179cm" fo:padding-left="0.304cm" fo:padding-right="0.304cm"/>
    </style:style>
    <style:style style:name="gr109" style:family="graphic" style:parent-style-name="standard">
      <style:graphic-properties svg:stroke-width="0.1cm" svg:stroke-color="#ffff99" draw:marker-start-width="0.3cm" draw:marker-end-width="0.3cm" draw:stroke-linejoin="bevel" draw:fill="solid" draw:fill-color="#729fcf" draw:textarea-horizontal-align="right" draw:textarea-vertical-align="middle" draw:auto-grow-height="false" fo:min-height="0.142cm" fo:min-width="3.892cm" fo:padding-top="0.179cm" fo:padding-bottom="0.179cm" fo:padding-left="0.304cm" fo:padding-right="0.304cm"/>
    </style:style>
    <style:style style:name="gr110" style:family="graphic" style:parent-style-name="standard">
      <style:graphic-properties draw:stroke="none" svg:stroke-color="#000000" draw:fill="solid" draw:fill-color="#c0c0c0" draw:opacity="50%" fo:min-height="2.25cm" draw:shadow-opacity="50%"/>
    </style:style>
    <style:style style:name="gr111"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7.392cm" fo:padding-top="0.179cm" fo:padding-bottom="0.179cm" fo:padding-left="0.304cm" fo:padding-right="0.304cm"/>
    </style:style>
    <style:style style:name="gr112"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3.142cm" fo:min-width="0cm" fo:padding-top="0.179cm" fo:padding-bottom="0.179cm" fo:padding-left="0.304cm" fo:padding-right="0.304cm"/>
    </style:style>
    <style:style style:name="gr113"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2.642cm" fo:min-width="0cm" fo:padding-top="0.179cm" fo:padding-bottom="0.179cm" fo:padding-left="0.304cm" fo:padding-right="0.304cm"/>
    </style:style>
    <style:style style:name="gr114" style:family="graphic" style:parent-style-name="standard">
      <style:graphic-properties draw:stroke="none" svg:stroke-color="#000000" draw:fill="none" draw:fill-color="#ffffff" fo:min-height="8.75cm"/>
    </style:style>
    <style:style style:name="gr115" style:family="graphic" style:parent-style-name="standard">
      <style:graphic-properties draw:stroke="none" svg:stroke-color="#000000" draw:fill="solid" draw:fill-color="#e6e6e6" fo:min-height="11.951cm"/>
    </style:style>
    <style:style style:name="gr116"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4.642cm" fo:min-width="0cm" fo:padding-top="0.179cm" fo:padding-bottom="0.179cm" fo:padding-left="0.304cm" fo:padding-right="0.304cm"/>
    </style:style>
    <style:style style:name="gr117"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13.892cm" fo:padding-top="0.179cm" fo:padding-bottom="0.179cm" fo:padding-left="0.304cm" fo:padding-right="0.304cm"/>
    </style:style>
    <style:style style:name="gr118"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2.892cm" fo:padding-top="0.179cm" fo:padding-bottom="0.179cm" fo:padding-left="0.304cm" fo:padding-right="0.304cm"/>
    </style:style>
    <style:style style:name="gr119"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5.396cm" fo:padding-top="0.179cm" fo:padding-bottom="0.179cm" fo:padding-left="0.304cm" fo:padding-right="0.304cm"/>
    </style:style>
    <style:style style:name="gr120"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642cm" fo:min-width="5.392cm" fo:padding-top="0.179cm" fo:padding-bottom="0.179cm" fo:padding-left="0.304cm" fo:padding-right="0.304cm"/>
    </style:style>
    <style:style style:name="gr121"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642cm" fo:min-width="5.392cm" fo:padding-top="0.179cm" fo:padding-bottom="0.179cm" fo:padding-left="0.304cm" fo:padding-right="0.304cm"/>
    </style:style>
    <style:style style:name="gr122"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5.142cm" fo:min-width="0cm" fo:padding-top="0.179cm" fo:padding-bottom="0.179cm" fo:padding-left="0.304cm" fo:padding-right="0.304cm"/>
    </style:style>
    <style:style style:name="gr123" style:family="graphic" style:parent-style-name="standard">
      <style:graphic-properties svg:stroke-width="0.1cm" svg:stroke-color="#666666" draw:marker-start-width="0.3cm" draw:marker-end-width="0.3cm" draw:stroke-linejoin="bevel" draw:fill="solid" draw:fill-color="#ff6633" draw:textarea-horizontal-align="center" draw:textarea-vertical-align="middle" draw:auto-grow-height="false" fo:min-height="0.642cm" fo:min-width="1.892cm" fo:padding-top="0.179cm" fo:padding-bottom="0.179cm" fo:padding-left="0.304cm" fo:padding-right="0.304cm"/>
    </style:style>
    <style:style style:name="gr124"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892cm" fo:padding-top="0.179cm" fo:padding-bottom="0.179cm" fo:padding-left="0.304cm" fo:padding-right="0.304cm"/>
    </style:style>
    <style:style style:name="gr125"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7.892cm" fo:padding-top="0.179cm" fo:padding-bottom="0.179cm" fo:padding-left="0.304cm" fo:padding-right="0.304cm"/>
    </style:style>
    <style:style style:name="gr126" style:family="graphic" style:parent-style-name="standard">
      <style:graphic-properties svg:stroke-width="0.1cm" svg:stroke-color="#ffff99" draw:marker-start-width="0.3cm" draw:marker-end-width="0.3cm" draw:stroke-linejoin="bevel" draw:fill="solid" draw:fill-color="#ff6633" draw:textarea-horizontal-align="right" draw:textarea-vertical-align="middle" draw:auto-grow-height="false" fo:min-height="0.142cm" fo:min-width="4.892cm" fo:padding-top="0.179cm" fo:padding-bottom="0.179cm" fo:padding-left="0.304cm" fo:padding-right="0.304cm"/>
    </style:style>
    <style:style style:name="gr127"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cm" fo:min-width="0.542cm" fo:padding-top="0.135cm" fo:padding-bottom="0.135cm" fo:padding-left="0.26cm" fo:padding-right="0.26cm"/>
    </style:style>
    <style:style style:name="gr128" style:family="graphic" style:parent-style-name="standard">
      <style:graphic-properties draw:fill-color="#000000" draw:textarea-horizontal-align="justify" draw:textarea-vertical-align="middle" draw:auto-grow-height="false" fo:min-height="0.07cm" fo:min-width="0cm"/>
    </style:style>
    <style:style style:name="gr129"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79cm" fo:min-width="0.33cm" fo:padding-top="0.135cm" fo:padding-bottom="0.135cm" fo:padding-left="0.26cm" fo:padding-right="0.26cm"/>
    </style:style>
    <style:style style:name="gr130"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2cm" fo:min-width="0.542cm" fo:padding-top="0.135cm" fo:padding-bottom="0.135cm" fo:padding-left="0.26cm" fo:padding-right="0.26cm"/>
    </style:style>
    <style:style style:name="gr131"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8cm" fo:min-width="0.33cm" fo:padding-top="0.135cm" fo:padding-bottom="0.135cm" fo:padding-left="0.26cm" fo:padding-right="0.26cm"/>
    </style:style>
    <style:style style:name="gr132"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1.23cm" fo:min-width="0.98cm" fo:padding-top="0.135cm" fo:padding-bottom="0.135cm" fo:padding-left="0.26cm" fo:padding-right="0.26cm"/>
    </style:style>
    <style:style style:name="gr133" style:family="graphic" style:parent-style-name="standard">
      <style:graphic-properties draw:fill-color="#000000" draw:textarea-horizontal-align="justify" draw:textarea-vertical-align="middle" draw:auto-grow-height="false" fo:min-height="0.71cm" fo:min-width="0.458cm"/>
    </style:style>
    <style:style style:name="gr134"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93cm" fo:min-width="0.679cm" fo:padding-top="0.135cm" fo:padding-bottom="0.135cm" fo:padding-left="0.26cm" fo:padding-right="0.26cm"/>
    </style:style>
    <style:style style:name="gr135"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1cm" fo:min-width="0.542cm" fo:padding-top="0.135cm" fo:padding-bottom="0.135cm" fo:padding-left="0.26cm" fo:padding-right="0.26cm"/>
    </style:style>
    <style:style style:name="gr136"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8cm" fo:min-width="0.328cm" fo:padding-top="0.135cm" fo:padding-bottom="0.135cm" fo:padding-left="0.26cm" fo:padding-right="0.26cm"/>
    </style:style>
    <style:style style:name="gr137"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0.892cm" fo:padding-top="0.179cm" fo:padding-bottom="0.179cm" fo:padding-left="0.304cm" fo:padding-right="0.304cm"/>
    </style:style>
    <style:style style:name="gr138"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0.392cm" fo:padding-top="0.179cm" fo:padding-bottom="0.179cm" fo:padding-left="0.304cm" fo:padding-right="0.304cm"/>
    </style:style>
    <style:style style:name="gr139"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642cm" fo:min-width="0cm" fo:padding-top="0.179cm" fo:padding-bottom="0.179cm" fo:padding-left="0.304cm" fo:padding-right="0.304cm"/>
    </style:style>
    <style:style style:name="gr140" style:family="graphic" style:parent-style-name="standard">
      <style:graphic-properties draw:stroke="none" draw:fill="none" draw:textarea-horizontal-align="justify" draw:textarea-vertical-align="middle" draw:auto-grow-height="false" fo:min-height="1.25cm" fo:min-width="1cm"/>
    </style:style>
    <style:style style:name="gr141"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48cm" fo:min-width="0.23cm" fo:padding-top="0.135cm" fo:padding-bottom="0.135cm" fo:padding-left="0.26cm" fo:padding-right="0.26cm"/>
    </style:style>
    <style:style style:name="gr142"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33cm" fo:min-width="0.08cm" fo:padding-top="0.135cm" fo:padding-bottom="0.135cm" fo:padding-left="0.26cm" fo:padding-right="0.26cm"/>
    </style:style>
    <style:style style:name="gr143"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0cm" fo:padding-top="0.179cm" fo:padding-bottom="0.179cm" fo:padding-left="0.304cm" fo:padding-right="0.304cm"/>
    </style:style>
    <style:style style:name="gr144"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0.892cm" fo:padding-top="0.179cm" fo:padding-bottom="0.179cm" fo:padding-left="0.304cm" fo:padding-right="0.304cm"/>
    </style:style>
    <style:style style:name="gr145"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4.892cm" fo:padding-top="0.179cm" fo:padding-bottom="0.179cm" fo:padding-left="0.304cm" fo:padding-right="0.304cm"/>
    </style:style>
    <style:style style:name="gr146"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2.392cm" fo:padding-top="0.179cm" fo:padding-bottom="0.179cm" fo:padding-left="0.304cm" fo:padding-right="0.304cm"/>
    </style:style>
    <style:style style:name="gr147" style:family="graphic" style:parent-style-name="standard">
      <style:graphic-properties svg:stroke-width="0.1cm" svg:stroke-color="#666666" draw:marker-start-width="0.3cm" draw:marker-end-width="0.3cm" draw:stroke-linejoin="bevel" draw:fill="solid" draw:fill-color="#94bd5e" draw:textarea-horizontal-align="right" draw:textarea-vertical-align="middle" draw:auto-grow-height="false" fo:min-height="0.642cm" fo:min-width="2.892cm" fo:padding-top="0.179cm" fo:padding-bottom="0.179cm" fo:padding-left="0.304cm" fo:padding-right="0.304cm"/>
    </style:style>
    <style:style style:name="gr148"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5.892cm" fo:padding-top="0.179cm" fo:padding-bottom="0.179cm" fo:padding-left="0.304cm" fo:padding-right="0.304cm"/>
    </style:style>
    <style:style style:name="gr149"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3.642cm" fo:min-width="0cm" fo:padding-top="0.179cm" fo:padding-bottom="0.179cm" fo:padding-left="0.304cm" fo:padding-right="0.304cm"/>
    </style:style>
    <style:style style:name="gr150"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7.392cm" fo:padding-top="0.179cm" fo:padding-bottom="0.179cm" fo:padding-left="0.304cm" fo:padding-right="0.304cm"/>
    </style:style>
    <style:style style:name="gr151"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1.142cm" fo:min-width="0cm" fo:padding-top="0.179cm" fo:padding-bottom="0.179cm" fo:padding-left="0.304cm" fo:padding-right="0.304cm"/>
    </style:style>
    <style:style style:name="gr152" style:family="graphic" style:parent-style-name="standard">
      <style:graphic-properties svg:stroke-width="0.1cm" svg:stroke-color="#666666" draw:marker-start-width="0.3cm" draw:marker-end-width="0.3cm" draw:stroke-linejoin="bevel" draw:fill="solid" draw:fill-color="#729fcf" draw:textarea-horizontal-align="center" draw:textarea-vertical-align="middle" draw:auto-grow-height="false" fo:min-height="0.642cm" fo:min-width="1.892cm" fo:padding-top="0.179cm" fo:padding-bottom="0.179cm" fo:padding-left="0.304cm" fo:padding-right="0.304cm"/>
    </style:style>
    <style:style style:name="gr153"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4.642cm" fo:min-width="0cm" fo:padding-top="0.179cm" fo:padding-bottom="0.179cm" fo:padding-left="0.304cm" fo:padding-right="0.304cm"/>
    </style:style>
    <style:style style:name="gr154"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7.892cm" fo:padding-top="0.179cm" fo:padding-bottom="0.179cm" fo:padding-left="0.304cm" fo:padding-right="0.304cm"/>
    </style:style>
    <style:style style:name="gr155" style:family="graphic" style:parent-style-name="standard">
      <style:graphic-properties svg:stroke-width="0.1cm" svg:stroke-color="#666666" draw:marker-start-width="0.3cm" draw:marker-end-width="0.3cm" draw:stroke-linejoin="bevel" draw:fill="solid" draw:fill-color="#99284c" draw:opacity="50%" draw:textarea-horizontal-align="center" draw:textarea-vertical-align="middle" draw:auto-grow-height="false" fo:min-height="9.642cm" fo:min-width="5.392cm" fo:padding-top="0.179cm" fo:padding-bottom="0.179cm" fo:padding-left="0.304cm" fo:padding-right="0.304cm" draw:shadow-opacity="50%"/>
    </style:style>
    <style:style style:name="P1" style:family="paragraph">
      <loext:graphic-properties draw:fill-color="#83caff"/>
      <style:text-properties style:font-name="Courier 10 Pitch" fo:font-size="10pt" style:font-size-asian="18pt" style:font-size-complex="18pt" style:font-weight-complex="normal"/>
    </style:style>
    <style:style style:name="P2" style:family="paragraph">
      <loext:graphic-properties draw:fill="none" draw:fill-color="#ffffff"/>
    </style:style>
    <style:style style:name="P3"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4" style:family="paragraph">
      <loext:graphic-properties draw:fill="none" draw:fill-color="#ffffff"/>
      <style:text-properties style:font-name="Courier 10 Pitch" fo:font-size="10pt" style:font-size-asian="18pt" style:font-size-complex="18pt" style:font-weight-complex="normal"/>
    </style:style>
    <style:style style:name="P5" style:family="paragraph">
      <loext:graphic-properties draw:fill-color="#c0c0c0"/>
      <style:text-properties fo:font-size="14pt" style:font-size-asian="18pt" style:font-size-complex="18pt" style:font-weight-complex="normal"/>
    </style:style>
    <style:style style:name="P6"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7" style:family="paragraph">
      <loext:graphic-properties draw:fill="solid" draw:fill-color="#333333"/>
      <style:paragraph-properties fo:text-align="center"/>
      <style:text-properties fo:font-size="9pt" fo:language="nl" fo:country="NL" style:font-weight-complex="normal"/>
    </style:style>
    <style:style style:name="P8" style:family="paragraph">
      <style:paragraph-properties fo:text-align="center"/>
    </style:style>
    <style:style style:name="P9" style:family="paragraph">
      <loext:graphic-properties draw:fill="solid" draw:fill-color="#729fcf"/>
      <style:paragraph-properties fo:text-align="center"/>
      <style:text-properties fo:font-size="9pt" fo:language="nl" fo:country="NL" style:font-weight-complex="normal"/>
    </style:style>
    <style:style style:name="P10" style:family="paragraph">
      <loext:graphic-properties draw:fill="solid" draw:fill-color="#ff0000" draw:opacity="20%"/>
      <style:paragraph-properties fo:text-align="center"/>
      <style:text-properties fo:font-size="24pt" fo:language="nl" fo:country="NL" style:font-size-asian="24pt" style:font-size-complex="24pt" style:font-weight-complex="normal"/>
    </style:style>
    <style:style style:name="P11"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12" style:family="paragraph">
      <loext:graphic-properties draw:fill="solid" draw:fill-color="#5c8526"/>
      <style:paragraph-properties fo:text-align="center"/>
      <style:text-properties fo:font-size="9pt" fo:language="nl" fo:country="NL" style:font-weight-complex="normal"/>
    </style:style>
    <style:style style:name="P13" style:family="paragraph">
      <loext:graphic-properties draw:fill="none"/>
      <style:paragraph-properties fo:text-align="center"/>
    </style:style>
    <style:style style:name="P14" style:family="paragraph">
      <loext:graphic-properties draw:fill="none" draw:fill-color="#cccccc"/>
      <style:paragraph-properties fo:text-align="center"/>
      <style:text-properties fo:language="nl" fo:country="NL"/>
    </style:style>
    <style:style style:name="P15" style:family="paragraph">
      <loext:graphic-properties draw:fill-color="#ffff66"/>
      <style:paragraph-properties fo:text-align="center"/>
      <style:text-properties fo:font-size="9pt"/>
    </style:style>
    <style:style style:name="P16" style:family="paragraph">
      <loext:graphic-properties draw:opacity="50%"/>
      <style:paragraph-properties fo:text-align="center"/>
      <style:text-properties fo:font-size="9pt"/>
    </style:style>
    <style:style style:name="P17" style:family="paragraph">
      <loext:graphic-properties draw:fill-color="#c0c0c0"/>
      <style:paragraph-properties fo:text-align="center"/>
      <style:text-properties fo:font-size="9pt"/>
    </style:style>
    <style:style style:name="P18" style:family="paragraph">
      <loext:graphic-properties draw:fill-color="#ff3333" draw:opacity="50%"/>
      <style:paragraph-properties fo:text-align="center"/>
      <style:text-properties fo:font-size="9pt"/>
    </style:style>
    <style:style style:name="P19" style:family="paragraph">
      <loext:graphic-properties draw:fill-color="#ffff99"/>
      <style:paragraph-properties fo:text-align="center"/>
      <style:text-properties fo:font-size="9pt"/>
    </style:style>
    <style:style style:name="P20" style:family="paragraph">
      <loext:graphic-properties draw:fill="none"/>
      <style:paragraph-properties fo:text-align="center"/>
      <style:text-properties fo:font-size="9pt"/>
    </style:style>
    <style:style style:name="P21" style:family="paragraph">
      <loext:graphic-properties draw:fill="none"/>
      <style:paragraph-properties fo:text-align="center"/>
      <style:text-properties fo:font-size="9pt" style:font-size-asian="18pt" style:font-size-complex="18pt" style:font-weight-complex="normal"/>
    </style:style>
    <style:style style:name="P22" style:family="paragraph">
      <loext:graphic-properties draw:fill-color="#99284c"/>
      <style:paragraph-properties fo:text-align="center"/>
      <style:text-properties fo:font-size="9pt" style:font-size-asian="18pt" style:font-size-complex="18pt" style:font-weight-complex="normal"/>
    </style:style>
    <style:style style:name="P23" style:family="paragraph">
      <loext:graphic-properties draw:fill-color="#b84747"/>
      <style:paragraph-properties fo:text-align="center"/>
      <style:text-properties fo:font-size="9pt" style:font-size-asian="18pt" style:font-size-complex="18pt" style:font-weight-complex="normal"/>
    </style:style>
    <style:style style:name="P24" style:family="paragraph">
      <loext:graphic-properties draw:fill="none" draw:fill-color="#ffffff"/>
      <style:paragraph-properties fo:text-align="center"/>
      <style:text-properties fo:font-size="9pt"/>
    </style:style>
    <style:style style:name="P25" style:family="paragraph">
      <loext:graphic-properties draw:fill="solid" draw:fill-color="#ffffff"/>
      <style:paragraph-properties fo:text-align="center"/>
      <style:text-properties fo:font-size="9pt"/>
    </style:style>
    <style:style style:name="P26" style:family="paragraph">
      <loext:graphic-properties draw:fill-color="#000000"/>
      <style:paragraph-properties fo:text-align="center"/>
    </style:style>
    <style:style style:name="P27" style:family="paragraph">
      <loext:graphic-properties draw:fill="none" draw:fill-color="#808080"/>
      <style:paragraph-properties fo:text-align="center"/>
      <style:text-properties fo:color="#ffffff" fo:font-size="12pt" style:font-size-asian="12pt" style:font-size-complex="12pt"/>
    </style:style>
    <style:style style:name="P28" style:family="paragraph">
      <loext:graphic-properties draw:fill-color="#ffffff"/>
      <style:paragraph-properties fo:text-align="center"/>
      <style:text-properties fo:font-size="12pt" style:font-size-asian="12pt" style:font-size-complex="12pt"/>
    </style:style>
    <style:style style:name="P29" style:family="paragraph">
      <loext:graphic-properties draw:fill="solid" draw:fill-color="#ffffff"/>
      <style:paragraph-properties fo:text-align="center"/>
    </style:style>
    <style:style style:name="P30" style:family="paragraph">
      <loext:graphic-properties draw:fill="solid" draw:fill-color="#ffffff"/>
      <style:paragraph-properties fo:text-align="center"/>
      <style:text-properties fo:color="#000000" fo:font-size="8pt" style:font-size-asian="8pt" style:font-size-complex="8pt"/>
    </style:style>
    <style:style style:name="P31" style:family="paragraph">
      <loext:graphic-properties draw:fill="none" draw:fill-color="#ffffff"/>
      <style:text-properties style:font-name="Liberation Sans1" fo:font-size="12pt" style:font-size-asian="12pt" style:font-size-complex="12pt" style:font-weight-complex="normal"/>
    </style:style>
    <style:style style:name="P32" style:family="paragraph">
      <loext:graphic-properties draw:fill-color="#000080"/>
      <style:text-properties style:font-name="Luxi Mono" fo:font-size="10pt" style:font-size-asian="10pt" style:font-size-complex="10pt" style:font-weight-complex="normal"/>
    </style:style>
    <style:style style:name="P33" style:family="paragraph">
      <loext:graphic-properties draw:fill="none"/>
    </style:style>
    <style:style style:name="P34" style:family="paragraph">
      <loext:graphic-properties draw:fill-color="#999999"/>
      <style:paragraph-properties fo:text-align="center"/>
    </style:style>
    <style:style style:name="P35" style:family="paragraph">
      <loext:graphic-properties draw:fill-color="#cccccc"/>
      <style:paragraph-properties fo:text-align="center"/>
    </style:style>
    <style:style style:name="P36" style:family="paragraph">
      <loext:graphic-properties draw:fill-color="#00b8ff" draw:opacity="50%"/>
      <style:paragraph-properties fo:text-align="center"/>
    </style:style>
    <style:style style:name="P37" style:family="paragraph">
      <loext:graphic-properties draw:fill-color="#ffffff"/>
      <style:paragraph-properties fo:text-align="center"/>
    </style:style>
    <style:style style:name="P38" style:family="paragraph">
      <loext:graphic-properties draw:fill-color="#ffff99"/>
      <style:paragraph-properties fo:text-align="center"/>
    </style:style>
    <style:style style:name="P39" style:family="paragraph">
      <loext:graphic-properties draw:fill="solid" draw:fill-color="#729fcf"/>
      <style:paragraph-properties fo:text-align="center"/>
      <style:text-properties fo:font-size="16pt" fo:language="nl" fo:country="NL" style:font-weight-complex="normal"/>
    </style:style>
    <style:style style:name="P40" style:family="paragraph">
      <loext:graphic-properties draw:fill-color="#99284c"/>
      <style:paragraph-properties fo:text-align="center"/>
      <style:text-properties fo:font-size="16pt" style:font-size-asian="24pt" style:font-size-complex="24pt" style:font-weight-complex="normal"/>
    </style:style>
    <style:style style:name="P41" style:family="paragraph">
      <loext:graphic-properties draw:fill-color="#b84747"/>
      <style:paragraph-properties fo:text-align="center"/>
      <style:text-properties fo:font-size="16pt" style:font-size-asian="18pt" style:font-size-complex="18pt" style:font-weight-complex="normal"/>
    </style:style>
    <style:style style:name="P42" style:family="paragraph">
      <loext:graphic-properties draw:fill="none"/>
      <style:paragraph-properties fo:text-align="center"/>
      <style:text-properties fo:font-size="16pt" style:font-size-asian="18pt" style:font-size-complex="18pt" style:font-weight-complex="normal"/>
    </style:style>
    <style:style style:name="P43" style:family="paragraph">
      <loext:graphic-properties draw:fill="none"/>
      <style:paragraph-properties fo:text-align="center"/>
      <style:text-properties fo:font-size="16pt" style:font-weight-complex="normal"/>
    </style:style>
    <style:style style:name="P44" style:family="paragraph">
      <loext:graphic-properties draw:fill="solid" draw:fill-color="#ff6633"/>
      <style:paragraph-properties fo:text-align="center"/>
      <style:text-properties fo:font-size="16pt" fo:language="nl" fo:country="NL" style:font-weight-complex="normal"/>
    </style:style>
    <style:style style:name="P45" style:family="paragraph">
      <loext:graphic-properties draw:fill="solid" draw:fill-color="#94bd5e"/>
      <style:paragraph-properties fo:text-align="center"/>
      <style:text-properties fo:font-size="16pt" fo:language="nl" fo:country="NL" style:font-weight-complex="normal"/>
    </style:style>
    <style:style style:name="P46" style:family="paragraph">
      <loext:graphic-properties draw:fill="none" draw:fill-color="#cccccc"/>
      <style:paragraph-properties fo:text-align="center"/>
      <style:text-properties fo:font-size="16pt" style:font-weight-complex="normal"/>
    </style:style>
    <style:style style:name="P47" style:family="paragraph">
      <loext:graphic-properties draw:fill="solid" draw:fill-color="#94bd5e"/>
      <style:paragraph-properties fo:text-align="center"/>
      <style:text-properties fo:font-size="16pt" fo:language="nl" fo:country="NL" style:font-size-asian="18pt" style:font-size-complex="18pt" style:font-weight-complex="normal"/>
    </style:style>
    <style:style style:name="P48" style:family="paragraph">
      <loext:graphic-properties draw:fill-color="#ff6633"/>
      <style:paragraph-properties fo:text-align="center"/>
      <style:text-properties fo:font-size="16pt" style:font-weight-complex="normal"/>
    </style:style>
    <style:style style:name="P49" style:family="paragraph">
      <loext:graphic-properties draw:fill="none" draw:fill-color="#e6e6e6"/>
      <style:paragraph-properties fo:text-align="center"/>
      <style:text-properties fo:font-size="16pt" fo:language="nl" fo:country="NL" style:font-weight-complex="normal"/>
    </style:style>
    <style:style style:name="P50" style:family="paragraph">
      <loext:graphic-properties draw:fill="solid" draw:fill-color="#eb613d"/>
      <style:paragraph-properties fo:text-align="center"/>
      <style:text-properties fo:font-size="16pt" fo:language="nl" fo:country="NL" style:font-weight-complex="normal"/>
    </style:style>
    <style:style style:name="P51" style:family="paragraph">
      <loext:graphic-properties draw:fill="solid" draw:fill-color="#c0c0c0" draw:opacity="50%"/>
      <style:paragraph-properties fo:text-align="center"/>
      <style:text-properties fo:font-size="16pt" style:font-weight-complex="normal"/>
    </style:style>
    <style:style style:name="P52" style:family="paragraph">
      <loext:graphic-properties draw:fill="none" draw:fill-color="#ffffff"/>
      <style:text-properties fo:font-size="16pt" style:font-weight-complex="normal"/>
    </style:style>
    <style:style style:name="P53" style:family="paragraph">
      <loext:graphic-properties draw:fill="solid" draw:fill-color="#e6e6e6"/>
      <style:text-properties fo:font-size="12pt" style:font-size-asian="18pt" style:font-size-complex="18pt" style:font-weight-complex="normal"/>
    </style:style>
    <style:style style:name="P54" style:family="paragraph">
      <loext:graphic-properties draw:fill="solid" draw:fill-color="#ff6633"/>
      <style:paragraph-properties fo:text-align="center"/>
      <style:text-properties fo:font-size="16pt" fo:language="nl" fo:country="NL" style:font-size-asian="18pt" style:font-size-complex="18pt" style:font-weight-complex="normal"/>
    </style:style>
    <style:style style:name="P55" style:family="paragraph">
      <loext:graphic-properties draw:fill="solid" draw:fill-color="#729fcf"/>
      <style:paragraph-properties fo:text-align="center"/>
      <style:text-properties fo:font-size="16pt" fo:language="nl" fo:country="NL" style:font-size-asian="18pt" style:font-size-complex="18pt" style:font-weight-complex="normal"/>
    </style:style>
    <style:style style:name="P56" style:family="paragraph">
      <loext:graphic-properties draw:fill="solid" draw:fill-color="#99284c" draw:opacity="50%"/>
      <style:paragraph-properties fo:text-align="center"/>
      <style:text-properties fo:font-size="16pt" fo:language="nl" fo:country="NL" style:font-weight-complex="normal"/>
    </style:style>
    <style:style style:name="T1" style:family="text">
      <style:text-properties style:font-name="Courier 10 Pitch" fo:font-size="10pt" style:font-size-asian="18pt" style:font-size-complex="18pt" style:font-weight-complex="normal"/>
    </style:style>
    <style:style style:name="T2" style:family="text">
      <style:text-properties fo:font-size="24pt" style:font-size-asian="24pt" style:font-size-complex="24pt"/>
    </style:style>
    <style:style style:name="T3" style:family="text">
      <style:text-properties style:text-outline="true" fo:font-size="18pt" fo:language="nl" fo:country="NL" style:font-size-asian="18pt" style:font-size-complex="18pt" style:font-weight-complex="normal"/>
    </style:style>
    <style:style style:name="T4" style:family="text">
      <style:text-properties fo:font-size="18pt" style:font-size-asian="18pt" style:font-size-complex="18pt"/>
    </style:style>
    <style:style style:name="T5" style:family="text">
      <style:text-properties style:font-name="Courier 10 Pitch" fo:font-size="10pt" fo:font-weight="bold" style:font-size-asian="18pt" style:font-weight-asian="bold" style:font-size-complex="18pt" style:font-weight-complex="bold"/>
    </style:style>
    <style:style style:name="T6" style:family="text">
      <style:text-properties style:font-name="Courier 10 Pitch" fo:font-size="10pt" style:text-underline-style="solid" style:text-underline-width="auto" style:text-underline-color="font-color" style:font-size-asian="18pt" style:font-size-complex="18pt" style:font-weight-complex="normal"/>
    </style:style>
    <style:style style:name="T7" style:family="text">
      <style:text-properties style:font-name="Courier 10 Pitch" fo:font-size="10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4pt" style:font-size-asian="18pt" style:font-size-complex="18pt" style:font-weight-complex="normal"/>
    </style:style>
    <style:style style:name="T9" style:family="text">
      <style:text-properties fo:font-size="18pt" fo:language="nl" fo:country="NL" style:font-size-asian="18pt" style:font-size-complex="18pt"/>
    </style:style>
    <style:style style:name="T10" style:family="text">
      <style:text-properties fo:font-size="24pt" fo:language="nl" fo:country="NL" style:font-weight-complex="normal"/>
    </style:style>
    <style:style style:name="T11" style:family="text">
      <style:text-properties fo:color="#000000" fo:font-size="24pt" fo:language="nl" fo:country="NL" style:font-size-asian="24pt" style:font-size-complex="24pt" style:font-weight-complex="normal"/>
    </style:style>
    <style:style style:name="T12" style:family="text">
      <style:text-properties fo:font-size="24pt" fo:language="nl" fo:country="NL" style:font-size-asian="24pt" style:font-size-complex="24pt" style:font-weight-complex="normal"/>
    </style:style>
    <style:style style:name="T13" style:family="text">
      <style:text-properties fo:font-size="9pt" style:font-size-asian="18pt" style:font-size-complex="18pt" style:font-weight-complex="normal"/>
    </style:style>
    <style:style style:name="T14" style:family="text">
      <style:text-properties fo:font-size="9pt"/>
    </style:style>
    <style:style style:name="T15" style:family="text">
      <style:text-properties fo:color="#ffffff"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0pt" style:font-size-asian="10pt" style:font-size-complex="10pt"/>
    </style:style>
    <style:style style:name="T18" style:family="text">
      <style:text-properties fo:color="#000000" fo:font-size="8pt" style:font-size-asian="8pt" style:font-size-complex="8pt"/>
    </style:style>
    <style:style style:name="T19" style:family="text">
      <style:text-properties style:font-name="Liberation Sans1" fo:font-size="12pt" style:font-size-asian="12pt" style:font-size-complex="12pt" style:font-weight-complex="normal"/>
    </style:style>
    <style:style style:name="T20" style:family="text">
      <style:text-properties style:font-name="Luxi Mono" fo:font-size="10pt" style:font-size-asian="10pt" style:font-size-complex="10pt" style:font-weight-complex="normal"/>
    </style:style>
    <style:style style:name="T21" style:family="text">
      <style:text-properties fo:font-size="24pt" style:font-size-asian="24pt" style:font-size-complex="24pt" style:font-weight-complex="normal"/>
    </style:style>
    <style:style style:name="T22" style:family="text">
      <style:text-properties fo:font-size="16pt" fo:language="nl" fo:country="NL" style:font-weight-complex="normal"/>
    </style:style>
    <style:style style:name="T23" style:family="text">
      <style:text-properties fo:font-size="18pt" fo:language="nl" fo:country="NL" style:font-size-asian="18pt" style:font-size-complex="18pt" style:font-weight-complex="normal"/>
    </style:style>
    <style:style style:name="T24" style:family="text">
      <style:text-properties fo:font-size="16pt" style:font-weight-complex="normal"/>
    </style:style>
    <style:style style:name="T25" style:family="text">
      <style:text-properties fo:font-size="12pt" style:font-size-asian="18pt" style:font-size-complex="18pt" style:font-weight-complex="normal"/>
    </style:style>
    <style:style style:name="T26" style:family="text">
      <style:text-properties fo:font-size="16pt" fo:language="nl" fo:country="NL" style:font-size-asian="18pt"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26.5cm" svg:height="20cm" svg:x="14.5cm" svg:y="7.5cm">
          <draw:text-box>
            <text:p><text:span text:style-name="T1"/></text:p>
            <text:p><text:span text:style-name="T1">## Ruimtes en omgeving </text:span></text:p>
            <text:p><text:span text:style-name="T1"/></text:p>
            <text:p><text:span text:style-name="T1">| ruimte | naam <text:s text:c="6"/>| <text:s/>lengte m | breedte m | <text:s/>hoogte m | volume m³ | w.cap MJ/K | vloer, W/K | plafd, W/K | temp. °C |</text:span></text:p>
            <text:p><text:span text:style-name="T1">| ------ | ---------- | --------- | --------- | --------- | --------- | ---------- | ---------- | ---------- | -------- |</text:span></text:p>
            <text:p><text:span text:style-name="T1">| <text:s text:c="5"/>0 | zonnecol. <text:s/>| <text:s text:c="4"/>0 <text:s text:c="4"/>| <text:s text:c="4"/>0 <text:s text:c="4"/>| <text:s text:c="4"/>0 <text:s text:c="4"/>| <text:s text:c="6"/>0 <text:s text:c="2"/>| <text:s text:c="7"/>0 <text:s text:c="2"/>| <text:s text:c="7"/>0 <text:s text:c="2"/>| <text:s text:c="7"/>0 <text:s text:c="2"/>| <text:s text:c="4"/>90.0 |</text:span></text:p>
            <text:p><text:span text:style-name="T1">| <text:s text:c="5"/>1 | electra <text:s text:c="3"/>| <text:s text:c="4"/>0 <text:s text:c="4"/>| <text:s text:c="4"/>0 <text:s text:c="4"/>| <text:s text:c="4"/>0 <text:s text:c="4"/>| <text:s text:c="6"/>0 <text:s text:c="2"/>| <text:s text:c="7"/>0 <text:s text:c="2"/>| <text:s text:c="7"/>0 <text:s text:c="2"/>| <text:s text:c="7"/>0 <text:s text:c="2"/>| <text:s text:c="7"/>- |</text:span></text:p>
            <text:p><text:span text:style-name="T1">| <text:s text:c="5"/>2 | buiten <text:s text:c="4"/>| <text:s text:c="4"/>0 <text:s text:c="4"/>| <text:s text:c="4"/>0 <text:s text:c="4"/>| <text:s text:c="4"/>0 <text:s text:c="4"/>| <text:s text:c="6"/>0 <text:s text:c="2"/>| <text:s text:c="7"/>0 <text:s text:c="2"/>| <text:s text:c="6"/>99.2 | <text:s text:c="7"/>0 <text:s text:c="2"/>| <text:s text:c="5"/>9.0 |</text:span></text:p>
            <text:p><text:span text:style-name="T1">| <text:s text:c="5"/>3 | bodem <text:s text:c="5"/>| <text:s text:c="3"/>28.000 | <text:s text:c="3"/>15.000 | <text:s text:c="3"/>20.000 | <text:s text:c="3"/>8400.0 | <text:s text:c="3"/>22680.0 | <text:s text:c="7"/>0 <text:s text:c="2"/>| <text:s text:c="4"/>1323.6 | <text:s text:c="5"/>9.0 |</text:span></text:p>
            <text:p><text:span text:style-name="T1">| <text:s text:c="5"/>4 | woning v1 <text:s/>| <text:s text:c="4"/>8.000 | <text:s text:c="4"/>8.400 | <text:s text:c="4"/>2.400 | <text:s text:c="4"/>161.2 | <text:s text:c="6"/>56.4 | <text:s text:c="6"/>16.8 | <text:s text:c="5"/>345.5 | <text:s text:c="5"/>9.0 |</text:span></text:p>
            <text:p><text:span text:style-name="T1">| <text:s text:c="5"/>5 | buffer v1 <text:s/>| <text:s text:c="4"/>2.000 | <text:s text:c="4"/>6.000 | <text:s text:c="5"/>.100 | <text:s text:c="6"/>1.2 | <text:s text:c="7"/>5.0 | <text:s text:c="5"/>300.0 | <text:s text:c="7"/>0 <text:s text:c="2"/>| <text:s text:c="5"/>9.0 |</text:span></text:p>
            <text:p><text:span text:style-name="T1">| <text:s text:c="5"/>6 | woning bg <text:s/>| <text:s text:c="3"/>13.200 | <text:s text:c="4"/>8.400 | <text:s text:c="4"/>3.000 | <text:s text:c="4"/>332.1 | <text:s text:c="5"/>116.4 | <text:s text:c="5"/>522.2 | <text:s text:c="6"/>71.2 | <text:s text:c="5"/>9.0 |</text:span></text:p>
            <text:p><text:span text:style-name="T1">| <text:s text:c="5"/>7 | buffer1 <text:s text:c="3"/>| <text:s text:c="3"/>12.400 | <text:s text:c="4"/>7.600 | <text:s text:c="5"/>.300 | <text:s text:c="5"/>24.1 | <text:s text:c="6"/>65.3 | <text:s text:c="6"/>30.1 | <text:s text:c="5"/>471.6 | <text:s text:c="5"/>9.0 |</text:span></text:p>
            <text:p><text:span text:style-name="T1">| <text:s text:c="5"/>8 | buffer23 <text:s text:c="2"/>| <text:s text:c="4"/>9.200 | <text:s text:c="4"/>5.200 | <text:s text:c="4"/>1.300 | <text:s text:c="5"/>52.3 | <text:s text:c="5"/>141.2 | <text:s text:c="6"/>20.8 | <text:s text:c="6"/>15.9 | <text:s text:c="5"/>9.0 |</text:span></text:p>
            <text:p><text:span text:style-name="T1">| <text:s text:c="5"/>9 | boiler <text:s text:c="4"/>| <text:s text:c="4"/>1.900 | <text:s text:c="5"/>.397 | <text:s text:c="5"/>.397 | <text:s text:c="7"/>.3 | <text:s text:c="7"/>1.2 | <text:s text:c="8"/>.7 | <text:s text:c="7"/>0 <text:s text:c="2"/>| <text:s text:c="5"/>9.0 |</text:span></text:p>
            <text:p><text:span text:style-name="T1">| <text:s text:c="4"/>10 | kelder <text:s text:c="4"/>| <text:s text:c="4"/>3.400 | <text:s text:c="4"/>3.000 | <text:s text:c="4"/>2.100 | <text:s text:c="5"/>21.4 | <text:s text:c="7"/>7.4 | <text:s text:c="7"/>9.0 | <text:s text:c="6"/>51.0 | <text:s text:c="5"/>9.0 |</text:span></text:p>
            <text:p><text:span text:style-name="T1">| <text:s text:c="4"/>11 | buffer4 <text:s text:c="3"/>| <text:s text:c="3"/>13.200 | <text:s text:c="4"/>8.400 | <text:s text:c="4"/>1.500 | <text:s text:c="5"/>81.1 | <text:s text:c="5"/>219.0 | <text:s text:c="4"/>1307.5 | <text:s text:c="6"/>27.4 | <text:s text:c="5"/>9.0 |</text:span></text:p>
            <text:p><text:span text:style-name="T1"/></text:p>
            <text:p><text:span text:style-name="T1">## Muren, daken, ramen, vloeren </text:span></text:p>
            <text:p><text:span text:style-name="T1"/></text:p>
            <text:p><text:span text:style-name="T1">| Vlak | Ruimte A <text:s text:c="2"/>| Ruimte B <text:s text:c="2"/>| Dikte (m) | Massa (kg) | w.cap MJ/K | Lambda | Uw (W/Km²) | Oppervlakte | <text:s/>P/T (W/K) |</text:span></text:p>
            <text:p><text:span text:style-name="T1">| ---- | ---------- | ---------- | --------- | ---------- | ---------- | ------ | ---------- | ----------- | ---------- |</text:span></text:p>
            <text:p><text:span text:style-name="T1">| <text:s text:c="3"/>0 | buiten <text:s text:c="4"/>| woning bg <text:s/>| <text:s text:c="5"/>.387 | <text:s text:c="5"/>14852 | <text:s text:c="6"/>27.5 | <text:s text:c="2"/>.075 | <text:s text:c="6"/>.193 | <text:s text:c="4"/>141.870 | <text:s text:c="4"/>27.441 |</text:span></text:p>
            <text:p><text:span text:style-name="T1">| <text:s text:c="3"/>1 | buiten <text:s text:c="4"/>| woning v1 <text:s/>| <text:s text:c="5"/>.387 | <text:s text:c="5"/>15173 | <text:s text:c="6"/>28.0 | <text:s text:c="2"/>.075 | <text:s text:c="6"/>.193 | <text:s text:c="4"/>144.930 | <text:s text:c="4"/>28.032 |</text:span></text:p>
            <text:p><text:span text:style-name="T1">| <text:s text:c="3"/>2 | buiten <text:s text:c="4"/>| woning bg <text:s/>| <text:s text:c="5"/>.100 | <text:s text:c="6"/>2310 | <text:s text:c="7"/>2.3 | <text:s text:c="2"/>.100 | <text:s text:c="5"/>1.000 | <text:s text:c="5"/>23.100 | <text:s text:c="4"/>23.100 |</text:span></text:p>
            <text:p><text:span text:style-name="T1">| <text:s text:c="3"/>3 | buiten <text:s text:c="4"/>| woning v1 <text:s/>| <text:s text:c="5"/>.100 | <text:s text:c="6"/>1540 | <text:s text:c="7"/>1.5 | <text:s text:c="2"/>.100 | <text:s text:c="5"/>1.000 | <text:s text:c="5"/>15.400 | <text:s text:c="4"/>15.400 |</text:span></text:p>
            <text:p><text:span text:style-name="T1">| <text:s text:c="3"/>4 | woning v1 <text:s/>| woning bg <text:s/>| <text:s text:c="5"/>.300 | <text:s text:c="6"/>5443 | <text:s text:c="6"/>10.0 | <text:s text:c="2"/>.075 | <text:s text:c="6"/>.250 | <text:s text:c="5"/>67.200 | <text:s text:c="4"/>16.800 |</text:span></text:p>
            <text:p><text:span text:style-name="T1">| <text:s text:c="3"/>5 | woning bg <text:s/>| buffer1 <text:s text:c="3"/>| <text:s text:c="5"/>.200 | <text:s text:c="5"/>45235 | <text:s text:c="6"/>41.6 | <text:s/>1.000 | <text:s text:c="5"/>5.000 | <text:s text:c="5"/>94.240 | <text:s text:c="3"/>471.200 |</text:span></text:p>
            <text:p><text:span text:style-name="T1">| <text:s text:c="3"/>6 | woning bg <text:s/>| kelder <text:s text:c="4"/>| <text:s text:c="5"/>.200 | <text:s text:c="6"/>4896 | <text:s text:c="7"/>4.5 | <text:s/>1.000 | <text:s text:c="5"/>5.000 | <text:s text:c="5"/>10.200 | <text:s text:c="4"/>51.000 |</text:span></text:p>
            <text:p><text:span text:style-name="T1">| <text:s text:c="3"/>7 | buffer1 <text:s text:c="3"/>| bodem <text:s text:c="5"/>| <text:s text:c="5"/>.500 | <text:s text:c="6"/>1848 | <text:s text:c="7"/>0 <text:s text:c="2"/>| <text:s text:c="2"/>.057 | <text:s text:c="6"/>.114 | <text:s text:c="5"/>12.000 | <text:s text:c="5"/>1.377 |</text:span></text:p>
            <text:p><text:span text:style-name="T1">| <text:s text:c="3"/>8 | buffer4 <text:s text:c="3"/>| bodem <text:s text:c="5"/>| <text:s text:c="5"/>.100 | <text:s text:c="5"/>15552 | <text:s text:c="6"/>14.3 | <text:s/>2.000 | <text:s text:c="4"/>20.000 | <text:s text:c="5"/>64.800 | <text:s text:c="2"/>1296.000 |</text:span></text:p>
            <text:p><text:span text:style-name="T1">| <text:s text:c="3"/>9 | buffer23 <text:s text:c="2"/>| buffer4 <text:s text:c="3"/>| <text:s text:c="5"/>.400 | <text:s text:c="6"/>8320 | <text:s text:c="7"/>8.3 | <text:s text:c="2"/>.100 | <text:s text:c="6"/>.250 | <text:s text:c="5"/>41.600 | <text:s text:c="4"/>10.400 |</text:span></text:p>
            <text:p><text:span text:style-name="T1">| <text:s text:c="2"/>10 | kelder <text:s text:c="4"/>| bodem <text:s text:c="5"/>| <text:s text:c="5"/>.200 | <text:s text:c="7"/>327 | <text:s text:c="7"/>0 <text:s text:c="2"/>| <text:s text:c="2"/>.051 | <text:s text:c="6"/>.259 | <text:s text:c="6"/>6.300 | <text:s text:c="5"/>1.633 |</text:span></text:p>
            <text:p><text:span text:style-name="T1">| <text:s text:c="2"/>11 | kelder <text:s text:c="4"/>| buffer4 <text:s text:c="3"/>| <text:s text:c="5"/>.400 | <text:s text:c="6"/>1380 | <text:s text:c="7"/>1.3 | <text:s text:c="2"/>.100 | <text:s text:c="6"/>.250 | <text:s text:c="6"/>6.900 | <text:s text:c="5"/>1.725 |</text:span></text:p>
            <text:p><text:span text:style-name="T1">| <text:s text:c="2"/>12 | kelder <text:s text:c="4"/>| buffer23 <text:s text:c="2"/>| <text:s text:c="5"/>.400 | <text:s text:c="6"/>2028 | <text:s text:c="7"/>2.0 | <text:s text:c="2"/>.100 | <text:s text:c="6"/>.250 | <text:s text:c="5"/>10.140 | <text:s text:c="5"/>2.535 |</text:span></text:p>
            <text:p><text:span text:style-name="T1">| <text:s text:c="2"/>13 | kelder <text:s text:c="4"/>| buffer1 <text:s text:c="3"/>| <text:s text:c="5"/>.500 | <text:s text:c="7"/>654 | <text:s text:c="7"/>0 <text:s text:c="2"/>| <text:s text:c="2"/>.072 | <text:s text:c="6"/>.145 | <text:s text:c="6"/>3.240 | <text:s text:c="6"/>.472 |</text:span></text:p>
            <text:p><text:span text:style-name="T1">| <text:s text:c="2"/>14 | boiler <text:s text:c="4"/>| woning bg <text:s/>| <text:s text:c="5"/>.100 | <text:s text:c="9"/>4 | <text:s text:c="7"/>0 <text:s text:c="2"/>| <text:s text:c="2"/>.035 | <text:s text:c="6"/>.350 | <text:s text:c="6"/>2.143 | <text:s text:c="6"/>.750 |</text:span></text:p>
            <text:p><text:span text:style-name="T1">| <text:s text:c="2"/>15 | buffer1 <text:s text:c="3"/>| buffer4 <text:s text:c="3"/>| <text:s text:c="5"/>.300 | <text:s text:c="6"/>6912 | <text:s text:c="7"/>6.9 | <text:s text:c="2"/>.100 | <text:s text:c="6"/>.333 | <text:s text:c="5"/>46.080 | <text:s text:c="4"/>15.360 |</text:span></text:p>
            <text:p><text:span text:style-name="T1">| <text:s text:c="2"/>16 | buffer1 <text:s text:c="3"/>| buffer23 <text:s text:c="2"/>| <text:s text:c="5"/>.300 | <text:s text:c="6"/>6036 | <text:s text:c="7"/>6.0 | <text:s text:c="2"/>.100 | <text:s text:c="6"/>.333 | <text:s text:c="5"/>40.240 | <text:s text:c="4"/>13.413 |</text:span></text:p>
            <text:p><text:span text:style-name="T1">| <text:s text:c="2"/>17 | buffer4 <text:s text:c="3"/>| bodem <text:s text:c="5"/>| <text:s text:c="5"/>.400 | <text:s text:c="6"/>9216 | <text:s text:c="7"/>9.2 | <text:s text:c="2"/>.100 | <text:s text:c="6"/>.250 | <text:s text:c="5"/>46.080 | <text:s text:c="4"/>11.520 |</text:span></text:p>
            <text:p><text:span text:style-name="T1">| <text:s text:c="2"/>18 | buffer23 <text:s text:c="2"/>| bodem <text:s text:c="5"/>| <text:s text:c="5"/>.200 | <text:s text:c="6"/>2092 | <text:s text:c="7"/>0 <text:s text:c="2"/>| <text:s text:c="2"/>.051 | <text:s text:c="6"/>.259 | <text:s text:c="5"/>40.240 | <text:s text:c="4"/>10.432 |</text:span></text:p>
            <text:p><text:span text:style-name="T1">| <text:s text:c="2"/>19 | kelder <text:s text:c="4"/>| bodem <text:s text:c="5"/>| <text:s text:c="5"/>.200 | <text:s text:c="7"/>530 | <text:s text:c="7"/>0 <text:s text:c="2"/>| <text:s text:c="2"/>.051 | <text:s text:c="6"/>.259 | <text:s text:c="5"/>10.200 | <text:s text:c="5"/>2.644 |</text:span></text:p>
            <text:p><text:span text:style-name="T1">| <text:s text:c="2"/>20 | buffer v1 <text:s/>| woning v1 <text:s/>| <text:s text:c="5"/>.020 | <text:s text:c="7"/>400 | <text:s text:c="8"/>.4 | <text:s text:c="2"/>.300 | <text:s text:c="4"/>15.000 | <text:s text:c="5"/>20.000 | <text:s text:c="3"/>300.000 |</text:span></text:p>
            <text:p><text:span text:style-name="T1">| <text:s text:c="2"/>21 | buiten <text:s text:c="4"/>| woning v1 <text:s/>| <text:s text:c="3"/>20.000 | <text:s text:c="6"/>3199 | <text:s text:c="5"/>248.0 | <text:s text:c="2"/>.340 | <text:s text:c="6"/>.017 | <text:s text:c="4"/>124.000 | <text:s text:c="5"/>2.108 |</text:span></text:p>
            <text:p><text:span text:style-name="T1">| <text:s text:c="2"/>22 | buiten <text:s text:c="4"/>| woning bg <text:s/>| <text:s text:c="3"/>20.000 | <text:s text:c="6"/>4798 | <text:s text:c="5"/>372.0 | <text:s text:c="2"/>.340 | <text:s text:c="6"/>.017 | <text:s text:c="4"/>186.000 | <text:s text:c="5"/>3.162 |</text:span></text:p>
            <text:p><text:span text:style-name="T1"/></text:p>
          </draw:text-box>
        </draw:frame>
        <draw:frame draw:style-name="gr2" draw:text-style-name="P2" draw:layer="layout" svg:width="40cm" svg:height="6.5cm" svg:x="1cm" svg:y="1cm">
          <draw:text-box>
            <text:p><text:span text:style-name="T2">Uitgangswaardes voor de berekeningen in de simulatie</text:span></text:p>
            <text:p/>
            <text:p>In de onderstaande tabellen staan de uitgangswaarden voor de berekening van de de warmtetransmissie, de energieopwekking via de zonnecollectoren en het electriciteitsverbruik voor de warmtepomp en de circulatiepompen. Voor de woning is een constante streeftemperatuur van 20 °C aangehouden. De slaapkamers op de bovenverdieping mogen koeler zijn, daar wordt 17 à 18 °C als comfortabel gehanteerd. Als energie naar een ruimte toestroomt dan wordt dit als genoteerd als een positief vermogen. Opbrengst van de zonnecollectoren en het verbruik van electriciteit zijn daarom zichtbaar als negatief vermogen.</text:p>
          </draw:text-box>
        </draw:frame>
        <draw:frame draw:style-name="gr3" draw:text-style-name="P1" draw:layer="layout" svg:width="12cm" svg:height="12cm" svg:x="1cm" svg:y="7.5cm">
          <draw:text-box>
            <text:p><text:span text:style-name="T1"># Uitgangswaarden woning1 en omgeving <text:s/></text:span></text:p>
            <text:p><text:span text:style-name="T1"/></text:p>
            <text:p><text:span text:style-name="T1">| ------------------------------------- | ---------- |</text:span></text:p>
            <text:p><text:span text:style-name="T1">| Streeftemperatuur woning1, °C <text:s text:c="8"/>| <text:s text:c="5"/>20.00 |</text:span></text:p>
            <text:p><text:span text:style-name="T1">| Temperatuur bodem constant, °C <text:s text:c="7"/>| <text:s text:c="6"/>9.00 |</text:span></text:p>
            <text:p><text:span text:style-name="T1">| Streeftemperatuur boiler, °C <text:s text:c="9"/>| <text:s text:c="5"/>10.00 |</text:span></text:p>
            <text:p><text:span text:style-name="T1">| Warmtecapaciteit woning, kJ/Km³ <text:s text:c="6"/>| <text:s text:c="4"/>350.00 |</text:span></text:p>
            <text:p><text:span text:style-name="T1">| Warmtecapaciteit water/granul, kJ/Km³ | <text:s text:c="3"/>2700.00 |</text:span></text:p>
            <text:p><text:span text:style-name="T1">| Lambda isolerend schuimbeton 500kg/m³ | <text:s text:c="7"/>.10 |</text:span></text:p>
            <text:p><text:span text:style-name="T1">| Lambda zwaar schuimbeton 1000kg/m³ <text:s text:c="3"/>| <text:s text:c="7"/>.30 |</text:span></text:p>
            <text:p><text:span text:style-name="T1">| Lambda muren/dak hennepbeton 270kg/m³ | <text:s text:c="7"/>.60 |</text:span></text:p>
            <text:p><text:span text:style-name="T1">| Uw ramen/deuren <text:s text:c="22"/>| <text:s text:c="6"/>1.00 |</text:span></text:p>
            <text:p><text:span text:style-name="T1">| Dagelijks verbruik warm tapwater, kWh | <text:s text:c="6"/>0 <text:s text:c="3"/>|</text:span></text:p>
            <text:p><text:span text:style-name="T1">| Bruto zonnestraling per jaar, MJ /m² <text:s/>| <text:s text:c="3"/>3488.36 |</text:span></text:p>
            <text:p><text:span text:style-name="T1">| Apertuuroppervlakte collectors, m² <text:s text:c="3"/>| <text:s text:c="5"/>15.00 |</text:span></text:p>
            <text:p><text:span text:style-name="T1">| Rendement collectors, % <text:s text:c="14"/>| <text:s text:c="5"/>80.00 |</text:span></text:p>
            <text:p><text:span text:style-name="T1">| Gemiddeld vermogen collectors, W <text:s text:c="5"/>| <text:s text:c="3"/>1326.50 |</text:span></text:p>
            <text:p><text:span text:style-name="T1">| Jaaropbrengst collectors, GJ <text:s text:c="9"/>| <text:s text:c="5"/>41.86 |</text:span></text:p>
            <text:p><text:span text:style-name="T1">| Oppervlakte muren, dak, ramen, m² <text:s text:c="4"/>| <text:s text:c="4"/>325.30 |</text:span></text:p>
            <text:p><text:span text:style-name="T1">| Oppervlakte ramen en deuren, m² <text:s text:c="6"/>| <text:s text:c="5"/>38.50 |</text:span></text:p>
            <text:p><text:span text:style-name="T1">| Ventilatiedebiet, m³/h <text:s text:c="15"/>| <text:s text:c="4"/>310.00 |</text:span></text:p>
            <text:p><text:span text:style-name="T1">| Rendement balansventilatie, % <text:s text:c="8"/>| <text:s text:c="5"/>95.00 |</text:span></text:p>
            <text:p><text:span text:style-name="T1">| Maximum vermogen warmtepomp, W <text:s text:c="7"/>| <text:s text:c="3"/>4000.00 |</text:span></text:p>
            <text:p><text:span text:style-name="T1">| Systeemrendement warmtepomp, % <text:s text:c="7"/>| <text:s text:c="5"/>60.00 |</text:span></text:p>
            <text:p><text:span text:style-name="T1">| COP 0/35 warmtepomp, W/W <text:s text:c="13"/>| <text:s text:c="6"/>4.68 | </text:span></text:p>
            <text:p><text:span text:style-name="T1"/></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page>
      <draw:page draw:name="page2" draw:style-name="dp1" draw:master-page-name="Default">
        <draw:frame draw:style-name="gr5" draw:text-style-name="P2" draw:layer="layout" svg:width="32cm" svg:height="27.511cm" svg:x="9cm" svg:y="1cm">
          <draw:text-box>
            <text:p><text:span text:style-name="T2">Berekeningswijze Simulaties</text:span></text:p>
            <text:p/>
            <text:p><text:span text:style-name="T4">Gedurende het verloop van het jaar veranderen de temperatuur van zowel de buitenlucht als van de onderdelen van de woning. Het temperatuurverloop buiten wordt in de simulatie berekend aan de hand van tabellen van de KNMI, net zoals de globale zonnestraling afhankelijk van de het uur van de dag en de maand van het jaar. De temperatuur van de woning wordt bepaald door de warmtetransmissie per scheidingsconstructie te berekenen, en de warmteverplaatsing via circulatiepompen en de warmtepomp. Het energieverlies via (balans)ventilatie wordt gelijkwaardig behandeld als een buitenmuur, daar deze ook een warmteoverdracht heeft die evenredig is met het temperatuursverschil tussen woning en buitenlucht. Voor elke gesimuleerde drie minuten wordt een berekening uitgevoerd:</text:span></text:p>
            <text:p><text:span text:style-name="T4"/></text:p>
            <text:list text:style-name="L2">
              <text:list-item>
                <text:p><text:span text:style-name="T4">De warmtetransmissies via de scheidingsconstructies: temperatuursverschil × Uw</text:span></text:p>
              </text:list-item>
              <text:list-item>
                <text:p><text:span text:style-name="T4">De gewenste regeltemperatuur van de de buffers: afhankelijk van gekozen regeling. De temperatuur van buffer1 wordt in elk geval zodanig gekozen, dat de warmtetransmissie vanuit buffer1 naar de woning de overige warmtetransmissies zo goed mogelijk compenseert. In de zomer resulteert dit in een buffertemperatuur van iets onder de 20 °C, in de winter kan de buffertemperatuur oplopen tot boven de 25 °C.</text:span></text:p>
              </text:list-item>
              <text:list-item>
                <text:p><text:span text:style-name="T4">Het vereiste vermogen voor het behalen van de gewenste temperatuur in een bepaalde tijdsspanne: afhankelijk van regeling</text:span></text:p>
              </text:list-item>
              <text:list-item>
                <text:p><text:span text:style-name="T4">De vereist waterverplaatsing via circulatie danwel warmtepomp: afhankelijk van het volume van de buffers en het temperatuurverschil tussen de buffers</text:span></text:p>
              </text:list-item>
              <text:list-item>
                <text:p><text:span text:style-name="T4">Begrenzing van de waterverplaatsing: gegeven door de capaciteit van circulatiepompen en warmtepomp</text:span></text:p>
              </text:list-item>
              <text:list-item>
                <text:p><text:span text:style-name="T4">Feitelijke warmtestroom als gevolg van de waterverplaatsing: afhankelijk van de snelheid van het water en het temperatuursverschil tussen buffer en circulerend water</text:span></text:p>
              </text:list-item>
              <text:list-item>
                <text:p><text:span text:style-name="T4">Energieverbruik van de circulatiepomp en circulatiepomp: afhankelijk van de snelheid van het water, pompvermogen afhankelijk van hoogteverschil, tegendruk en pompsnelheid, en de COP afhankelijk van temperatuursverschillen.</text:span></text:p>
              </text:list-item>
            </text:list>
            <text:p><text:span text:style-name="T4"><text:s/></text:span></text:p>
            <text:p><text:span text:style-name="T4">De totale warmtestromen per ruimte wordt berekend in W, en vermenigvulding met het aantal secondes tussen twee berekeningen, dus 180s. Dit levert een toename danwel afname van de hoeveelheid opgeslagen energie in de ruimte op, en afhankelijk van de warmtecapaciteit van de ruimte een evenredige verandering van de temperatuur van die ruimte.</text:span></text:p>
            <text:p><text:span text:style-name="T4"/></text:p>
            <text:p><text:span text:style-name="T4">De buitentemperatuur wordt als een extern gegeven beschouwd, niet beïnvloedbaar door het gedrag van de woning. De temperatuur van de bodem is echter wel beinvloedbaar, en langdurige afvoeren van warmte kan leiden tot overmatige afkoeling van de bodem. Om het effect van de warmteregeling van de woning op de bodem te meten, wordt de bodem beschouwd als een grote ruimte gevuld met nat zand (8400 kubieke meter), waarin de warmtetransmissie vanuit de woning via het fundament wordt meeberekend, en leidt tot een temperatuursverandering zoals in de de woning zelf.</text:span></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page>
      <draw:page draw:name="page3" draw:style-name="dp1" draw:master-page-name="Default">
        <draw:frame draw:style-name="gr6" draw:text-style-name="P4" draw:layer="layout" svg:width="12cm" svg:height="2.5cm" svg:x="1cm" svg:y="1cm">
          <draw:text-box>
            <text:p>Resultaat simulatie:</text:p>
            <text:p><text:s text:c="2"/>- gematigde zomer en winter</text:p>
            <text:p><text:s text:c="2"/>- zonder gebruik van warm tapwater</text:p>
          </draw:text-box>
        </draw:frame>
        <draw:frame draw:style-name="gr7" draw:text-style-name="P1" draw:layer="layout" svg:width="30cm" svg:height="8cm" svg:x="1cm" svg:y="4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86.4 | <text:s text:c="6"/></text:span><text:span text:style-name="T5">-40.59</text:span><text:span text:style-name="T1"> | <text:s text:c="4"/>-11276.5 | <text:s/>-2480.83 | <text:s text:c="5"/>26 | <text:s text:c="4"/>156 | <text:s text:c="3"/>0 <text:s text:c="2"/>| <text:s text:c="3"/>0 <text:s text:c="2"/>| <text:s text:c="2"/>90.0 | <text:s text:c="2"/>90.0 |</text:span></text:p>
            <text:p><text:span text:style-name="T1">| <text:s text:c="5"/>1 | electra <text:s text:c="3"/>| <text:s text:c="7"/>-71.2 | <text:s text:c="7"/>-2.24 | <text:s text:c="6"/></text:span><text:span text:style-name="T5">-624.8</text:span><text:span text:style-name="T1"> | <text:s text:c="2"/>-137.46 | <text:s text:c="6"/>- | <text:s text:c="6"/>- | <text:s text:c="3"/>0 <text:s text:c="2"/>| <text:s text:c="3"/>0 <text:s text:c="2"/>| <text:s text:c="5"/>- | <text:s text:c="5"/>- |</text:span></text:p>
            <text:p><text:span text:style-name="T1">| <text:s text:c="5"/>2 | buiten <text:s text:c="4"/>| <text:s text:c="6"/>1117.6 | <text:s text:c="7"/>35.27 | <text:s text:c="6"/>9797.3 | <text:s text:c="2"/>2155.42 | <text:s text:c="6"/>- | <text:s text:c="6"/>- | -464.5 | 2726.4 | <text:s text:c="2"/>-8.4 | <text:s text:c="2"/>23.8 |</text:span></text:p>
            <text:p><text:span text:style-name="T1">| <text:s text:c="5"/>3 | bodem <text:s text:c="5"/>| <text:s text:c="7"/>248.0 | <text:s text:c="8"/>7.82 | <text:s text:c="6"/>2174.0 | <text:s text:c="3"/>478.29 | <text:s text:c="6"/>- | <text:s text:c="6"/>- |-1653.1 | 1793.7 | <text:s text:c="3"/>9.0 | <text:s text:c="3"/>9.9 |</text:span></text:p>
            <text:p><text:span text:style-name="T6">| <text:s text:c="5"/>4 | woning v1 <text:s/>| <text:s text:c="9"/>-.4 | <text:s text:c="8"/>-.01 | <text:s text:c="8"/>-4.0 | <text:s text:c="5"/>-.88 | <text:s text:c="6"/>- | <text:s text:c="6"/>- | -753.0 | <text:s/>729.3 | <text:s text:c="2"/></text:span><text:span text:style-name="T7">17.7 | <text:s text:c="2"/>19.0</text:span><text:span text:style-name="T6"> |</text:span></text:p>
            <text:p><text:span text:style-name="T1">| <text:s text:c="5"/>5 | buffer v1 <text:s/>| <text:s text:c="9"/>0 <text:s text:c="2"/>| <text:s text:c="8"/>0 <text:s text:c="3"/>| <text:s text:c="9"/>0 <text:s text:c="2"/>| <text:s text:c="5"/>0 <text:s text:c="3"/>| <text:s text:c="4"/>203 | <text:s text:c="4"/>300 | -944.2 | <text:s text:c="3"/>6.1 | <text:s text:c="2"/>17.8 | <text:s text:c="2"/>20.3 |</text:span></text:p>
            <text:p><text:span text:style-name="T6">| <text:s text:c="5"/>6 | woning bg <text:s/>| <text:s text:c="9"/>0 <text:s text:c="2"/>| <text:s text:c="8"/>0 <text:s text:c="3"/>| <text:s text:c="9"/>-.2 | <text:s text:c="5"/>-.06 | <text:s text:c="6"/>- | <text:s text:c="6"/>- | -713.2 | <text:s/>720.8 | <text:s text:c="2"/></text:span><text:span text:style-name="T7">19.8 | <text:s text:c="2"/>20.1</text:span><text:span text:style-name="T6"> |</text:span></text:p>
            <text:p><text:span text:style-name="T1">| <text:s text:c="5"/>7 | buffer1 <text:s text:c="3"/>| <text:s text:c="10"/>.5 | <text:s text:c="9"/>.01 | <text:s text:c="9"/>5.0 | <text:s text:c="5"/>1.10 | <text:s text:c="3"/>1005 | <text:s text:c="3"/>5366 |-1590.4 | <text:s/>509.1 | <text:s text:c="2"/>19.7 | <text:s text:c="2"/>22.7 |</text:span></text:p>
            <text:p><text:span text:style-name="T1">| <text:s text:c="5"/>8 | buffer23 <text:s text:c="2"/>| <text:s text:c="9"/>-.6 | <text:s text:c="8"/>-.02 | <text:s text:c="8"/>-6.0 | <text:s text:c="4"/>-1.33 | <text:s text:c="3"/>4490 | <text:s text:c="3"/>9816 |-1681.9 | -309.8 | <text:s text:c="2"/>23.1 | <text:s text:c="2"/>60.0 |</text:span></text:p>
            <text:p><text:span text:style-name="T1">| <text:s text:c="5"/>9 | boiler <text:s text:c="4"/>| <text:s text:c="9"/>0 <text:s text:c="2"/>| <text:s text:c="8"/>0 <text:s text:c="3"/>| <text:s text:c="9"/>0 <text:s text:c="2"/>| <text:s text:c="6"/>.01 | <text:s text:c="3"/>3855 | <text:s text:c="3"/>9232 | <text:s/>-45.1 | <text:s text:c="2"/>-2.4 | <text:s text:c="2"/>23.2 | <text:s text:c="2"/>80.2 |</text:span></text:p>
            <text:p><text:span text:style-name="T1">| <text:s text:c="4"/>10 | kelder <text:s text:c="4"/>| <text:s text:c="9"/>0 <text:s text:c="2"/>| <text:s text:c="8"/>0 <text:s text:c="3"/>| <text:s text:c="9"/>0 <text:s text:c="2"/>| <text:s text:c="5"/>0 <text:s text:c="3"/>| <text:s text:c="6"/>- | <text:s text:c="6"/>- | <text:s text:c="2"/>-9.0 | <text:s text:c="3"/>8.6 | <text:s text:c="2"/>18.9 | <text:s text:c="2"/>20.7 |</text:span></text:p>
            <text:p><text:span text:style-name="T1">| <text:s text:c="4"/>11 | buffer4 <text:s text:c="3"/>| <text:s text:c="9"/>1.1 | <text:s text:c="9"/>.03 | <text:s text:c="8"/>10.2 | <text:s text:c="5"/>2.24 | <text:s text:c="4"/>389 | <text:s text:c="3"/>1000 | -536.6 | 2268.8 | <text:s text:c="3"/>7.7 | <text:s text:c="2"/>10.6 |</text:span></text:p>
            <text:p><text:span text:style-name="T1"/></text:p>
            <text:p><text:span text:style-name="T1"/></text:p>
          </draw:text-box>
        </draw:frame>
        <draw:frame draw:style-name="gr6" draw:text-style-name="P4" draw:layer="layout" svg:width="12cm" svg:height="2.5cm" svg:x="1cm" svg:y="13.5cm">
          <draw:text-box>
            <text:p>Resultaat simulatie:</text:p>
            <text:p><text:s text:c="2"/>- extreme zomer en winter</text:p>
            <text:p><text:s text:c="2"/>- zonder gebruik van warm tapwater</text:p>
          </draw:text-box>
        </draw:frame>
        <draw:frame draw:style-name="gr7" draw:text-style-name="P1" draw:layer="layout" svg:width="30cm" svg:height="8cm" svg:x="1cm" svg:y="16.5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79.4 | <text:s text:c="6"/></text:span><text:span text:style-name="T5">-40.37</text:span><text:span text:style-name="T1"> | <text:s text:c="4"/>-11215.6 | <text:s/>-2467.43 | <text:s text:c="5"/>25 | <text:s text:c="4"/>157 | <text:s text:c="3"/>0 <text:s text:c="2"/>| <text:s text:c="3"/>0 <text:s text:c="2"/>| <text:s text:c="2"/>90.0 | <text:s text:c="2"/>90.0 |</text:span></text:p>
            <text:p><text:span text:style-name="T1">| <text:s text:c="5"/>1 | electra <text:s text:c="3"/>| <text:s text:c="7"/>-93.3 | <text:s text:c="7"/>-2.94 | <text:s text:c="6"/></text:span><text:span text:style-name="T5">-818.1</text:span><text:span text:style-name="T1"> | <text:s text:c="2"/>-179.99 | <text:s text:c="6"/>- | <text:s text:c="6"/>- | <text:s text:c="3"/>0 <text:s text:c="2"/>| <text:s text:c="3"/>0 <text:s text:c="2"/>| <text:s text:c="5"/>- | <text:s text:c="5"/>- |</text:span></text:p>
            <text:p><text:span text:style-name="T1">| <text:s text:c="5"/>2 | buiten <text:s text:c="4"/>| <text:s text:c="6"/>1308.1 | <text:s text:c="7"/>41.28 | <text:s text:c="5"/>11467.4 | <text:s text:c="2"/>2522.83 | <text:s text:c="6"/>- | <text:s text:c="6"/>- | -857.2 | 3541.6 | <text:s/>-16.9 | <text:s text:c="2"/>28.2 |</text:span></text:p>
            <text:p><text:span text:style-name="T1">| <text:s text:c="5"/>3 | bodem <text:s text:c="5"/>| <text:s text:c="8"/>72.5 | <text:s text:c="8"/>2.29 | <text:s text:c="7"/>636.2 | <text:s text:c="3"/>139.96 | <text:s text:c="6"/>- | <text:s text:c="6"/>- |-2770.4 | 1855.7 | <text:s text:c="3"/>9.4 | <text:s text:c="2"/>10.3 |</text:span></text:p>
            <text:p><text:span text:style-name="T7">| <text:s text:c="5"/>4 | woning v1 <text:s/>| <text:s text:c="9"/>-.4 | <text:s text:c="8"/>-.01 | <text:s text:c="8"/>-4.0 | <text:s text:c="5"/>-.88 | <text:s text:c="6"/>- | <text:s text:c="6"/>- |-1009.1 | <text:s/>818.9 | <text:s text:c="2"/>16.8 | <text:s text:c="2"/>19.4 |</text:span></text:p>
            <text:p><text:span text:style-name="T1">| <text:s text:c="5"/>5 | buffer v1 <text:s/>| <text:s text:c="9"/>0 <text:s text:c="2"/>| <text:s text:c="8"/>0 <text:s text:c="3"/>| <text:s text:c="9"/>0 <text:s text:c="2"/>| <text:s text:c="5"/>0 <text:s text:c="3"/>| <text:s text:c="4"/>196 | <text:s text:c="4"/>300 |-1448.9 | <text:s text:c="3"/>9.4 | <text:s text:c="2"/>17.9 | <text:s text:c="2"/>20.6 |</text:span></text:p>
            <text:p><text:span text:style-name="T6">| <text:s text:c="5"/>6 | woning bg <text:s/>| <text:s text:c="9"/>0 <text:s text:c="2"/>| <text:s text:c="8"/>0 <text:s text:c="3"/>| <text:s text:c="9"/>-.4 | <text:s text:c="5"/>-.09 | <text:s text:c="6"/>- | <text:s text:c="6"/>- |-1026.7 | <text:s/>872.1 | <text:s text:c="2"/></text:span><text:span text:style-name="T7">19.2 | <text:s text:c="2"/>20.2</text:span><text:span text:style-name="T6"> |</text:span></text:p>
            <text:p><text:span text:style-name="T1">| <text:s text:c="5"/>7 | buffer1 <text:s text:c="3"/>| <text:s text:c="10"/>.8 | <text:s text:c="9"/>.02 | <text:s text:c="9"/>7.2 | <text:s text:c="5"/>1.60 | <text:s text:c="3"/>1347 | <text:s text:c="3"/>5546 |-2533.3 | <text:s/>597.0 | <text:s text:c="2"/>19.5 | <text:s text:c="2"/>24.7 |</text:span></text:p>
            <text:p><text:span text:style-name="T1">| <text:s text:c="5"/>8 | buffer23 <text:s text:c="2"/>| <text:s text:c="10"/>.7 | <text:s text:c="9"/>.02 | <text:s text:c="9"/>6.8 | <text:s text:c="5"/>1.50 | <text:s text:c="3"/>5056 | <text:s text:c="2"/>10000 |-1674.8 | -299.2 | <text:s text:c="2"/>23.2 | <text:s text:c="2"/>60.0 |</text:span></text:p>
            <text:p><text:span text:style-name="T1">| <text:s text:c="5"/>9 | boiler <text:s text:c="4"/>| <text:s text:c="9"/>0 <text:s text:c="2"/>| <text:s text:c="8"/>0 <text:s text:c="3"/>| <text:s text:c="10"/>.1 | <text:s text:c="6"/>.04 | <text:s text:c="3"/>4111 | <text:s text:c="2"/>10000 | <text:s/>-45.2 | <text:s text:c="2"/>-2.4 | <text:s text:c="2"/>23.2 | <text:s text:c="2"/>80.3 |</text:span></text:p>
            <text:p><text:span text:style-name="T1">| <text:s text:c="4"/>10 | kelder <text:s text:c="4"/>| <text:s text:c="9"/>0 <text:s text:c="2"/>| <text:s text:c="8"/>0 <text:s text:c="3"/>| <text:s text:c="9"/>0 <text:s text:c="2"/>| <text:s text:c="5"/>0 <text:s text:c="3"/>| <text:s text:c="6"/>- | <text:s text:c="6"/>- | <text:s/>-13.8 | <text:s text:c="2"/>15.2 | <text:s text:c="2"/>18.7 | <text:s text:c="2"/>20.7 |</text:span></text:p>
            <text:p><text:span text:style-name="T1">| <text:s text:c="4"/>11 | buffer4 <text:s text:c="3"/>| <text:s text:c="9"/>-.5 | <text:s text:c="8"/>-.01 | <text:s text:c="8"/>-4.7 | <text:s text:c="4"/>-1.04 | <text:s text:c="4"/>412 | <text:s text:c="3"/>1000 | -613.4 | 3478.3 | <text:s text:c="3"/>7.4 | <text:s text:c="2"/>11.0 |</text:span></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frame draw:style-name="gr8" draw:text-style-name="P5" draw:layer="layout" svg:width="9cm" svg:height="20.5cm" svg:x="32cm" svg:y="4cm">
          <draw:text-box>
            <text:p><text:span text:style-name="T8">Aanduiding van de ruimtes:</text:span></text:p>
            <text:p><text:span text:style-name="T8"/></text:p>
            <text:p><text:span text:style-name="T8">(0) Warnte geleverd door de zonnecollectoren aan de zonneboiler</text:span></text:p>
            <text:p><text:span text:style-name="T8"/></text:p>
            <text:p><text:span text:style-name="T8">(1) De electrische energie benodigd voor de circulatiepompen en warmtepomp</text:span></text:p>
            <text:p><text:span text:style-name="T8"/></text:p>
            <text:p><text:span text:style-name="T8">(2) Buitenlucht, in contact met de buitenmuren van de woning</text:span></text:p>
            <text:p><text:span text:style-name="T8"/></text:p>
            <text:p><text:span text:style-name="T8">(3) Bodem, in contact met het fundament van de woning</text:span></text:p>
            <text:p><text:span text:style-name="T8"/></text:p>
            <text:p><text:span text:style-name="T8">(4) Bovenverdieping van de woning</text:span></text:p>
            <text:p><text:span text:style-name="T8"/></text:p>
            <text:p><text:span text:style-name="T8">(5) Vloerverwarming bovenverdieping</text:span></text:p>
            <text:p><text:span text:style-name="T8"/></text:p>
            <text:p><text:span text:style-name="T8">(6) Begane grond woning </text:span></text:p>
            <text:p><text:span text:style-name="T8"/></text:p>
            <text:p><text:span text:style-name="T8">(7) BUFFER1: Vloerverwarming begane grond</text:span></text:p>
            <text:p><text:span text:style-name="T8"/></text:p>
            <text:p><text:span text:style-name="T8">(8) BUFFER23: Warmteopslag vanuit zonneboiler</text:span></text:p>
            <text:p><text:span text:style-name="T8"/></text:p>
            <text:p><text:span text:style-name="T8">(9) Boiler</text:span></text:p>
            <text:p><text:span text:style-name="T8"/></text:p>
            <text:p><text:span text:style-name="T8">(10) Kelder met energieinstallatie</text:span></text:p>
            <text:p><text:span text:style-name="T8"/></text:p>
            <text:p><text:span text:style-name="T8">(11) BUFFER4: Warmtetempering vanuit bodem</text:span></text:p>
          </draw:text-box>
        </draw:frame>
      </draw:page>
      <draw:page draw:name="page4" draw:style-name="dp1" draw:master-page-name="Default">
        <draw:frame draw:style-name="gr6" draw:text-style-name="P4" draw:layer="layout" svg:width="12cm" svg:height="2.5cm" svg:x="1cm" svg:y="1cm">
          <draw:text-box>
            <text:p>Resultaat simulatie:</text:p>
            <text:p><text:s text:c="2"/>- gematigde zomer en winter</text:p>
            <text:p><text:s text:c="2"/>- met gebruik van warm tapwater</text:p>
          </draw:text-box>
        </draw:frame>
        <draw:frame draw:style-name="gr7" draw:text-style-name="P1" draw:layer="layout" svg:width="30cm" svg:height="8cm" svg:x="1cm" svg:y="4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92.5 | <text:s text:c="6"/>-40.78 | <text:s text:c="4"/>-11330.0 | <text:s/>-2492.61 | <text:s text:c="5"/>28 | <text:s text:c="4"/>147 | <text:s text:c="3"/>0 <text:s text:c="2"/>| <text:s text:c="3"/>0 <text:s text:c="2"/>| <text:s text:c="2"/>90.0 | <text:s text:c="2"/>90.0 |</text:span></text:p>
            <text:p><text:span text:style-name="T1">| <text:s text:c="5"/>1 | electra <text:s text:c="3"/>| <text:s text:c="6"/>-136.7 | <text:s text:c="7"/>-4.31 | <text:s text:c="5"/>-1198.5 | <text:s text:c="2"/>-263.68 | <text:s text:c="6"/>- | <text:s text:c="6"/>- | <text:s text:c="3"/>0 <text:s text:c="2"/>| <text:s text:c="3"/>0 <text:s text:c="2"/>| <text:s text:c="5"/>- | <text:s text:c="5"/>- |</text:span></text:p>
            <text:p><text:span text:style-name="T1">| <text:s text:c="5"/>2 | buiten <text:s text:c="4"/>| <text:s text:c="6"/>1116.5 | <text:s text:c="7"/>35.23 | <text:s text:c="6"/>9787.1 | <text:s text:c="2"/>2153.16 | <text:s text:c="6"/>- | <text:s text:c="6"/>- | -453.3 | 2728.8 | <text:s text:c="2"/>-8.4 | <text:s text:c="2"/>23.8 |</text:span></text:p>
            <text:p><text:span text:style-name="T1">| <text:s text:c="5"/>3 | bodem <text:s text:c="5"/>| <text:s text:c="7"/>333.4 | <text:s text:c="7"/>10.52 | <text:s text:c="6"/>2922.8 | <text:s text:c="3"/>643.02 | <text:s text:c="6"/>- | <text:s text:c="6"/>- |-1669.0 | 1782.6 | <text:s text:c="3"/>9.0 | <text:s text:c="2"/>10.0 |</text:span></text:p>
            <text:p><text:span text:style-name="T6">| <text:s text:c="5"/>4 | woning v1 <text:s/>| <text:s text:c="9"/>-.4 | <text:s text:c="8"/>-.01 | <text:s text:c="8"/>-3.5 | <text:s text:c="5"/>-.78 | <text:s text:c="6"/>- | <text:s text:c="6"/>- | -865.3 | <text:s/>667.8 | <text:s text:c="2"/>17.7 | <text:s text:c="2"/>18.9 |</text:span></text:p>
            <text:p><text:span text:style-name="T1">| <text:s text:c="5"/>5 | buffer v1 <text:s/>| <text:s text:c="9"/>0 <text:s text:c="2"/>| <text:s text:c="8"/>0 <text:s text:c="3"/>| <text:s text:c="9"/>0 <text:s text:c="2"/>| <text:s text:c="5"/>0 <text:s text:c="3"/>| <text:s text:c="4"/>197 | <text:s text:c="4"/>300 |-1038.3 | <text:s text:c="3"/>5.9 | <text:s text:c="2"/>17.8 | <text:s text:c="2"/>20.4 |</text:span></text:p>
            <text:p><text:span text:style-name="T6">| <text:s text:c="5"/>6 | woning bg <text:s/>| <text:s text:c="9"/>0 <text:s text:c="2"/>| <text:s text:c="8"/>0 <text:s text:c="3"/>| <text:s text:c="10"/>.2 | <text:s text:c="6"/>.05 | <text:s text:c="6"/>- | <text:s text:c="6"/>- | -713.5 | <text:s/>725.3 | <text:s text:c="2"/>19.9 | <text:s text:c="2"/>20.1 |</text:span></text:p>
            <text:p><text:span text:style-name="T1">| <text:s text:c="5"/>7 | buffer1 <text:s text:c="3"/>| <text:s text:c="10"/>.5 | <text:s text:c="9"/>.01 | <text:s text:c="9"/>4.7 | <text:s text:c="5"/>1.03 | <text:s text:c="4"/>300 | <text:s text:c="4"/>959 |-1730.3 | <text:s/>498.0 | <text:s text:c="2"/>19.7 | <text:s text:c="2"/>23.3 |</text:span></text:p>
            <text:p><text:span text:style-name="T1">| <text:s text:c="5"/>8 | buffer23 <text:s text:c="2"/>| <text:s text:c="7"/>-15.1 | <text:s text:c="8"/>-.47 | <text:s text:c="6"/>-133.0 | <text:s text:c="3"/>-29.26 | <text:s text:c="3"/>4286 | <text:s text:c="3"/>9980 |-1679.6 | -521.3 | <text:s text:c="2"/>28.9 | <text:s text:c="2"/>60.0 |</text:span></text:p>
            <text:p><text:span text:style-name="T1">| <text:s text:c="5"/>9 | boiler <text:s text:c="4"/>| <text:s text:c="9"/>-.1 | <text:s text:c="8"/>0 <text:s text:c="3"/>| <text:s text:c="8"/>-1.1 | <text:s text:c="5"/>-.25 | <text:s text:c="3"/>4386 | <text:s text:c="2"/>10000 | <text:s/>-43.9 | <text:s text:c="2"/>-6.5 | <text:s text:c="2"/>28.8 | <text:s text:c="2"/>78.6 |</text:span></text:p>
            <text:p><text:span text:style-name="T1">| <text:s text:c="4"/>10 | kelder <text:s text:c="4"/>| <text:s text:c="9"/>0 <text:s text:c="2"/>| <text:s text:c="8"/>0 <text:s text:c="3"/>| <text:s text:c="9"/>-.1 | <text:s text:c="5"/>-.04 | <text:s text:c="6"/>- | <text:s text:c="6"/>- | <text:s text:c="2"/>-9.2 | <text:s text:c="3"/>8.6 | <text:s text:c="2"/>19.2 | <text:s text:c="2"/>20.7 |</text:span></text:p>
            <text:p><text:span text:style-name="T1">| <text:s text:c="4"/>11 | buffer4 <text:s text:c="3"/>| <text:s text:c="9"/>2.2 | <text:s text:c="9"/>.07 | <text:s text:c="8"/>19.9 | <text:s text:c="5"/>4.38 | <text:s text:c="4"/>312 | <text:s text:c="3"/>1000 | -538.2 | 2417.5 | <text:s text:c="3"/>7.7 | <text:s text:c="2"/>10.8 |</text:span></text:p>
          </draw:text-box>
        </draw:frame>
        <draw:frame draw:style-name="gr6" draw:text-style-name="P4" draw:layer="layout" svg:width="12cm" svg:height="2.5cm" svg:x="1cm" svg:y="13.5cm">
          <draw:text-box>
            <text:p>Resultaat simulatie:</text:p>
            <text:p><text:s text:c="2"/>- extreme zomer en winter</text:p>
            <text:p><text:s text:c="2"/>- met gebruik van warm tapwater</text:p>
          </draw:text-box>
        </draw:frame>
        <draw:frame draw:style-name="gr7" draw:text-style-name="P1" draw:layer="layout" svg:width="30cm" svg:height="8cm" svg:x="1cm" svg:y="16.5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83.0 | <text:s text:c="6"/>-40.48 | <text:s text:c="4"/>-11246.7 | <text:s/>-2474.28 | <text:s text:c="5"/>27 | <text:s text:c="4"/>153 | <text:s text:c="3"/>0 <text:s text:c="2"/>| <text:s text:c="3"/>0 <text:s text:c="2"/>| <text:s text:c="2"/>90.0 | <text:s text:c="2"/>90.0 |</text:span></text:p>
            <text:p><text:span text:style-name="T1">| <text:s text:c="5"/>1 | electra <text:s text:c="3"/>| <text:s text:c="6"/>-154.4 | <text:s text:c="7"/>-4.87 | <text:s text:c="5"/>-1353.4 | <text:s text:c="2"/>-297.76 | <text:s text:c="6"/>- | <text:s text:c="6"/>- | <text:s text:c="3"/>0 <text:s text:c="2"/>| <text:s text:c="3"/>0 <text:s text:c="2"/>| <text:s text:c="5"/>- | <text:s text:c="5"/>- |</text:span></text:p>
            <text:p><text:span text:style-name="T1">| <text:s text:c="5"/>2 | buiten <text:s text:c="4"/>| <text:s text:c="6"/>1307.7 | <text:s text:c="7"/>41.26 | <text:s text:c="5"/>11463.3 | <text:s text:c="2"/>2521.92 | <text:s text:c="6"/>- | <text:s text:c="6"/>- | -859.5 | 3550.7 | <text:s/>-16.9 | <text:s text:c="2"/>28.2 |</text:span></text:p>
            <text:p><text:span text:style-name="T1">| <text:s text:c="5"/>3 | bodem <text:s text:c="5"/>| <text:s text:c="7"/>136.6 | <text:s text:c="8"/>4.31 | <text:s text:c="6"/>1198.0 | <text:s text:c="3"/>263.56 | <text:s text:c="6"/>- | <text:s text:c="6"/>- |-2285.8 | 1851.0 | <text:s text:c="3"/>9.7 | <text:s text:c="2"/>10.6 |</text:span></text:p>
            <text:p><text:span text:style-name="T6">| <text:s text:c="5"/>4 | woning v1 <text:s/>| <text:s text:c="9"/>-.4 | <text:s text:c="8"/>-.01 | <text:s text:c="8"/>-3.7 | <text:s text:c="5"/>-.83 | <text:s text:c="6"/>- | <text:s text:c="6"/>- |-1147.6 | <text:s/>790.5 | <text:s text:c="2"/>17.3 | <text:s text:c="2"/>19.4 |</text:span></text:p>
            <text:p><text:span text:style-name="T1">| <text:s text:c="5"/>5 | buffer v1 <text:s/>| <text:s text:c="9"/>0 <text:s text:c="2"/>| <text:s text:c="8"/>0 <text:s text:c="3"/>| <text:s text:c="9"/>0 <text:s text:c="2"/>| <text:s text:c="5"/>0 <text:s text:c="3"/>| <text:s text:c="4"/>187 | <text:s text:c="4"/>300 |-1245.6 | <text:s text:c="3"/>9.5 | <text:s text:c="2"/>17.8 | <text:s text:c="2"/>20.3 |</text:span></text:p>
            <text:p><text:span text:style-name="T6">| <text:s text:c="5"/>6 | woning bg <text:s/>| <text:s text:c="9"/>0 <text:s text:c="2"/>| <text:s text:c="8"/>0 <text:s text:c="3"/>| <text:s text:c="9"/>0 <text:s text:c="2"/>| <text:s text:c="6"/>.01 | <text:s text:c="6"/>- | <text:s text:c="6"/>- | -904.7 | <text:s/>943.6 | <text:s text:c="2"/>19.8 | <text:s text:c="2"/>20.2 |</text:span></text:p>
            <text:p><text:span text:style-name="T1">| <text:s text:c="5"/>7 | buffer1 <text:s text:c="3"/>| <text:s text:c="10"/>.7 | <text:s text:c="9"/>.02 | <text:s text:c="9"/>6.2 | <text:s text:c="5"/>1.37 | <text:s text:c="4"/>355 | <text:s text:c="4"/>995 |-1999.2 | <text:s/>616.4 | <text:s text:c="2"/>19.5 | <text:s text:c="2"/>23.7 |</text:span></text:p>
            <text:p><text:span text:style-name="T1">| <text:s text:c="5"/>8 | buffer23 <text:s text:c="2"/>| <text:s text:c="10"/>.7 | <text:s text:c="9"/>.02 | <text:s text:c="9"/>6.6 | <text:s text:c="5"/>1.46 | <text:s text:c="3"/>4748 | <text:s text:c="2"/>10000 |-1669.0 | -480.6 | <text:s text:c="2"/>28.3 | <text:s text:c="2"/>60.0 |</text:span></text:p>
            <text:p><text:span text:style-name="T1">| <text:s text:c="5"/>9 | boiler <text:s text:c="4"/>| <text:s text:c="9"/>0 <text:s text:c="2"/>| <text:s text:c="8"/>0 <text:s text:c="3"/>| <text:s text:c="9"/>0 <text:s text:c="2"/>| <text:s text:c="6"/>.01 | <text:s text:c="3"/>4827 | <text:s text:c="2"/>10000 | <text:s/>-44.8 | <text:s text:c="2"/>-6.0 | <text:s text:c="2"/>28.1 | <text:s text:c="2"/>79.8 |</text:span></text:p>
            <text:p><text:span text:style-name="T1">| <text:s text:c="4"/>10 | kelder <text:s text:c="4"/>| <text:s text:c="9"/>0 <text:s text:c="2"/>| <text:s text:c="8"/>0 <text:s text:c="3"/>| <text:s text:c="9"/>0 <text:s text:c="2"/>| <text:s text:c="5"/>0 <text:s text:c="3"/>| <text:s text:c="6"/>- | <text:s text:c="6"/>- | <text:s text:c="2"/>-9.7 | <text:s text:c="3"/>9.0 | <text:s text:c="2"/>19.3 | <text:s text:c="2"/>20.7 |</text:span></text:p>
            <text:p><text:span text:style-name="T1">| <text:s text:c="4"/>11 | buffer4 <text:s text:c="3"/>| <text:s text:c="9"/>0 <text:s text:c="2"/>| <text:s text:c="8"/>0 <text:s text:c="3"/>| <text:s text:c="9"/>-.4 | <text:s text:c="5"/>-.10 | <text:s text:c="4"/>364 | <text:s text:c="3"/>1000 | -622.7 | 3007.0 | <text:s text:c="3"/>8.1 | <text:s text:c="2"/>11.3 |</text:span></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frame draw:style-name="gr9" draw:text-style-name="P4" draw:layer="layout" svg:width="0.502cm" svg:height="1.195cm" svg:x="25.5cm" svg:y="22.437cm">
          <draw:text-box>
            <text:p/>
          </draw:text-box>
        </draw:frame>
        <draw:frame draw:style-name="gr8" draw:text-style-name="P5" draw:layer="layout" svg:width="9cm" svg:height="20.5cm" svg:x="32cm" svg:y="4cm">
          <draw:text-box>
            <text:p><text:span text:style-name="T8">Aanduiding van de ruimtes:</text:span></text:p>
            <text:p><text:span text:style-name="T8"/></text:p>
            <text:p><text:span text:style-name="T8">(0) Warnte geleverd door de zonnecollectoren aan de zonneboiler</text:span></text:p>
            <text:p><text:span text:style-name="T8"/></text:p>
            <text:p><text:span text:style-name="T8">(1) De electrische energie benodigd voor de circulatiepompen en warmtepomp</text:span></text:p>
            <text:p><text:span text:style-name="T8"/></text:p>
            <text:p><text:span text:style-name="T8">(2) Buitenlucht, in contact met de buitenmuren van de woning</text:span></text:p>
            <text:p><text:span text:style-name="T8"/></text:p>
            <text:p><text:span text:style-name="T8">(3) Bodem, in contact met het fundament van de woning</text:span></text:p>
            <text:p><text:span text:style-name="T8"/></text:p>
            <text:p><text:span text:style-name="T8">(4) Bovenverdieping van de woning</text:span></text:p>
            <text:p><text:span text:style-name="T8"/></text:p>
            <text:p><text:span text:style-name="T8">(5) Vloerverwarming bovenverdieping</text:span></text:p>
            <text:p><text:span text:style-name="T8"/></text:p>
            <text:p><text:span text:style-name="T8">(6) Begane grond woning </text:span></text:p>
            <text:p><text:span text:style-name="T8"/></text:p>
            <text:p><text:span text:style-name="T8">(7) BUFFER1: Vloerverwarming begane grond</text:span></text:p>
            <text:p><text:span text:style-name="T8"/></text:p>
            <text:p><text:span text:style-name="T8">(8) BUFFER23: Warmteopslag vanuit zonneboiler</text:span></text:p>
            <text:p><text:span text:style-name="T8"/></text:p>
            <text:p><text:span text:style-name="T8">(9) Boiler</text:span></text:p>
            <text:p><text:span text:style-name="T8"/></text:p>
            <text:p><text:span text:style-name="T8">(10) Kelder met energieinstallatie</text:span></text:p>
            <text:p><text:span text:style-name="T8"/></text:p>
            <text:p><text:span text:style-name="T8">(11) BUFFER4: Warmtetempering vanuit bodem</text:span></text:p>
          </draw:text-box>
        </draw:frame>
      </draw:page>
      <draw:page draw:name="page5" draw:style-name="dp1" draw:master-page-name="Default">
        <draw:frame draw:style-name="gr10" draw:text-style-name="P2" draw:layer="layout" svg:width="0.717cm" svg:height="1.703cm" svg:x="17.7cm" svg:y="26.067cm">
          <draw:text-box>
            <text:p/>
          </draw:text-box>
        </draw:frame>
        <draw:frame draw:style-name="gr11" draw:text-style-name="P6" draw:layer="layout" svg:width="13.2cm" svg:height="1.673cm" svg:x="5.697cm" svg:y="3.268cm">
          <draw:text-box>
            <text:p><text:span text:style-name="T9">Principeschema installatie warmtebuffers</text:span></text:p>
          </draw:text-box>
        </draw:frame>
        <draw:frame draw:style-name="gr9" draw:text-style-name="P2" draw:layer="layout" svg:width="0.502cm" svg:height="1.195cm" svg:x="22.3cm" svg:y="26.5cm">
          <draw:text-box>
            <text:p/>
          </draw:text-box>
        </draw:frame>
        <draw:g>
          <draw:custom-shape draw:style-name="gr12" draw:text-style-name="P7" draw:layer="layout" svg:width="14cm" svg:height="4cm" svg:x="5cm" svg:y="19cm">
            <text:p/>
            <draw:enhanced-geometry svg:viewBox="0 0 21600 21600" draw:mirror-horizontal="false" draw:mirror-vertical="false" draw:type="rectangle" draw:enhanced-path="M 0 0 L 21600 0 21600 21600 0 21600 0 0 Z N"/>
          </draw:custom-shape>
          <draw:custom-shape draw:style-name="gr13" draw:text-style-name="P9" draw:layer="layout" svg:width="14cm" svg:height="3cm" svg:x="5cm" svg:y="20cm">
            <text:p text:style-name="P8"><text:span text:style-name="T10">4 <text:s text:c="4"/></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14cm" svg:height="1.5cm" svg:x="5cm" svg:y="20cm">
            <text:p/>
            <draw:enhanced-geometry svg:viewBox="0 0 21600 21600" draw:mirror-horizontal="false" draw:mirror-vertical="false" draw:type="rectangle" draw:enhanced-path="M 0 0 L 21600 0 21600 21600 0 21600 0 0 Z N"/>
          </draw:custom-shape>
          <draw:custom-shape draw:style-name="gr15" draw:text-style-name="P11" draw:layer="layout" svg:width="10cm" svg:height="2.5cm" svg:x="5.5cm" svg:y="20cm">
            <text:p text:style-name="P8"><text:span text:style-name="T11">3 <text:s text:c="17"/>3</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9.5cm" svg:height="1.5cm" svg:x="5.5cm" svg:y="20cm">
            <text:p text:style-name="P8"><text:span text:style-name="T12">2 <text:s text:c="17"/>2</text:span></text:p>
            <draw:enhanced-geometry svg:viewBox="0 0 21600 21600" draw:mirror-horizontal="false" draw:mirror-vertical="false" draw:type="rectangle" draw:enhanced-path="M 0 0 L 21600 0 21600 21600 0 21600 0 0 Z N"/>
          </draw:custom-shape>
          <draw:custom-shape draw:style-name="gr17" draw:text-style-name="P7" draw:layer="layout" svg:width="14cm" svg:height="0.001cm" svg:x="5cm" svg:y="19.999cm">
            <text:p/>
            <draw:enhanced-geometry svg:viewBox="0 0 21600 21600" draw:mirror-horizontal="false" draw:mirror-vertical="false" draw:type="rectangle" draw:enhanced-path="M 0 0 L 21600 0 21600 21600 0 21600 0 0 Z N"/>
          </draw:custom-shape>
          <draw:custom-shape draw:style-name="gr18" draw:text-style-name="P12" draw:layer="layout" svg:width="14cm" svg:height="1cm" svg:x="5cm" svg:y="19cm">
            <text:p text:style-name="P8"><text:span text:style-name="T10">1 <text:s text:c="14"/>1 <text:s text:c="12"/></text:span></text:p>
            <draw:enhanced-geometry svg:viewBox="0 0 21600 21600" draw:mirror-horizontal="false" draw:mirror-vertical="false" draw:type="rectangle" draw:enhanced-path="M 0 0 L 21600 0 21600 21600 0 21600 0 0 Z N"/>
          </draw:custom-shape>
          <draw:line draw:style-name="gr19" draw:text-style-name="P13" draw:layer="layout" svg:x1="17.5cm" svg:y1="21cm" svg:x2="17.5cm" svg:y2="12.5cm">
            <text:p/>
          </draw:line>
          <draw:line draw:style-name="gr20" draw:text-style-name="P13" draw:layer="layout" svg:x1="8.5cm" svg:y1="11.5cm" svg:x2="5cm" svg:y2="11.5cm">
            <text:p/>
          </draw:line>
          <draw:custom-shape draw:style-name="gr21" draw:text-style-name="P14" draw:layer="layout" svg:width="37cm" svg:height="22cm" svg:x="2.5cm" svg:y="2.5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2cm" svg:height="1.2cm" svg:x="3.8cm" svg:y="8.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custom-shape draw:style-name="gr23" draw:text-style-name="P16" draw:layer="layout" svg:width="1.001cm" svg:height="1.5cm" draw:transform="rotate (-1.5707963267949) translate (17.358cm 10.98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4" draw:text-style-name="P17" draw:layer="layout" svg:width="0.5cm" svg:height="2.68cm" draw:transform="rotate (-1.5707963267949) translate (18cm 1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4" draw:text-style-name="P17" draw:layer="layout" svg:width="0.5cm" svg:height="2.68cm" draw:transform="rotate (1.5707963267949) translate (15.32cm 10.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4" draw:text-style-name="P17" draw:layer="layout" svg:width="0.5cm" svg:height="2.68cm" draw:transform="rotate (-1.5707963267949) translate (18cm 1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4" draw:text-style-name="P17" draw:layer="layout" svg:width="0.5cm" svg:height="2.68cm" draw:transform="rotate (1.5707963267949) translate (15.32cm 12.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5" draw:text-style-name="P18" draw:layer="layout" svg:width="1.001cm" svg:height="1.5cm" draw:transform="rotate (-1.5707963267949) translate (17.358cm 10.4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6" draw:text-style-name="P19" draw:layer="layout" svg:width="0.502cm" svg:height="1.5cm" draw:transform="rotate (-1.5707963267949) translate (15.858cm 11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g>
            <draw:line draw:style-name="gr27" draw:text-style-name="P20" draw:layer="layout" svg:x1="4.2cm" svg:y1="10cm" svg:x2="4.2cm" svg:y2="12cm">
              <text:p/>
            </draw:line>
            <draw:line draw:style-name="gr28" draw:text-style-name="P21" draw:layer="layout" svg:x1="5cm" svg:y1="10cm" svg:x2="5cm" svg:y2="12cm">
              <text:p/>
            </draw:line>
            <draw:line draw:style-name="gr27" draw:text-style-name="P20" draw:layer="layout" svg:x1="4.84cm" svg:y1="10cm" svg:x2="4.84cm" svg:y2="12cm">
              <text:p/>
            </draw:line>
            <draw:line draw:style-name="gr27" draw:text-style-name="P20" draw:layer="layout" svg:x1="4.68cm" svg:y1="10cm" svg:x2="4.68cm" svg:y2="12cm">
              <text:p/>
            </draw:line>
            <draw:line draw:style-name="gr27" draw:text-style-name="P20" draw:layer="layout" svg:x1="4.52cm" svg:y1="10cm" svg:x2="4.52cm" svg:y2="12cm">
              <text:p/>
            </draw:line>
            <draw:line draw:style-name="gr27" draw:text-style-name="P20" draw:layer="layout" svg:x1="4.36cm" svg:y1="10cm" svg:x2="4.36cm" svg:y2="12cm">
              <text:p/>
            </draw:line>
          </draw:g>
          <draw:g>
            <draw:custom-shape draw:style-name="gr29" draw:text-style-name="P22" draw:layer="layout" svg:width="1.5cm" svg:height="5.5cm" svg:x="8.5cm" svg:y="7.5cm">
              <text:p text:style-name="P8"><text:span text:style-name="T13">Boiler</text:span></text:p>
              <draw:enhanced-geometry svg:viewBox="0 0 21600 21600" draw:mirror-horizontal="false" draw:mirror-vertical="false" draw:type="rectangle" draw:enhanced-path="M 0 0 L 21600 0 21600 21600 0 21600 0 0 Z N"/>
            </draw:custom-shape>
            <draw:custom-shape draw:style-name="gr30" draw:text-style-name="P23" draw:layer="layout" svg:width="0.5cm" svg:height="4.458cm" svg:x="9cm" svg:y="8.042cm">
              <text:p/>
              <draw:enhanced-geometry svg:viewBox="0 0 21600 21600" draw:mirror-horizontal="false" draw:mirror-vertical="false" draw:type="rectangle" draw:enhanced-path="M 0 0 L 21600 0 21600 21600 0 21600 0 0 Z N"/>
            </draw:custom-shape>
            <draw:g>
              <draw:line draw:style-name="gr31" draw:text-style-name="P20" draw:layer="layout" svg:x1="10cm" svg:y1="10.5cm" svg:x2="8.695cm" svg:y2="10.5cm">
                <text:p/>
              </draw:line>
              <draw:line draw:style-name="gr31" draw:text-style-name="P20" draw:layer="layout" svg:x1="10cm" svg:y1="11cm" svg:x2="8.695cm" svg:y2="11cm">
                <text:p/>
              </draw:line>
              <draw:line draw:style-name="gr31" draw:text-style-name="P20" draw:layer="layout" svg:x1="9.805cm" svg:y1="10.875cm" svg:x2="8.5cm" svg:y2="10.875cm">
                <text:p/>
              </draw:line>
              <draw:line draw:style-name="gr31" draw:text-style-name="P20" draw:layer="layout" svg:x1="10cm" svg:y1="10.75cm" svg:x2="8.695cm" svg:y2="10.75cm">
                <text:p/>
              </draw:line>
              <draw:line draw:style-name="gr31" draw:text-style-name="P20" draw:layer="layout" svg:x1="9.805cm" svg:y1="10.625cm" svg:x2="8.5cm" svg:y2="10.625cm">
                <text:p/>
              </draw:line>
              <draw:line draw:style-name="gr31" draw:text-style-name="P20" draw:layer="layout" svg:x1="9.805cm" svg:y1="11.125cm" svg:x2="8.5cm" svg:y2="11.125cm">
                <text:p/>
              </draw:line>
              <draw:line draw:style-name="gr31" draw:text-style-name="P20" draw:layer="layout" svg:x1="9.805cm" svg:y1="11.125cm" svg:x2="8.5cm" svg:y2="11.125cm">
                <text:p/>
              </draw:line>
              <draw:line draw:style-name="gr31" draw:text-style-name="P20" draw:layer="layout" svg:x1="10cm" svg:y1="11.25cm" svg:x2="8.695cm" svg:y2="11.25cm">
                <text:p/>
              </draw:line>
              <draw:line draw:style-name="gr31" draw:text-style-name="P20" draw:layer="layout" svg:x1="9.805cm" svg:y1="11.375cm" svg:x2="8.5cm" svg:y2="11.375cm">
                <text:p/>
              </draw:line>
              <draw:line draw:style-name="gr31" draw:text-style-name="P20" draw:layer="layout" svg:x1="10cm" svg:y1="11.5cm" svg:x2="8.695cm" svg:y2="11.5cm">
                <text:p/>
              </draw:line>
            </draw:g>
            <draw:g>
              <draw:line draw:style-name="gr31" draw:text-style-name="P20" draw:layer="layout" svg:x1="10cm" svg:y1="8.625cm" svg:x2="8.695cm" svg:y2="8.625cm">
                <text:p/>
              </draw:line>
              <draw:line draw:style-name="gr31" draw:text-style-name="P20" draw:layer="layout" svg:x1="10cm" svg:y1="9.125cm" svg:x2="8.695cm" svg:y2="9.125cm">
                <text:p/>
              </draw:line>
              <draw:line draw:style-name="gr31" draw:text-style-name="P20" draw:layer="layout" svg:x1="9.805cm" svg:y1="9cm" svg:x2="8.5cm" svg:y2="9cm">
                <text:p/>
              </draw:line>
              <draw:line draw:style-name="gr31" draw:text-style-name="P20" draw:layer="layout" svg:x1="10cm" svg:y1="8.875cm" svg:x2="8.695cm" svg:y2="8.875cm">
                <text:p/>
              </draw:line>
              <draw:line draw:style-name="gr31" draw:text-style-name="P20" draw:layer="layout" svg:x1="9.805cm" svg:y1="8.75cm" svg:x2="8.5cm" svg:y2="8.75cm">
                <text:p/>
              </draw:line>
              <draw:line draw:style-name="gr31" draw:text-style-name="P20" draw:layer="layout" svg:x1="9.805cm" svg:y1="9.25cm" svg:x2="8.5cm" svg:y2="9.25cm">
                <text:p/>
              </draw:line>
              <draw:line draw:style-name="gr31" draw:text-style-name="P20" draw:layer="layout" svg:x1="9.805cm" svg:y1="9.25cm" svg:x2="8.5cm" svg:y2="9.25cm">
                <text:p/>
              </draw:line>
              <draw:line draw:style-name="gr31" draw:text-style-name="P20" draw:layer="layout" svg:x1="10cm" svg:y1="9.375cm" svg:x2="8.695cm" svg:y2="9.375cm">
                <text:p/>
              </draw:line>
              <draw:line draw:style-name="gr31" draw:text-style-name="P20" draw:layer="layout" svg:x1="9.805cm" svg:y1="9.5cm" svg:x2="8.5cm" svg:y2="9.5cm">
                <text:p/>
              </draw:line>
              <draw:line draw:style-name="gr31" draw:text-style-name="P20" draw:layer="layout" svg:x1="9.805cm" svg:y1="8.5cm" svg:x2="8.5cm" svg:y2="8.5cm">
                <text:p/>
              </draw:line>
            </draw:g>
          </draw:g>
          <draw:frame draw:style-name="gr32" draw:text-style-name="P24" draw:layer="layout" svg:width="6cm" svg:height="0.963cm" svg:x="7cm" svg:y="14.037cm">
            <draw:text-box>
              <text:p text:style-name="P8"><text:span text:style-name="T14">Vloerverwarming bovenverdieping</text:span></text:p>
            </draw:text-box>
          </draw:frame>
          <draw:frame draw:style-name="gr32" draw:text-style-name="P24" draw:layer="layout" svg:width="2.5cm" svg:height="0.963cm" svg:x="16.5cm" svg:y="7.037cm">
            <draw:text-box>
              <text:p text:style-name="P8"><text:span text:style-name="T14">Warmtepomp 4KW</text:span></text:p>
            </draw:text-box>
          </draw:frame>
          <draw:frame draw:style-name="gr33" draw:text-style-name="P24" draw:layer="layout" svg:width="3.5cm" svg:height="0.607cm" svg:x="5cm" svg:y="7.5cm">
            <draw:text-box>
              <text:p text:style-name="P8"><text:span text:style-name="T14">Warm sanitair</text:span></text:p>
            </draw:text-box>
          </draw:frame>
          <draw:frame draw:style-name="gr34" draw:text-style-name="P24" draw:layer="layout" svg:width="2.5cm" svg:height="1cm" svg:x="5.5cm" svg:y="12cm">
            <draw:text-box>
              <text:p text:style-name="P8"><text:span text:style-name="T14">Koud water</text:span></text:p>
            </draw:text-box>
          </draw:frame>
          <draw:frame draw:style-name="gr35" draw:text-style-name="P24" draw:layer="layout" svg:width="4.5cm" svg:height="2cm" svg:x="20.5cm" svg:y="15.5cm">
            <draw:text-box>
              <text:p text:style-name="P8"><text:span text:style-name="T14">Toe- en afvoer bufferwater van/naar buiten. Evt. te koppelen aan regenput/infiltratie</text:span></text:p>
            </draw:text-box>
          </draw:frame>
          <draw:g>
            <draw:custom-shape draw:style-name="gr36" draw:text-style-name="P25" draw:layer="layout" svg:width="1cm" svg:height="1cm" svg:x="6.5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639cm" svg:height="0.64cm" draw:transform="rotate (1.5707963267949) translate (6.599cm 11.8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7" draw:layer="layout" svg:width="0.799cm" svg:height="0.8cm" svg:x="6.601cm" svg:y="11.099cm">
              <text:p text:style-name="P8"><text:span text:style-name="T1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 draw:text-style-name="P13" draw:layer="layout" svg:x1="5cm" svg:y1="10.5cm" svg:x2="8.5cm" svg:y2="10.5cm">
            <text:p/>
          </draw:line>
          <draw:line draw:style-name="gr20" draw:text-style-name="P13" draw:layer="layout" svg:x1="9cm" svg:y1="8cm" svg:x2="3.5cm" svg:y2="8cm">
            <text:p/>
          </draw:line>
          <draw:line draw:style-name="gr39" draw:text-style-name="P13" draw:layer="layout" svg:x1="10cm" svg:y1="7.5cm" svg:x2="13.5cm" svg:y2="7.5cm">
            <text:p/>
          </draw:line>
          <draw:line draw:style-name="gr40" draw:text-style-name="P13" draw:layer="layout" svg:x1="17.5cm" svg:y1="8.5cm" svg:x2="10cm" svg:y2="8.5cm">
            <text:p/>
          </draw:line>
          <draw:line draw:style-name="gr40" draw:text-style-name="P13" draw:layer="layout" svg:x1="10cm" svg:y1="9.5cm" svg:x2="16cm" svg:y2="9.5cm">
            <text:p/>
          </draw:line>
          <draw:line draw:style-name="gr40" draw:text-style-name="P13" draw:layer="layout" svg:x1="17.5cm" svg:y1="10cm" svg:x2="17.5cm" svg:y2="8.5cm">
            <text:p/>
          </draw:line>
          <draw:line draw:style-name="gr41" draw:text-style-name="P13" draw:layer="layout" svg:x1="3.5cm" svg:y1="12.5cm" svg:x2="9cm" svg:y2="12.5cm">
            <text:p/>
          </draw:line>
          <draw:line draw:style-name="gr42" draw:text-style-name="P13" draw:layer="layout" svg:x1="17.5cm" svg:y1="17cm" svg:x2="19.5cm" svg:y2="17cm">
            <text:p/>
          </draw:line>
          <draw:g>
            <draw:custom-shape draw:style-name="gr36" draw:text-style-name="P25" draw:layer="layout" svg:width="1cm" svg:height="1cm" svg:x="17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6" draw:layer="layout" svg:width="0.639cm" svg:height="0.64cm" svg:x="17.181cm" svg:y="9.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7" draw:layer="layout" svg:width="0.799cm" svg:height="0.8cm" svg:x="17.101cm" svg:y="9.099cm">
              <text:p text:style-name="P8"><text:span text:style-name="T1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3" draw:text-style-name="P24" draw:layer="layout" svg:width="4cm" svg:height="4.235cm" svg:x="26.5cm" svg:y="20cm">
            <draw:text-box>
              <text:p text:style-name="P8"><text:span text:style-name="T14">Verse lucht wordt via de WTW voorverwarmd. </text:span></text:p>
              <text:p text:style-name="P8"><text:span text:style-name="T14"/></text:p>
              <text:p text:style-name="P8"><text:span text:style-name="T14">Door de toevoer van de buitenlucht via de bodem te laten stromen, worden extreme buitentemperaturen getemperd en wordt de WTW efficienter. </text:span></text:p>
            </draw:text-box>
          </draw:frame>
          <draw:g>
            <draw:custom-shape draw:style-name="gr44" draw:text-style-name="P28" draw:layer="layout" svg:width="2cm" svg:height="2cm" svg:x="20cm" svg:y="21cm">
              <text:p text:style-name="P8"><text:span text:style-name="T16">WT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5" draw:text-style-name="P13" draw:layer="layout" svg:x1="22.5cm" svg:y1="23.5cm" svg:x2="21.5cm" svg:y2="22.5cm">
              <text:p/>
            </draw:line>
            <draw:line draw:style-name="gr46" draw:text-style-name="P13" draw:layer="layout" svg:x1="3cm" svg:y1="23.5cm" svg:x2="19.5cm" svg:y2="23.5cm">
              <text:p text:style-name="P8"><text:span text:style-name="T17"/></text:p>
              <text:p text:style-name="P8"><text:span text:style-name="T17">toevoer buiten</text:span></text:p>
            </draw:line>
            <draw:line draw:style-name="gr47" draw:text-style-name="P13" draw:layer="layout" svg:x1="22.5cm" svg:y1="23.5cm" svg:x2="26.5cm" svg:y2="23.5cm">
              <text:p text:style-name="P8"><text:span text:style-name="T17"/></text:p>
              <text:p text:style-name="P8"><text:span text:style-name="T17">afvoer buiten</text:span></text:p>
            </draw:line>
            <draw:line draw:style-name="gr48" draw:text-style-name="P13" draw:layer="layout" svg:x1="20cm" svg:y1="21cm" svg:x2="20.5cm" svg:y2="21.5cm">
              <text:p/>
            </draw:line>
            <draw:line draw:style-name="gr45" draw:text-style-name="P13" draw:layer="layout" svg:x1="21.5cm" svg:y1="21.5cm" svg:x2="22cm" svg:y2="21cm">
              <text:p/>
            </draw:line>
            <draw:line draw:style-name="gr48" draw:text-style-name="P13" draw:layer="layout" svg:x1="19.5cm" svg:y1="23.5cm" svg:x2="20.5cm" svg:y2="22.5cm">
              <text:p/>
            </draw:line>
            <draw:line draw:style-name="gr49" draw:text-style-name="P13" draw:layer="layout" svg:x1="20.5cm" svg:y1="19cm" svg:x2="26.5cm" svg:y2="19cm">
              <text:p text:style-name="P8"><text:span text:style-name="T17"/></text:p>
              <text:p text:style-name="P8"><text:span text:style-name="T17">afvoer woning</text:span></text:p>
            </draw:line>
            <draw:line draw:style-name="gr47" draw:text-style-name="P13" draw:layer="layout" svg:x1="22cm" svg:y1="21cm" svg:x2="26.5cm" svg:y2="21cm">
              <text:p text:style-name="P8"><text:span text:style-name="T17"/></text:p>
              <text:p text:style-name="P8"><text:span text:style-name="T17">toevoer woning</text:span></text:p>
            </draw:line>
            <draw:line draw:style-name="gr45" draw:text-style-name="P13" draw:layer="layout" svg:x1="20cm" svg:y1="19.5cm" svg:x2="20cm" svg:y2="21cm">
              <text:p/>
            </draw:line>
            <draw:line draw:style-name="gr45" draw:text-style-name="P13" draw:layer="layout" svg:x1="20cm" svg:y1="19.5cm" svg:x2="20.5cm" svg:y2="19cm">
              <text:p/>
            </draw:line>
            <draw:g>
              <draw:custom-shape draw:style-name="gr50" draw:text-style-name="P29" draw:layer="layout" svg:width="0.5cm" svg:height="1cm" svg:x="25cm" svg:y="20.5cm">
                <text:p/>
                <draw:enhanced-geometry svg:viewBox="0 0 21600 21600" draw:type="rectangle" draw:enhanced-path="M 0 0 L 21600 0 21600 21600 0 21600 0 0 Z N"/>
              </draw:custom-shape>
              <draw:custom-shape draw:style-name="gr51" draw:text-style-name="P13" draw:layer="layout" svg:width="0.5cm" svg:height="0.268cm" svg:x="25cm" svg:y="20.5cm">
                <text:p/>
                <draw:enhanced-geometry svg:viewBox="0 0 21600 21600" draw:type="rectangle" draw:enhanced-path="M 0 0 L 21600 0 21600 21600 0 21600 0 0 Z N"/>
              </draw:custom-shape>
              <draw:custom-shape draw:style-name="gr51" draw:text-style-name="P13" draw:layer="layout" svg:width="0.5cm" svg:height="0.268cm" svg:x="25cm" svg:y="20.744cm">
                <text:p/>
                <draw:enhanced-geometry svg:viewBox="0 0 21600 21600" draw:type="rectangle" draw:enhanced-path="M 0 0 L 21600 0 21600 21600 0 21600 0 0 Z N"/>
              </draw:custom-shape>
              <draw:custom-shape draw:style-name="gr51" draw:text-style-name="P13" draw:layer="layout" svg:width="0.5cm" svg:height="0.268cm" svg:x="25cm" svg:y="20.988cm">
                <text:p/>
                <draw:enhanced-geometry svg:viewBox="0 0 21600 21600" draw:type="rectangle" draw:enhanced-path="M 0 0 L 21600 0 21600 21600 0 21600 0 0 Z N"/>
              </draw:custom-shape>
              <draw:custom-shape draw:style-name="gr51" draw:text-style-name="P13" draw:layer="layout" svg:width="0.5cm" svg:height="0.268cm" svg:x="25cm" svg:y="21.232cm">
                <text:p/>
                <draw:enhanced-geometry svg:viewBox="0 0 21600 21600" draw:type="rectangle" draw:enhanced-path="M 0 0 L 21600 0 21600 21600 0 21600 0 0 Z N"/>
              </draw:custom-shape>
            </draw:g>
            <draw:g>
              <draw:custom-shape draw:style-name="gr50" draw:text-style-name="P29" draw:layer="layout" svg:width="0.5cm" svg:height="1cm" svg:x="25cm" svg:y="18.5cm">
                <text:p/>
                <draw:enhanced-geometry svg:viewBox="0 0 21600 21600" draw:type="rectangle" draw:enhanced-path="M 0 0 L 21600 0 21600 21600 0 21600 0 0 Z N"/>
              </draw:custom-shape>
              <draw:custom-shape draw:style-name="gr51" draw:text-style-name="P13" draw:layer="layout" svg:width="0.5cm" svg:height="0.268cm" svg:x="25cm" svg:y="18.5cm">
                <text:p/>
                <draw:enhanced-geometry svg:viewBox="0 0 21600 21600" draw:type="rectangle" draw:enhanced-path="M 0 0 L 21600 0 21600 21600 0 21600 0 0 Z N"/>
              </draw:custom-shape>
              <draw:custom-shape draw:style-name="gr51" draw:text-style-name="P13" draw:layer="layout" svg:width="0.5cm" svg:height="0.268cm" svg:x="25cm" svg:y="18.744cm">
                <text:p/>
                <draw:enhanced-geometry svg:viewBox="0 0 21600 21600" draw:type="rectangle" draw:enhanced-path="M 0 0 L 21600 0 21600 21600 0 21600 0 0 Z N"/>
              </draw:custom-shape>
              <draw:custom-shape draw:style-name="gr51" draw:text-style-name="P13" draw:layer="layout" svg:width="0.5cm" svg:height="0.268cm" svg:x="25cm" svg:y="18.988cm">
                <text:p/>
                <draw:enhanced-geometry svg:viewBox="0 0 21600 21600" draw:type="rectangle" draw:enhanced-path="M 0 0 L 21600 0 21600 21600 0 21600 0 0 Z N"/>
              </draw:custom-shape>
              <draw:custom-shape draw:style-name="gr51" draw:text-style-name="P13" draw:layer="layout" svg:width="0.5cm" svg:height="0.268cm" svg:x="25cm" svg:y="19.232cm">
                <text:p/>
                <draw:enhanced-geometry svg:viewBox="0 0 21600 21600" draw:type="rectangle" draw:enhanced-path="M 0 0 L 21600 0 21600 21600 0 21600 0 0 Z N"/>
              </draw:custom-shape>
            </draw:g>
          </draw:g>
          <draw:line draw:style-name="gr41" draw:text-style-name="P13" draw:layer="layout" svg:x1="20cm" svg:y1="16cm" svg:x2="16cm" svg:y2="16cm">
            <text:p/>
          </draw:line>
          <draw:frame draw:style-name="gr9" draw:text-style-name="P2" draw:layer="layout" svg:width="0.502cm" svg:height="1.195cm" svg:x="24.5cm" svg:y="11cm">
            <draw:text-box>
              <text:p/>
            </draw:text-box>
          </draw:frame>
          <draw:line draw:style-name="gr52" draw:text-style-name="P13" draw:layer="layout" svg:x1="7.5cm" svg:y1="21cm" svg:x2="7.5cm" svg:y2="15.5cm">
            <text:p/>
          </draw:line>
          <draw:line draw:style-name="gr53" draw:text-style-name="P13" draw:layer="layout" svg:x1="6.5cm" svg:y1="22cm" svg:x2="6.5cm" svg:y2="13cm">
            <text:p/>
          </draw:line>
          <draw:g>
            <draw:custom-shape draw:style-name="gr54" draw:text-style-name="P25" draw:layer="layout" svg:width="1cm" svg:height="1cm" svg:x="17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0.639cm" svg:height="0.64cm" svg:x="17.181cm" svg:y="13.5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7" draw:layer="layout" svg:width="0.799cm" svg:height="0.8cm" svg:x="17.101cm" svg:y="13.599cm">
              <text:p text:style-name="P8"><text:span text:style-name="T1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29" draw:layer="layout" svg:width="0.5cm" svg:height="0.5cm" draw:transform="rotate (-1.5707963267949) translate (20cm 16.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13" draw:layer="layout" svg:width="1cm" svg:height="1cm" draw:transform="rotate (-3.14159265358979) translate (20.5cm 17.5cm)">
              <text:p/>
              <draw:enhanced-geometry svg:viewBox="0 0 21600 21600" draw:mirror-horizontal="false" draw:mirror-vertical="false" draw:type="rectangle" draw:enhanced-path="M 0 0 L 21600 0 21600 21600 0 21600 0 0 Z N"/>
            </draw:custom-shape>
            <draw:custom-shape draw:style-name="gr58" draw:text-style-name="P29" draw:layer="layout" svg:width="0.5cm" svg:height="0.5cm" draw:transform="rotate (-1.5707963267949) translate (20.5cm 16.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2" draw:text-style-name="P13" draw:layer="layout" svg:x1="6.5cm" svg:y1="13cm" svg:x2="8.5cm" svg:y2="13cm">
            <text:p/>
          </draw:line>
          <draw:g>
            <draw:line draw:style-name="gr27" draw:text-style-name="P20" draw:layer="layout" svg:x1="11cm" svg:y1="13.5cm" svg:x2="9cm" svg:y2="13.5cm">
              <text:p/>
            </draw:line>
            <draw:line draw:style-name="gr28" draw:text-style-name="P21" draw:layer="layout" svg:x1="11cm" svg:y1="14cm" svg:x2="9cm" svg:y2="14cm">
              <text:p/>
            </draw:line>
            <draw:line draw:style-name="gr27" draw:text-style-name="P20" draw:layer="layout" svg:x1="11cm" svg:y1="13.9cm" svg:x2="9cm" svg:y2="13.9cm">
              <text:p/>
            </draw:line>
            <draw:line draw:style-name="gr27" draw:text-style-name="P20" draw:layer="layout" svg:x1="11cm" svg:y1="13.8cm" svg:x2="9cm" svg:y2="13.8cm">
              <text:p/>
            </draw:line>
            <draw:line draw:style-name="gr27" draw:text-style-name="P20" draw:layer="layout" svg:x1="11cm" svg:y1="13.7cm" svg:x2="9cm" svg:y2="13.7cm">
              <text:p/>
            </draw:line>
            <draw:line draw:style-name="gr27" draw:text-style-name="P20" draw:layer="layout" svg:x1="11cm" svg:y1="13.6cm" svg:x2="9cm" svg:y2="13.6cm">
              <text:p/>
            </draw:line>
          </draw:g>
          <draw:frame draw:style-name="gr33" draw:text-style-name="P24" draw:layer="layout" svg:width="3cm" svg:height="0.607cm" svg:x="5cm" svg:y="10.393cm">
            <draw:text-box>
              <text:p text:style-name="P8"><text:span text:style-name="T14">Zonnecollectoren</text:span></text:p>
            </draw:text-box>
          </draw:frame>
          <draw:line draw:style-name="gr42" draw:text-style-name="P13" draw:layer="layout" svg:x1="9.5cm" svg:y1="15.5cm" svg:x2="9.5cm" svg:y2="19cm">
            <text:p/>
          </draw:line>
          <draw:line draw:style-name="gr40" draw:text-style-name="P13" draw:layer="layout" svg:x1="7.5cm" svg:y1="15.5cm" svg:x2="9cm" svg:y2="15.5cm">
            <text:p/>
          </draw:line>
          <draw:line draw:style-name="gr41" draw:text-style-name="P13" draw:layer="layout" svg:x1="16cm" svg:y1="12.5cm" svg:x2="16cm" svg:y2="22.5cm">
            <text:p/>
          </draw:line>
          <draw:g>
            <draw:custom-shape draw:style-name="gr56" draw:text-style-name="P29" draw:layer="layout" svg:width="0.5cm" svg:height="0.5cm" draw:transform="rotate (-1.5707963267949) translate (20cm 1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13" draw:layer="layout" svg:width="1cm" svg:height="1cm" draw:transform="rotate (-3.14159265358979) translate (20.5cm 16.5cm)">
              <text:p/>
              <draw:enhanced-geometry svg:viewBox="0 0 21600 21600" draw:mirror-horizontal="false" draw:mirror-vertical="false" draw:type="rectangle" draw:enhanced-path="M 0 0 L 21600 0 21600 21600 0 21600 0 0 Z N"/>
            </draw:custom-shape>
            <draw:custom-shape draw:style-name="gr58" draw:text-style-name="P29" draw:layer="layout" svg:width="0.5cm" svg:height="0.5cm" draw:transform="rotate (-1.5707963267949) translate (20.5cm 15.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0" draw:text-style-name="P13" draw:layer="layout" svg:x1="16cm" svg:y1="9.5cm" svg:x2="16cm" svg:y2="10cm">
            <text:p/>
          </draw:line>
          <draw:line draw:style-name="gr39" draw:text-style-name="P13" draw:layer="layout" svg:x1="13.5cm" svg:y1="7.5cm" svg:x2="13.5cm" svg:y2="21cm">
            <text:p/>
          </draw:line>
          <draw:line draw:style-name="gr39" draw:text-style-name="P13" draw:layer="layout" svg:x1="13.5cm" svg:y1="13.5cm" svg:x2="10cm" svg:y2="13.5cm">
            <text:p/>
          </draw:line>
          <draw:g>
            <draw:custom-shape draw:style-name="gr36" draw:text-style-name="P25" draw:layer="layout" svg:width="1cm" svg:height="1cm" svg:x="6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0.639cm" svg:height="0.64cm" svg:x="6.159cm" svg:y="16.0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7" draw:layer="layout" svg:width="0.799cm" svg:height="0.8cm" svg:x="6.077cm" svg:y="16.099cm">
              <text:p text:style-name="P8"><text:span text:style-name="T15">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25" draw:layer="layout" svg:width="1cm" svg:height="1cm" svg:x="12cm" svg:y="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0.639cm" svg:height="0.64cm" draw:transform="rotate (-1.5707963267949) translate (12.739cm 13.1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7" draw:layer="layout" svg:width="0.799cm" svg:height="0.8cm" svg:x="12.077cm" svg:y="13.099cm">
              <text:p text:style-name="P8"><text:span text:style-name="T15">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0" draw:text-style-name="P13" draw:layer="layout" svg:x1="10.5cm" svg:y1="14cm" svg:x2="6.5cm" svg:y2="14cm">
            <text:p/>
          </draw:line>
          <draw:line draw:style-name="gr60" draw:text-style-name="P13" draw:layer="layout" svg:x1="15cm" svg:y1="19.5cm" svg:x2="15cm" svg:y2="22cm">
            <text:p/>
          </draw:line>
          <draw:g>
            <draw:custom-shape draw:style-name="gr56" draw:text-style-name="P29" draw:layer="layout" svg:width="0.5cm" svg:height="0.5cm" draw:transform="rotate (-3.14159265358979) translate (15.25cm 21.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14.75cm" svg:y1="21.25cm" svg:x2="15.25cm" svg:y2="21.25cm">
              <text:p/>
            </draw:line>
            <draw:custom-shape draw:style-name="gr57" draw:text-style-name="P13" draw:layer="layout" svg:width="1cm" svg:height="1cm" draw:transform="rotate (1.5707963267949) translate (14.5cm 21.5cm)">
              <text:p/>
              <draw:enhanced-geometry svg:viewBox="0 0 21600 21600" draw:mirror-horizontal="false" draw:type="rectangle" draw:enhanced-path="M 0 0 L 21600 0 21600 21600 0 21600 0 0 Z N"/>
            </draw:custom-shape>
          </draw:g>
          <draw:line draw:style-name="gr60" draw:text-style-name="P13" draw:layer="layout" svg:x1="15cm" svg:y1="19.5cm" svg:x2="16cm" svg:y2="19.5cm">
            <text:p/>
          </draw:line>
          <draw:g>
            <draw:custom-shape draw:style-name="gr54" draw:text-style-name="P25" draw:layer="layout" svg:width="1cm" svg:height="1cm" svg:x="9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6" draw:layer="layout" svg:width="0.639cm" svg:height="0.64cm" draw:transform="rotate (-3.14159265358979) translate (9.803cm 16.9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7" draw:layer="layout" svg:width="0.799cm" svg:height="0.8cm" svg:x="9.077cm" svg:y="16.099cm">
              <text:p text:style-name="P8"><text:span text:style-name="T15">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29" draw:layer="layout" svg:width="0.522cm" svg:height="0.522cm" draw:transform="rotate (-1.5707963267949) translate (9.522cm 15.2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2" draw:text-style-name="P13" draw:layer="layout" svg:width="1.045cm" svg:height="1.045cm" draw:transform="rotate (-3.14159265358979) translate (10.045cm 16cm)">
              <text:p/>
              <draw:enhanced-geometry svg:viewBox="0 0 21600 21600" draw:mirror-horizontal="false" draw:mirror-vertical="false" draw:type="rectangle" draw:enhanced-path="M 0 0 L 21600 0 21600 21600 0 21600 0 0 Z N"/>
            </draw:custom-shape>
            <draw:custom-shape draw:style-name="gr63" draw:text-style-name="P29" draw:layer="layout" svg:width="0.522cm" svg:height="0.523cm" draw:transform="rotate (-1.5707963267949) translate (10.03cm 15.21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9.522cm" svg:y1="16cm" svg:x2="9.522cm" svg:y2="14.955cm">
              <text:p/>
            </draw:line>
            <draw:custom-shape draw:style-name="gr62" draw:text-style-name="P13" draw:layer="layout" svg:width="1.045cm" svg:height="1.045cm" draw:transform="rotate (1.5707963267949) translate (9cm 16cm)">
              <text:p/>
              <draw:enhanced-geometry svg:viewBox="0 0 21600 21600" draw:mirror-horizontal="false" draw:mirror-vertical="false" draw:type="rectangle" draw:enhanced-path="M 0 0 L 21600 0 21600 21600 0 21600 0 0 Z N"/>
            </draw:custom-shape>
            <draw:custom-shape draw:style-name="gr64" draw:text-style-name="P29" draw:layer="layout" svg:width="0.522cm" svg:height="0.522cm" svg:x="9.261cm" svg:y="15.4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5" draw:text-style-name="P30" draw:layer="layout" svg:width="0.418cm" svg:height="0.418cm" svg:x="9.313cm" svg:y="14.853cm">
              <text:p text:style-name="P8"><text:span text:style-name="T18">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29" draw:layer="layout" svg:width="0.522cm" svg:height="0.522cm" draw:transform="rotate (-3.14159265358979) translate (13.783cm 17.4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2" draw:text-style-name="P13" draw:layer="layout" svg:width="1.045cm" svg:height="1.045cm" draw:transform="rotate (1.5707963267949) translate (13cm 18cm)">
              <text:p/>
              <draw:enhanced-geometry svg:viewBox="0 0 21600 21600" draw:mirror-horizontal="false" draw:mirror-vertical="false" draw:type="rectangle" draw:enhanced-path="M 0 0 L 21600 0 21600 21600 0 21600 0 0 Z N"/>
            </draw:custom-shape>
            <draw:custom-shape draw:style-name="gr63" draw:text-style-name="P29" draw:layer="layout" svg:width="0.522cm" svg:height="0.523cm" svg:x="13.261cm" svg:y="17.46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13cm" svg:y1="17.477cm" svg:x2="14.045cm" svg:y2="17.477cm">
              <text:p/>
            </draw:line>
            <draw:custom-shape draw:style-name="gr62" draw:text-style-name="P13" draw:layer="layout" svg:width="1.045cm" svg:height="1.045cm" svg:x="13cm" svg:y="16.955cm">
              <text:p/>
              <draw:enhanced-geometry svg:viewBox="0 0 21600 21600" draw:mirror-horizontal="false" draw:mirror-vertical="false" draw:type="rectangle" draw:enhanced-path="M 0 0 L 21600 0 21600 21600 0 21600 0 0 Z N"/>
            </draw:custom-shape>
            <draw:custom-shape draw:style-name="gr64" draw:text-style-name="P29" draw:layer="layout" svg:width="0.522cm" svg:height="0.522cm" draw:transform="rotate (1.5707963267949) translate (13cm 17.7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5" draw:text-style-name="P30" draw:layer="layout" svg:width="0.418cm" svg:height="0.418cm" draw:transform="rotate (1.5707963267949) translate (13.729cm 17.686cm)">
              <text:p text:style-name="P8"><text:span text:style-name="T18">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2" draw:text-style-name="P13" draw:layer="layout" svg:x1="17.5cm" svg:y1="15.5cm" svg:x2="10cm" svg:y2="15.5cm">
            <text:p/>
          </draw:line>
          <draw:line draw:style-name="gr39" draw:text-style-name="P13" draw:layer="layout" svg:x1="13cm" svg:y1="17.5cm" svg:x2="9.5cm" svg:y2="17.5cm">
            <text:p/>
          </draw:line>
          <draw:frame draw:style-name="gr66" draw:text-style-name="P24" draw:layer="layout" svg:width="1.5cm" svg:height="0.599cm" svg:x="10.5cm" svg:y="15.401cm">
            <draw:text-box>
              <text:p text:style-name="P8"><text:span text:style-name="T14">Zomer</text:span></text:p>
            </draw:text-box>
          </draw:frame>
          <draw:frame draw:style-name="gr66" draw:text-style-name="P24" draw:layer="layout" svg:width="4cm" svg:height="0.599cm" svg:x="10cm" svg:y="18cm">
            <draw:text-box>
              <text:p text:style-name="P8"><text:span text:style-name="T14">Lente, Zomer, herfst</text:span></text:p>
            </draw:text-box>
          </draw:frame>
          <draw:frame draw:style-name="gr66" draw:text-style-name="P24" draw:layer="layout" svg:width="1.5cm" svg:height="0.599cm" svg:x="11.5cm" svg:y="17cm">
            <draw:text-box>
              <text:p text:style-name="P8"><text:span text:style-name="T14">Winter</text:span></text:p>
            </draw:text-box>
          </draw:frame>
          <draw:frame draw:style-name="gr67" draw:text-style-name="P24" draw:layer="layout" svg:width="1.5cm" svg:height="0.947cm" svg:x="7.5cm" svg:y="15.5cm">
            <draw:text-box>
              <text:p text:style-name="P8"><text:span text:style-name="T14">Lente,</text:span><text:span text:style-name="T14"><text:line-break/></text:span><text:span text:style-name="T14">herfst</text:span></text:p>
            </draw:text-box>
          </draw:frame>
        </draw:g>
        <draw:frame draw:style-name="gr68" draw:text-style-name="P31" draw:layer="layout" svg:width="9cm" svg:height="11.245cm" svg:x="20.5cm" svg:y="4cm">
          <draw:text-box>
            <text:p><text:span text:style-name="T19">Via zonnecollectoren wordt warmte gewonnen en opgeslagen. Als de zonnecollectoren te weinig warmte leveren, kan de warmtepomp bijverwarmen.</text:span></text:p>
            <text:p><text:span text:style-name="T19"/></text:p>
            <text:p><text:span text:style-name="T19">Pomp A stuwt water uit buffer4 naar de warmtepomp. Het afgekoelde water stroomt terug naar buffer4. Buffer4 wordt begrensd op 4°C minimaal.</text:span></text:p>
            <text:p><text:span text:style-name="T19"/></text:p>
            <text:p><text:span text:style-name="T19">Pomp B brengt de warmte vanaf de warmtepomp naar de bovenste spiraal in de boiler, om daarmee het water in de boiler te verwarmen.</text:span></text:p>
            <text:p><text:span text:style-name="T19"/></text:p>
            <text:p><text:span text:style-name="T19">Pomp C voert het water uit de boiler naar de collectoren. Vanaf de collectoren wordt de warmte uit de collectoren naar de onderste spiraal in de boiler gebracht, om daarmee het water in de boiler te verwarmen. De boiler wordt begrensd op 80°C maximaal.</text:span></text:p>
            <text:p><text:span text:style-name="T19"/></text:p>
            <text:p><text:span text:style-name="T19"/></text:p>
          </draw:text-box>
        </draw:frame>
        <draw:frame draw:style-name="gr69" draw:text-style-name="P32" draw:layer="layout" svg:width="9cm" svg:height="3.247cm" svg:x="30.5cm" svg:y="18.253cm">
          <draw:text-box>
            <text:p><text:span text:style-name="T20"/></text:p>
            <text:p><text:span text:style-name="T20">| ruimte <text:s text:c="2"/>| volume m³ | w.cap MJ/K |</text:span></text:p>
            <text:p><text:span text:style-name="T20">| ------ <text:s text:c="2"/>| --------- | ---------- |</text:span></text:p>
            <text:p><text:span text:style-name="T20">| boiler <text:s text:c="2"/>| <text:s text:c="7"/>.3 | <text:s text:c="7"/>1.2 |</text:span></text:p>
            <text:p><text:span text:style-name="T20">| buffer1 <text:s/>| <text:s text:c="5"/>24.1 | <text:s text:c="6"/>65.3 |</text:span></text:p>
            <text:p><text:span text:style-name="T20">| buffer23 | <text:s text:c="5"/>52.3 | <text:s text:c="5"/>141.2 |</text:span></text:p>
            <text:p><text:span text:style-name="T20">| buffer4 <text:s/>| <text:s text:c="5"/>81.1 | <text:s text:c="5"/>219.0 |</text:span></text:p>
          </draw:text-box>
        </draw:frame>
        <draw:frame draw:style-name="gr70" draw:text-style-name="P33" draw:layer="layout" svg:width="9cm" svg:height="14.113cm" svg:x="30.5cm" svg:y="4cm">
          <draw:text-box>
            <text:p><text:span text:style-name="T16">Pomp D voert water aan onder uit buffer23 naar de boiler. Dit wordt opgewarmd en stroomt terug naar buffer23. Buffer23 wordt begrensd op 60°C maximaal.</text:span></text:p>
            <text:p><text:span text:style-name="T16"/></text:p>
            <text:p><text:span text:style-name="T16">Pomp E voert warm water aan boven uit buffer23 om buffer1 te verwarmen, retour van buffer1 naar buffer23 is continu open. Op warme zomerdagen kan via een driewegklep worden omgeschakeld naar passieve koeling door koel water aan te voeren uit buffer4. De retour van buffer1 naar buffer4 is continu open.</text:span></text:p>
            <text:p><text:span text:style-name="T16"/></text:p>
            <text:p><text:span text:style-name="T16">Pomp F voert water uit buffer1 naar de vloerverwarming op de verdieping.</text:span></text:p>
            <text:p><text:span text:style-name="T16"/></text:p>
            <text:p><text:span text:style-name="T16">Buffer1 staat in direct contact met de woning en hoeft daarom niet erg warm te zijn om de woning op temperatuur te houden.</text:span></text:p>
            <text:p><text:span text:style-name="T16"/></text:p>
            <text:p><text:span text:style-name="T16">Buffer 4 staat in direct contact met de bodem en kan daardoor warmte uitwisselen met de bodem. In de zomer kan buffer4 daardoor extra koelte leveren, en in de winter extra warmte.</text:span></text:p>
            <text:p><text:span text:style-name="T16"/></text:p>
            <text:p><text:span text:style-name="T16">De boiler en buffers hebben onderstaand volume en warmtecapaciteit:</text:span></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frame draw:style-name="gr71" draw:text-style-name="P2" draw:layer="layout" svg:width="0.502cm" svg:height="1.187cm" svg:x="8cm" svg:y="16cm">
          <draw:text-box>
            <text:p/>
          </draw:text-box>
        </draw:frame>
      </draw:page>
      <draw:page draw:name="page6" draw:style-name="dp1" draw:master-page-name="Default">
        <draw:g>
          <draw:custom-shape draw:style-name="gr72" draw:text-style-name="P34" draw:layer="layout" svg:width="35cm" svg:height="2cm" svg:x="4.5cm" svg:y="2.5cm">
            <text:p/>
            <draw:enhanced-geometry svg:viewBox="0 0 21600 21600" draw:type="rectangle" draw:enhanced-path="M 0 0 L 21600 0 21600 21600 0 21600 0 0 Z N"/>
          </draw:custom-shape>
          <draw:custom-shape draw:style-name="gr72" draw:text-style-name="P34" draw:layer="layout" svg:width="35cm" svg:height="2cm" svg:x="4.5cm" svg:y="25.5cm">
            <text:p/>
            <draw:enhanced-geometry svg:viewBox="0 0 21600 21600" draw:type="rectangle" draw:enhanced-path="M 0 0 L 21600 0 21600 21600 0 21600 0 0 Z N"/>
          </draw:custom-shape>
          <draw:custom-shape draw:style-name="gr73" draw:text-style-name="P35" draw:layer="layout" svg:width="6cm" svg:height="21cm" svg:x="4.5cm" svg:y="4.5cm">
            <text:p/>
            <draw:enhanced-geometry svg:viewBox="0 0 21600 21600" draw:mirror-vertical="true" draw:type="rectangle" draw:enhanced-path="M 0 0 L 21600 0 21600 21600 0 21600 0 0 Z N"/>
          </draw:custom-shape>
          <draw:custom-shape draw:style-name="gr73" draw:text-style-name="P35" draw:layer="layout" svg:width="6cm" svg:height="21cm" svg:x="32.5cm" svg:y="4.5cm">
            <text:p/>
            <draw:enhanced-geometry svg:viewBox="0 0 21600 21600" draw:mirror-vertical="true" draw:type="rectangle" draw:enhanced-path="M 0 0 L 21600 0 21600 21600 0 21600 0 0 Z N"/>
          </draw:custom-shape>
          <draw:custom-shape draw:style-name="gr74" draw:text-style-name="P36" draw:layer="layout" svg:width="6cm" svg:height="14cm" svg:x="4.5cm" svg:y="11.5cm">
            <text:p/>
            <draw:enhanced-geometry svg:viewBox="0 0 21600 21600" draw:mirror-vertical="false" draw:type="rectangle" draw:enhanced-path="M 0 0 L 21600 0 21600 21600 0 21600 0 0 Z N"/>
          </draw:custom-shape>
          <draw:custom-shape draw:style-name="gr75" draw:text-style-name="P36" draw:layer="layout" svg:width="24cm" svg:height="12cm" svg:x="9.5cm" svg:y="11.5cm">
            <text:p/>
            <draw:enhanced-geometry svg:viewBox="0 0 21600 21600" draw:mirror-vertical="false" draw:type="rectangle" draw:enhanced-path="M 0 0 L 21600 0 21600 21600 0 21600 0 0 Z N"/>
          </draw:custom-shape>
          <draw:custom-shape draw:style-name="gr76" draw:text-style-name="P36" draw:layer="layout" svg:width="30cm" svg:height="3cm" svg:x="7cm" svg:y="4.5cm">
            <text:p/>
            <draw:enhanced-geometry svg:viewBox="0 0 21600 21600" draw:mirror-vertical="true" draw:type="rectangle" draw:enhanced-path="M 0 0 L 21600 0 21600 21600 0 21600 0 0 Z N"/>
          </draw:custom-shape>
          <draw:custom-shape draw:style-name="gr74" draw:text-style-name="P36" draw:layer="layout" svg:width="6cm" svg:height="14cm" svg:x="32.5cm" svg:y="11.5cm">
            <text:p/>
            <draw:enhanced-geometry svg:viewBox="0 0 21600 21600" draw:mirror-vertical="false" draw:type="rectangle" draw:enhanced-path="M 0 0 L 21600 0 21600 21600 0 21600 0 0 Z N"/>
          </draw:custom-shape>
          <draw:custom-shape draw:style-name="gr77" draw:text-style-name="P34" draw:layer="layout" svg:width="1cm" svg:height="21cm" svg:x="4.5cm" svg:y="4.5cm">
            <text:p/>
            <draw:enhanced-geometry svg:viewBox="0 0 21600 21600" draw:mirror-vertical="true" draw:type="rectangle" draw:enhanced-path="M 0 0 L 21600 0 21600 21600 0 21600 0 0 Z N"/>
          </draw:custom-shape>
          <draw:custom-shape draw:style-name="gr77" draw:text-style-name="P34" draw:layer="layout" svg:width="1cm" svg:height="21cm" svg:x="38.5cm" svg:y="4.5cm">
            <text:p/>
            <draw:enhanced-geometry svg:viewBox="0 0 21600 21600" draw:mirror-vertical="true" draw:type="rectangle" draw:enhanced-path="M 0 0 L 21600 0 21600 21600 0 21600 0 0 Z N"/>
          </draw:custom-shape>
          <draw:custom-shape draw:style-name="gr78" draw:text-style-name="P35" draw:layer="layout" svg:width="23cm" svg:height="2cm" svg:x="10cm" svg:y="23.5cm">
            <text:p/>
            <draw:enhanced-geometry svg:viewBox="0 0 21600 21600" draw:type="rectangle" draw:enhanced-path="M 0 0 L 21600 0 21600 21600 0 21600 0 0 Z N"/>
          </draw:custom-shape>
          <draw:custom-shape draw:style-name="gr77" draw:text-style-name="P34" draw:layer="layout" svg:width="1cm" svg:height="21cm" svg:x="9.5cm" svg:y="4.5cm">
            <text:p/>
            <draw:enhanced-geometry svg:viewBox="0 0 21600 21600" draw:mirror-vertical="true" draw:type="rectangle" draw:enhanced-path="M 0 0 L 21600 0 21600 21600 0 21600 0 0 Z N"/>
          </draw:custom-shape>
          <draw:custom-shape draw:style-name="gr77" draw:text-style-name="P34" draw:layer="layout" svg:width="1cm" svg:height="21cm" svg:x="32.5cm" svg:y="4.5cm">
            <text:p/>
            <draw:enhanced-geometry svg:viewBox="0 0 21600 21600" draw:mirror-vertical="true" draw:type="rectangle" draw:enhanced-path="M 0 0 L 21600 0 21600 21600 0 21600 0 0 Z N"/>
          </draw:custom-shape>
          <draw:custom-shape draw:style-name="gr79" draw:text-style-name="P35" draw:layer="layout" svg:width="1cm" svg:height="3cm" svg:x="21cm" svg:y="4.5cm">
            <text:p/>
            <draw:enhanced-geometry svg:viewBox="0 0 21600 21600" draw:mirror-vertical="true" draw:type="rectangle" draw:enhanced-path="M 0 0 L 21600 0 21600 21600 0 21600 0 0 Z N"/>
          </draw:custom-shape>
          <draw:custom-shape draw:style-name="gr80" draw:text-style-name="P37" draw:layer="layout" svg:width="0.5cm" svg:height="26.501cm" draw:transform="rotate (0.062482787221397) translate (36.168cm 1.551cm)">
            <text:p/>
            <draw:enhanced-geometry svg:viewBox="0 0 21600 21600" draw:mirror-horizontal="true" draw:type="rectangle" draw:enhanced-path="M 0 0 L 21600 0 21600 21600 0 21600 0 0 Z N"/>
          </draw:custom-shape>
          <draw:custom-shape draw:style-name="gr80" draw:text-style-name="P37" draw:layer="layout" svg:width="0.5cm" svg:height="26.501cm" draw:transform="rotate (0.062482787221397) translate (5.503cm 2.042cm)">
            <text:p/>
            <draw:enhanced-geometry svg:viewBox="0 0 21600 21600" draw:mirror-horizontal="true" draw:type="rectangle" draw:enhanced-path="M 0 0 L 21600 0 21600 21600 0 21600 0 0 Z N"/>
          </draw:custom-shape>
          <draw:custom-shape draw:style-name="gr81" draw:text-style-name="P38" draw:layer="layout" svg:width="23cm" svg:height="2cm" svg:x="10cm" svg:y="25.5cm">
            <text:p/>
            <draw:enhanced-geometry svg:viewBox="0 0 21600 21600" draw:type="rectangle" draw:enhanced-path="M 0 0 L 21600 0 21600 21600 0 21600 0 0 Z N"/>
          </draw:custom-shape>
          <draw:custom-shape draw:style-name="gr82" draw:text-style-name="P35" draw:layer="layout" svg:width="1cm" svg:height="14cm" svg:x="7cm" svg:y="11.5cm">
            <text:p/>
            <draw:enhanced-geometry svg:viewBox="0 0 21600 21600" draw:mirror-vertical="true" draw:type="rectangle" draw:enhanced-path="M 0 0 L 21600 0 21600 21600 0 21600 0 0 Z N"/>
          </draw:custom-shape>
          <draw:custom-shape draw:style-name="gr82" draw:text-style-name="P35" draw:layer="layout" svg:width="1cm" svg:height="14cm" svg:x="35cm" svg:y="11.5cm">
            <text:p/>
            <draw:enhanced-geometry svg:viewBox="0 0 21600 21600" draw:mirror-vertical="true" draw:type="rectangle" draw:enhanced-path="M 0 0 L 21600 0 21600 21600 0 21600 0 0 Z N"/>
          </draw:custom-shape>
        </draw:g>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1-02">02-11-2017</text:date></text:span></text:p>
            <text:p><text:span text:style-name="T3">Arend Freije</text:span></text:p>
            <text:p><text:span text:style-name="T3">afreije@inn.nl</text:span></text:p>
            <text:p><text:span text:style-name="T3">06-14143214</text:span></text:p>
          </draw:text-box>
        </draw:frame>
        <draw:g>
          <draw:custom-shape draw:style-name="gr83" draw:text-style-name="P39" draw:layer="layout" svg:width="0.5cm" svg:height="4.5cm" draw:transform="rotate (1.5707963267949) translate (13.5cm 15cm)">
            <text:p/>
            <draw:enhanced-geometry svg:viewBox="0 0 21600 21600" draw:mirror-horizontal="false" draw:mirror-vertical="false" draw:type="rectangle" draw:enhanced-path="M 0 0 L 21600 0 21600 21600 0 21600 0 0 Z N"/>
          </draw:custom-shape>
          <draw:custom-shape draw:style-name="gr84" draw:text-style-name="P39" draw:layer="layout" svg:width="0.5cm" svg:height="12cm" draw:transform="rotate (1.5707963267949) translate (17.5cm 24.5cm)">
            <text:p/>
            <draw:enhanced-geometry svg:viewBox="0 0 21600 21600" draw:mirror-horizontal="false" draw:mirror-vertical="false" draw:type="rectangle" draw:enhanced-path="M 0 0 L 21600 0 21600 21600 0 21600 0 0 Z N"/>
          </draw:custom-shape>
          <draw:g>
            <draw:custom-shape draw:style-name="gr85" draw:text-style-name="P40" draw:layer="layout" svg:width="5cm" svg:height="14.5cm" svg:x="19cm" svg:y="9cm">
              <text:p/>
              <draw:enhanced-geometry svg:viewBox="0 0 21600 21600" draw:mirror-horizontal="false" draw:mirror-vertical="false" draw:type="rectangle" draw:enhanced-path="M 0 0 L 21600 0 21600 21600 0 21600 0 0 Z N"/>
            </draw:custom-shape>
            <draw:custom-shape draw:style-name="gr86" draw:text-style-name="P41" draw:layer="layout" svg:width="1.666cm" svg:height="13.594cm" svg:x="20.667cm" svg:y="9.468cm">
              <text:p/>
              <draw:enhanced-geometry svg:viewBox="0 0 21600 21600" draw:mirror-horizontal="false" draw:mirror-vertical="false" draw:type="rectangle" draw:enhanced-path="M 0 0 L 21600 0 21600 21600 0 21600 0 0 Z N"/>
            </draw:custom-shape>
            <draw:line draw:style-name="gr31" draw:text-style-name="P42" draw:layer="layout" svg:x1="24cm" svg:y1="10.5cm" svg:x2="19.65cm" svg:y2="10.5cm">
              <text:p/>
            </draw:line>
            <draw:line draw:style-name="gr31" draw:text-style-name="P42" draw:layer="layout" svg:x1="24cm" svg:y1="12.501cm" svg:x2="19.65cm" svg:y2="12.501cm">
              <text:p/>
            </draw:line>
            <draw:line draw:style-name="gr31" draw:text-style-name="P42" draw:layer="layout" svg:x1="23.35cm" svg:y1="12cm" svg:x2="19cm" svg:y2="12cm">
              <text:p/>
            </draw:line>
            <draw:line draw:style-name="gr31" draw:text-style-name="P42" draw:layer="layout" svg:x1="24cm" svg:y1="11.499cm" svg:x2="19.65cm" svg:y2="11.499cm">
              <text:p/>
            </draw:line>
            <draw:line draw:style-name="gr31" draw:text-style-name="P42" draw:layer="layout" svg:x1="23.35cm" svg:y1="11.001cm" svg:x2="19cm" svg:y2="11.001cm">
              <text:p/>
            </draw:line>
            <draw:line draw:style-name="gr31" draw:text-style-name="P42" draw:layer="layout" svg:x1="23.35cm" svg:y1="12.999cm" svg:x2="19cm" svg:y2="12.999cm">
              <text:p/>
            </draw:line>
            <draw:line draw:style-name="gr31" draw:text-style-name="P42" draw:layer="layout" svg:x1="23.35cm" svg:y1="12.999cm" svg:x2="19cm" svg:y2="12.999cm">
              <text:p/>
            </draw:line>
            <draw:line draw:style-name="gr31" draw:text-style-name="P42" draw:layer="layout" svg:x1="24cm" svg:y1="13.5cm" svg:x2="19.65cm" svg:y2="13.5cm">
              <text:p/>
            </draw:line>
            <draw:line draw:style-name="gr31" draw:text-style-name="P42" draw:layer="layout" svg:x1="23.35cm" svg:y1="14.001cm" svg:x2="19cm" svg:y2="14.001cm">
              <text:p/>
            </draw:line>
            <draw:line draw:style-name="gr31" draw:text-style-name="P42" draw:layer="layout" svg:x1="24cm" svg:y1="17.001cm" svg:x2="19.65cm" svg:y2="17.001cm">
              <text:p/>
            </draw:line>
            <draw:line draw:style-name="gr31" draw:text-style-name="P42" draw:layer="layout" svg:x1="24cm" svg:y1="18.999cm" svg:x2="19.65cm" svg:y2="18.999cm">
              <text:p/>
            </draw:line>
            <draw:line draw:style-name="gr31" draw:text-style-name="P42" draw:layer="layout" svg:x1="23.35cm" svg:y1="18.501cm" svg:x2="19cm" svg:y2="18.501cm">
              <text:p/>
            </draw:line>
            <draw:line draw:style-name="gr31" draw:text-style-name="P42" draw:layer="layout" svg:x1="24cm" svg:y1="18cm" svg:x2="19.65cm" svg:y2="18cm">
              <text:p/>
            </draw:line>
            <draw:line draw:style-name="gr31" draw:text-style-name="P42" draw:layer="layout" svg:x1="23.35cm" svg:y1="17.499cm" svg:x2="19cm" svg:y2="17.499cm">
              <text:p/>
            </draw:line>
            <draw:line draw:style-name="gr31" draw:text-style-name="P42" draw:layer="layout" svg:x1="23.35cm" svg:y1="19.5cm" svg:x2="19cm" svg:y2="19.5cm">
              <text:p/>
            </draw:line>
            <draw:line draw:style-name="gr31" draw:text-style-name="P42" draw:layer="layout" svg:x1="23.35cm" svg:y1="19.5cm" svg:x2="19cm" svg:y2="19.5cm">
              <text:p/>
            </draw:line>
            <draw:line draw:style-name="gr31" draw:text-style-name="P42" draw:layer="layout" svg:x1="24cm" svg:y1="20.001cm" svg:x2="19.65cm" svg:y2="20.001cm">
              <text:p/>
            </draw:line>
            <draw:line draw:style-name="gr31" draw:text-style-name="P42" draw:layer="layout" svg:x1="23.35cm" svg:y1="20.499cm" svg:x2="19cm" svg:y2="20.499cm">
              <text:p/>
            </draw:line>
            <draw:line draw:style-name="gr31" draw:text-style-name="P42" draw:layer="layout" svg:x1="24cm" svg:y1="21cm" svg:x2="19.65cm" svg:y2="21cm">
              <text:p/>
            </draw:line>
            <draw:line draw:style-name="gr31" draw:text-style-name="P42" draw:layer="layout" svg:x1="23.35cm" svg:y1="9.999cm" svg:x2="19cm" svg:y2="9.999cm">
              <text:p/>
            </draw:line>
            <draw:frame draw:style-name="gr87" draw:text-style-name="P43" draw:layer="layout" svg:width="3.884cm" svg:height="5.625cm" svg:x="19.616cm" svg:y="14.625cm">
              <draw:text-box>
                <text:p text:style-name="P8"><text:span text:style-name="T21">Hygiene-</text:span></text:p>
                <text:p text:style-name="P8"><text:span text:style-name="T21">Boiler</text:span></text:p>
                <text:p text:style-name="P8"><text:span text:style-name="T21">300L</text:span></text:p>
                <text:p text:style-name="P8"><text:span text:style-name="T21">2 extra spiralen</text:span></text:p>
              </draw:text-box>
            </draw:frame>
          </draw:g>
          <draw:custom-shape draw:style-name="gr88" draw:text-style-name="P44" draw:layer="layout" svg:width="0.5cm" svg:height="8.5cm" draw:transform="rotate (1.5707963267949) translate (23cm 8.5cm)">
            <text:p/>
            <draw:enhanced-geometry svg:viewBox="0 0 21600 21600" draw:mirror-horizontal="false" draw:mirror-vertical="true" draw:type="rectangle" draw:enhanced-path="M 0 0 L 21600 0 21600 21600 0 21600 0 0 Z N"/>
          </draw:custom-shape>
          <draw:custom-shape draw:style-name="gr89" draw:text-style-name="P45" draw:layer="layout" svg:width="1cm" svg:height="6cm" draw:transform="rotate (1.5707963267949) translate (24.5cm 7.5cm)">
            <text:p/>
            <draw:enhanced-geometry svg:viewBox="0 0 21600 21600" draw:mirror-horizontal="false" draw:mirror-vertical="false" draw:type="rectangle" draw:enhanced-path="M 0 0 L 21600 0 21600 21600 0 21600 0 0 Z N"/>
          </draw:custom-shape>
          <draw:custom-shape draw:style-name="gr90" draw:text-style-name="P39" draw:layer="layout" svg:width="0.5cm" svg:height="3cm" draw:transform="rotate (1.5707963267949) translate (18cm 7cm)">
            <text:p/>
            <draw:enhanced-geometry svg:viewBox="0 0 21600 21600" draw:mirror-horizontal="false" draw:mirror-vertical="false" draw:type="rectangle" draw:enhanced-path="M 0 0 L 21600 0 21600 21600 0 21600 0 0 Z N"/>
          </draw:custom-shape>
          <draw:custom-shape draw:style-name="gr91" draw:text-style-name="P45" draw:layer="layout" svg:width="13.5cm" svg:height="1cm" draw:transform="rotate (1.5707963267949) translate (14.5cm 24.5cm)">
            <text:p/>
            <draw:enhanced-geometry svg:viewBox="0 0 21600 21600" draw:mirror-horizontal="false" draw:mirror-vertical="false" draw:type="rectangle" draw:enhanced-path="M 0 0 L 21600 0 21600 21600 0 21600 0 0 Z N"/>
          </draw:custom-shape>
          <draw:custom-shape draw:style-name="gr92" draw:text-style-name="P44" draw:layer="layout" svg:width="0.5cm" svg:height="1.5cm" draw:transform="rotate (1.5707963267949) translate (18cm 23.5cm)">
            <text:p/>
            <draw:enhanced-geometry svg:viewBox="0 0 21600 21600" draw:mirror-horizontal="false" draw:mirror-vertical="true" draw:type="rectangle" draw:enhanced-path="M 0 0 L 21600 0 21600 21600 0 21600 0 0 Z N"/>
          </draw:custom-shape>
          <draw:custom-shape draw:style-name="gr93" draw:text-style-name="P39" draw:layer="layout" svg:width="10cm" svg:height="0.5cm" draw:transform="rotate (1.5707963267949) translate (17.5cm 24.5cm)">
            <text:p/>
            <draw:enhanced-geometry svg:viewBox="0 0 21600 21600" draw:mirror-horizontal="false" draw:mirror-vertical="false" draw:type="rectangle" draw:enhanced-path="M 0 0 L 21600 0 21600 21600 0 21600 0 0 Z N"/>
          </draw:custom-shape>
          <draw:custom-shape draw:style-name="gr94" draw:text-style-name="P45" draw:layer="layout" svg:width="1cm" svg:height="2cm" draw:transform="rotate (1.5707963267949) translate (30.5cm 24.5cm)">
            <text:p/>
            <draw:enhanced-geometry svg:viewBox="0 0 21600 21600" draw:mirror-horizontal="false" draw:mirror-vertical="false" draw:type="rectangle" draw:enhanced-path="M 0 0 L 21600 0 21600 21600 0 21600 0 0 Z N"/>
          </draw:custom-shape>
          <draw:custom-shape draw:style-name="gr95" draw:text-style-name="P39" draw:layer="layout" svg:width="11.5cm" svg:height="0.5cm" draw:transform="rotate (1.5707963267949) translate (12.5cm 19cm)">
            <text:p text:style-name="P8"><text:span text:style-name="T22">bron</text:span></text:p>
            <draw:enhanced-geometry svg:viewBox="0 0 21600 21600" draw:mirror-horizontal="false" draw:mirror-vertical="false" draw:type="rectangle" draw:enhanced-path="M 0 0 L 21600 0 21600 21600 0 21600 0 0 Z N"/>
          </draw:custom-shape>
          <draw:custom-shape draw:style-name="gr96" draw:text-style-name="P45" draw:layer="layout" svg:width="2cm" svg:height="1cm" draw:transform="rotate (1.5707963267949) translate (10.5cm 13cm)">
            <text:p/>
            <draw:enhanced-geometry svg:viewBox="0 0 21600 21600" draw:mirror-horizontal="false" draw:mirror-vertical="false" draw:type="rectangle" draw:enhanced-path="M 0 0 L 21600 0 21600 21600 0 21600 0 0 Z N"/>
          </draw:custom-shape>
          <draw:custom-shape draw:style-name="gr97" draw:text-style-name="P44" draw:layer="layout" svg:width="16.5cm" svg:height="0.5cm" draw:transform="rotate (1.5707963267949) translate (18cm 23.5cm)">
            <text:p/>
            <draw:enhanced-geometry svg:viewBox="0 0 21600 21600" draw:mirror-horizontal="false" draw:mirror-vertical="false" draw:type="rectangle" draw:enhanced-path="M 0 0 L 21600 0 21600 21600 0 21600 0 0 Z N"/>
          </draw:custom-shape>
          <draw:custom-shape draw:style-name="gr98" draw:text-style-name="P45" draw:layer="layout" svg:width="1cm" svg:height="4cm" draw:transform="rotate (1.5707963267949) translate (10.5cm 24.5cm)">
            <text:p/>
            <draw:enhanced-geometry svg:viewBox="0 0 21600 21600" draw:mirror-horizontal="false" draw:mirror-vertical="false" draw:type="rectangle" draw:enhanced-path="M 0 0 L 21600 0 21600 21600 0 21600 0 0 Z N"/>
          </draw:custom-shape>
          <draw:custom-shape draw:style-name="gr99" draw:text-style-name="P45" draw:layer="layout" svg:width="1cm" svg:height="1.5cm" draw:transform="rotate (1.5707963267949) translate (10.5cm 15.5cm)">
            <text:p/>
            <draw:enhanced-geometry svg:viewBox="0 0 21600 21600" draw:mirror-horizontal="false" draw:mirror-vertical="false" draw:type="rectangle" draw:enhanced-path="M 0 0 L 21600 0 21600 21600 0 21600 0 0 Z N"/>
          </draw:custom-shape>
          <draw:custom-shape draw:style-name="gr100" draw:text-style-name="P45" draw:layer="layout" svg:width="4.5cm" svg:height="1cm" draw:transform="rotate (1.5707963267949) translate (11.5cm 15.5cm)">
            <text:p/>
            <draw:enhanced-geometry svg:viewBox="0 0 21600 21600" draw:mirror-horizontal="false" draw:mirror-vertical="false" draw:type="rectangle" draw:enhanced-path="M 0 0 L 21600 0 21600 21600 0 21600 0 0 Z N"/>
          </draw:custom-shape>
          <draw:custom-shape draw:style-name="gr99" draw:text-style-name="P45" draw:layer="layout" svg:width="1cm" svg:height="1.5cm" draw:transform="rotate (1.5707963267949) translate (30.5cm 22.5cm)">
            <text:p/>
            <draw:enhanced-geometry svg:viewBox="0 0 21600 21600" draw:mirror-horizontal="false" draw:mirror-vertical="false" draw:type="rectangle" draw:enhanced-path="M 0 0 L 21600 0 21600 21600 0 21600 0 0 Z N"/>
          </draw:custom-shape>
          <draw:custom-shape draw:style-name="gr101" draw:text-style-name="P45" draw:layer="layout" svg:width="1cm" svg:height="2.5cm" draw:transform="rotate (1.5707963267949) translate (15.5cm 5.5cm)">
            <text:p/>
            <draw:enhanced-geometry svg:viewBox="0 0 21600 21600" draw:mirror-horizontal="false" draw:mirror-vertical="false" draw:type="rectangle" draw:enhanced-path="M 0 0 L 21600 0 21600 21600 0 21600 0 0 Z N"/>
          </draw:custom-shape>
          <draw:custom-shape draw:style-name="gr102" draw:text-style-name="P39" draw:layer="layout" svg:width="3.5cm" svg:height="0.5cm" draw:transform="rotate (1.5707963267949) translate (12cm 11cm)">
            <text:p/>
            <draw:enhanced-geometry svg:viewBox="0 0 21600 21600" draw:mirror-horizontal="false" draw:mirror-vertical="false" draw:type="rectangle" draw:enhanced-path="M 0 0 L 21600 0 21600 21600 0 21600 0 0 Z N"/>
          </draw:custom-shape>
          <draw:g>
            <draw:custom-shape draw:style-name="gr103" draw:text-style-name="P46" draw:layer="layout" svg:width="2cm" svg:height="2cm" svg:x="10cm" svg:y="13.5cm">
              <text:p/>
              <draw:enhanced-geometry svg:viewBox="0 0 21600 21600" draw:mirror-horizontal="false" draw:type="rectangle" draw:enhanced-path="M 0 0 L 21600 0 21600 21600 0 21600 0 0 Z N"/>
            </draw:custom-shape>
            <draw:custom-shape draw:style-name="gr98" draw:text-style-name="P45" draw:layer="layout" svg:width="1cm" svg:height="4cm" draw:transform="rotate (1.5707963267949) translate (7cm 15cm)">
              <text:p/>
              <draw:enhanced-geometry svg:viewBox="0 0 21600 21600" draw:mirror-horizontal="false" draw:mirror-vertical="false" draw:type="rectangle" draw:enhanced-path="M 0 0 L 21600 0 21600 21600 0 21600 0 0 Z N"/>
            </draw:custom-shape>
            <draw:path draw:style-name="gr104" draw:text-style-name="P47" draw:layer="layout" svg:width="1.1cm" svg:height="1.549cm" svg:x="10.45cm" svg:y="13.95cm" svg:viewBox="0 0 1101 1550" svg:d="M1050 1550h-1000v-500h1000zM551 0c-312 0-550 238-550 550s238 550 550 550 550-238 550-550-238-550-550-550zM1101 0zM0 1101z">
              <text:p text:style-name="P8"><text:span text:style-name="T23">4</text:span></text:p>
            </draw:path>
            <draw:custom-shape draw:style-name="gr105" draw:text-style-name="P48" draw:layer="layout" svg:width="0.5cm" svg:height="0.5cm" draw:transform="rotate (-3.14159265358979) translate (11.25cm 15.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06" draw:text-style-name="P49" draw:layer="layout" svg:width="22cm" svg:height="22cm" draw:transform="rotate (1.5707963267949) translate (10.5cm 25.5cm)">
            <text:p/>
            <draw:enhanced-geometry svg:viewBox="0 0 21600 21600" draw:mirror-horizontal="true" draw:mirror-vertical="true" draw:type="rectangle" draw:enhanced-path="M 0 0 L 21600 0 21600 21600 0 21600 0 0 Z N"/>
          </draw:custom-shape>
          <draw:custom-shape draw:style-name="gr107" draw:text-style-name="P44" draw:layer="layout" svg:width="3.5cm" svg:height="0.5cm" draw:transform="rotate (1.5707963267949) translate (11cm 11cm)">
            <text:p/>
            <draw:enhanced-geometry svg:viewBox="0 0 21600 21600" draw:mirror-horizontal="false" draw:mirror-vertical="false" draw:type="rectangle" draw:enhanced-path="M 0 0 L 21600 0 21600 21600 0 21600 0 0 Z N"/>
          </draw:custom-shape>
          <draw:custom-shape draw:style-name="gr108" draw:text-style-name="P50" draw:layer="layout" svg:width="0.5cm" svg:height="3cm" draw:transform="rotate (1.5707963267949) translate (15cm 7.5cm)">
            <text:p/>
            <draw:enhanced-geometry svg:viewBox="0 0 21600 21600" draw:mirror-horizontal="false" draw:mirror-vertical="true" draw:type="rectangle" draw:enhanced-path="M 0 0 L 21600 0 21600 21600 0 21600 0 0 Z N"/>
          </draw:custom-shape>
          <draw:custom-shape draw:style-name="gr109" draw:text-style-name="P39" draw:layer="layout" svg:width="4.5cm" svg:height="0.5cm" draw:transform="rotate (1.5707963267949) translate (13cm 19cm)">
            <text:p text:style-name="P8"><text:span text:style-name="T22">bron</text:span></text:p>
            <draw:enhanced-geometry svg:viewBox="0 0 21600 21600" draw:mirror-horizontal="false" draw:mirror-vertical="false" draw:type="rectangle" draw:enhanced-path="M 0 0 L 21600 0 21600 21600 0 21600 0 0 Z N"/>
          </draw:custom-shape>
          <draw:g>
            <draw:custom-shape draw:style-name="gr103" draw:text-style-name="P46" draw:layer="layout" svg:width="2cm" svg:height="2cm" svg:x="17cm" svg:y="4.5cm">
              <text:p/>
              <draw:enhanced-geometry svg:viewBox="0 0 21600 21600" draw:type="rectangle" draw:enhanced-path="M 0 0 L 21600 0 21600 21600 0 21600 0 0 Z N"/>
            </draw:custom-shape>
            <draw:path draw:style-name="gr104" draw:text-style-name="P47" draw:layer="layout" svg:width="1.1cm" svg:height="1.55cm" svg:x="17.45cm" svg:y="4.5cm" svg:viewBox="0 0 1101 1551" svg:d="M1051 500h-1000v-500h1000zM551 450c-312 0-550 238-550 550s238 550 550 550 550-238 550-550-238-550-550-550zM1101 450zM0 1551z">
              <text:p text:style-name="P8"><text:span text:style-name="T23">1</text:span></text:p>
            </draw:path>
            <draw:custom-shape draw:style-name="gr105" draw:text-style-name="P48" draw:layer="layout" svg:width="0.5cm" svg:height="0.5cm" draw:transform="rotate (-3.14159265358979) translate (18.25cm 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10" draw:text-style-name="P51" draw:layer="layout" svg:width="3.5cm" svg:height="2.5cm" svg:x="27cm" svg:y="1cm">
            <draw:text-box>
              <text:p text:style-name="P8"><text:span text:style-name="T24">naar zonne-collectoren</text:span></text:p>
            </draw:text-box>
          </draw:frame>
          <draw:g>
            <draw:custom-shape draw:style-name="gr103" draw:text-style-name="P46" draw:layer="layout" svg:width="2cm" svg:height="2cm" svg:x="24cm" svg:y="5.5cm">
              <text:p/>
              <draw:enhanced-geometry svg:viewBox="0 0 21600 21600" draw:type="rectangle" draw:enhanced-path="M 0 0 L 21600 0 21600 21600 0 21600 0 0 Z N"/>
            </draw:custom-shape>
            <draw:path draw:style-name="gr104" draw:text-style-name="P47" draw:layer="layout" svg:width="1.1cm" svg:height="1.549cm" svg:x="24.45cm" svg:y="5.95cm" svg:viewBox="0 0 1101 1550" svg:d="M1050 1550h-1000v-500h1000zM551 0c-312 0-550 238-550 550s238 550 550 550 550-238 550-550-238-550-550-550zM1101 0zM0 1101z">
              <text:p text:style-name="P8"><text:span text:style-name="T23">1</text:span></text:p>
            </draw:path>
            <draw:custom-shape draw:style-name="gr105" draw:text-style-name="P48" draw:layer="layout" svg:width="0.5cm" svg:height="0.5cm" draw:transform="rotate (-3.14159265358979) translate (25.25cm 7.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1" draw:text-style-name="P39" draw:layer="layout" svg:width="18cm" svg:height="0.5cm" draw:transform="rotate (1.5707963267949) translate (28.5cm 21.5cm)">
            <text:p/>
            <draw:enhanced-geometry svg:viewBox="0 0 21600 21600" draw:mirror-horizontal="false" draw:mirror-vertical="false" draw:type="rectangle" draw:enhanced-path="M 0 0 L 21600 0 21600 21600 0 21600 0 0 Z N"/>
          </draw:custom-shape>
          <draw:custom-shape draw:style-name="gr112" draw:text-style-name="P44" draw:layer="layout" svg:width="0.5cm" svg:height="3.5cm" draw:transform="rotate (1.5707963267949) translate (16.5cm 11cm)">
            <text:p/>
            <draw:enhanced-geometry svg:viewBox="0 0 21600 21600" draw:mirror-horizontal="false" draw:mirror-vertical="false" draw:type="rectangle" draw:enhanced-path="M 0 0 L 21600 0 21600 21600 0 21600 0 0 Z N"/>
          </draw:custom-shape>
          <draw:custom-shape draw:style-name="gr113" draw:text-style-name="P44" draw:layer="layout" svg:width="0.5cm" svg:height="3cm" draw:transform="rotate (1.5707963267949) translate (17cm 14cm)">
            <text:p/>
            <draw:enhanced-geometry svg:viewBox="0 0 21600 21600" draw:mirror-horizontal="false" draw:mirror-vertical="false" draw:type="rectangle" draw:enhanced-path="M 0 0 L 21600 0 21600 21600 0 21600 0 0 Z N"/>
          </draw:custom-shape>
          <draw:frame draw:style-name="gr114" draw:text-style-name="P52" draw:layer="layout" svg:width="8cm" svg:height="9cm" svg:x="33cm" svg:y="11cm">
            <draw:text-box>
              <text:p/>
            </draw:text-box>
          </draw:frame>
          <draw:frame draw:style-name="gr115" draw:text-style-name="P53" draw:layer="layout" svg:width="6cm" svg:height="12.201cm" svg:x="34.5cm" svg:y="11cm">
            <draw:text-box>
              <text:p><text:span text:style-name="T25">Pomp A, B: boiler opwarmen met warmtepomp vanuit buffer4</text:span></text:p>
              <text:p><text:span text:style-name="T25"/></text:p>
              <text:p><text:span text:style-name="T25">Pomp C: boiler opwarmen met zonnecollectoren</text:span></text:p>
              <text:p><text:span text:style-name="T25"/></text:p>
              <text:p><text:span text:style-name="T25">Pomp D: buffer23 opwarmen vanuit boiler, boiler vullen vanuit buffer23. Als Pomp D stilstaat, dan open stroming van buffer 1 naar buffer 23</text:span></text:p>
              <text:p><text:span text:style-name="T25"/></text:p>
              <text:p><text:span text:style-name="T25">Pomp E: buffer1 opwarmen vanuit buffer23 (circulatie). Of via driewegklep buffer1 afkoelen vanuit buffer4</text:span></text:p>
              <text:p><text:span text:style-name="T25"/></text:p>
              <text:p><text:span text:style-name="T25">Pomp F: vloerverwarming verdieping vanuit boiler</text:span></text:p>
              <text:p><text:span text:style-name="T25"/></text:p>
              <text:p><text:span text:style-name="T25">Hemelwater kan gebruikt worden als buffer4 kouder is dan het hemelwater</text:span></text:p>
              <text:p><text:span text:style-name="T25"/></text:p>
            </draw:text-box>
          </draw:frame>
          <draw:g>
            <draw:custom-shape draw:style-name="gr103" draw:text-style-name="P46" draw:layer="layout" svg:width="2cm" svg:height="2cm" svg:x="10cm" svg:y="22.5cm">
              <text:p/>
              <draw:enhanced-geometry svg:viewBox="0 0 21600 21600" draw:type="rectangle" draw:enhanced-path="M 0 0 L 21600 0 21600 21600 0 21600 0 0 Z N"/>
            </draw:custom-shape>
            <draw:custom-shape draw:style-name="gr94" draw:text-style-name="P45" draw:layer="layout" svg:width="1cm" svg:height="2cm" draw:transform="rotate (1.5707963267949) translate (9cm 24cm)">
              <text:p/>
              <draw:enhanced-geometry svg:viewBox="0 0 21600 21600" draw:mirror-horizontal="false" draw:mirror-vertical="false" draw:type="rectangle" draw:enhanced-path="M 0 0 L 21600 0 21600 21600 0 21600 0 0 Z N"/>
            </draw:custom-shape>
            <draw:path draw:style-name="gr104" draw:text-style-name="P47" draw:layer="layout" svg:width="1.1cm" svg:height="1.549cm" svg:x="10.45cm" svg:y="22.95cm" svg:viewBox="0 0 1101 1550" svg:d="M1050 1550h-1000v-500h1000zM551 0c-312 0-550 238-550 550s238 550 550 550 550-238 550-550-238-550-550-550zM1101 0zM0 1101z">
              <text:p text:style-name="P8"><text:span text:style-name="T23">3</text:span></text:p>
            </draw:path>
            <draw:custom-shape draw:style-name="gr105" draw:text-style-name="P48" draw:layer="layout" svg:width="0.5cm" svg:height="0.5cm" draw:transform="rotate (-3.14159265358979) translate (11.25cm 24.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6" draw:text-style-name="P50" draw:layer="layout" svg:width="0.5cm" svg:height="5cm" draw:transform="rotate (1.5707963267949) translate (23cm 18cm)">
            <text:p/>
            <draw:enhanced-geometry svg:viewBox="0 0 21600 21600" draw:mirror-horizontal="false" draw:mirror-vertical="true" draw:type="rectangle" draw:enhanced-path="M 0 0 L 21600 0 21600 21600 0 21600 0 0 Z N"/>
          </draw:custom-shape>
          <draw:custom-shape draw:style-name="gr117" draw:text-style-name="P50" draw:layer="layout" svg:width="14.5cm" svg:height="0.5cm" draw:transform="rotate (1.5707963267949) translate (28cm 18cm)">
            <text:p/>
            <draw:enhanced-geometry svg:viewBox="0 0 21600 21600" draw:mirror-horizontal="false" draw:mirror-vertical="false" draw:type="rectangle" draw:enhanced-path="M 0 0 L 21600 0 21600 21600 0 21600 0 0 Z N"/>
          </draw:custom-shape>
          <draw:custom-shape draw:style-name="gr118" draw:text-style-name="P50" draw:layer="layout" svg:width="3.5cm" svg:height="0.5cm" draw:transform="rotate (1.5707963267949) translate (15cm 11cm)">
            <text:p/>
            <draw:enhanced-geometry svg:viewBox="0 0 21600 21600" draw:mirror-horizontal="false" draw:mirror-vertical="false" draw:type="rectangle" draw:enhanced-path="M 0 0 L 21600 0 21600 21600 0 21600 0 0 Z N"/>
          </draw:custom-shape>
          <draw:custom-shape draw:style-name="gr119" draw:text-style-name="P47" draw:layer="layout" svg:width="6.004cm" svg:height="1cm" draw:transform="rotate (-3.13461133658182) translate (40cm 7cm)">
            <text:p text:style-name="P8"><text:span text:style-name="T26">PE drukleiding 50mm</text:span></text:p>
            <draw:enhanced-geometry svg:viewBox="0 0 21600 21600" draw:mirror-horizontal="false" draw:mirror-vertical="true" draw:type="rectangle" draw:enhanced-path="M 0 0 L 21600 0 21600 21600 0 21600 0 0 Z N"/>
          </draw:custom-shape>
          <draw:custom-shape draw:style-name="gr120" draw:text-style-name="P54" draw:layer="layout" svg:width="6cm" svg:height="1cm" svg:x="34cm" svg:y="7.5cm">
            <text:p text:style-name="P8"><text:span text:style-name="T26">Messing warm</text:span></text:p>
            <draw:enhanced-geometry svg:viewBox="0 0 21600 21600" draw:mirror-horizontal="false" draw:mirror-vertical="false" draw:type="rectangle" draw:enhanced-path="M 0 0 L 21600 0 21600 21600 0 21600 0 0 Z N"/>
          </draw:custom-shape>
          <draw:custom-shape draw:style-name="gr121" draw:text-style-name="P55" draw:layer="layout" svg:width="6cm" svg:height="1cm" svg:x="34cm" svg:y="9cm">
            <text:p text:style-name="P8"><text:span text:style-name="T26">Messing koud</text:span></text:p>
            <draw:enhanced-geometry svg:viewBox="0 0 21600 21600" draw:mirror-horizontal="false" draw:mirror-vertical="false" draw:type="rectangle" draw:enhanced-path="M 0 0 L 21600 0 21600 21600 0 21600 0 0 Z N"/>
          </draw:custom-shape>
          <draw:custom-shape draw:style-name="gr122" draw:text-style-name="P39" draw:layer="layout" svg:width="0.5cm" svg:height="5.5cm" draw:transform="rotate (1.5707963267949) translate (23cm 21.5cm)">
            <text:p/>
            <draw:enhanced-geometry svg:viewBox="0 0 21600 21600" draw:mirror-horizontal="false" draw:mirror-vertical="false" draw:type="rectangle" draw:enhanced-path="M 0 0 L 21600 0 21600 21600 0 21600 0 0 Z N"/>
          </draw:custom-shape>
          <draw:custom-shape draw:style-name="gr123" draw:text-style-name="P44" draw:layer="layout" svg:width="2.5cm" svg:height="1cm" draw:transform="rotate (1.5707963267949) translate (14.5cm 10.5cm)">
            <text:p text:style-name="P8"><text:span text:style-name="T22">Filter</text:span></text:p>
            <draw:enhanced-geometry svg:viewBox="0 0 21600 21600" draw:mirror-horizontal="false" draw:mirror-vertical="false" draw:type="rectangle" draw:enhanced-path="M 0 0 L 21600 0 21600 21600 0 21600 0 0 Z N"/>
          </draw:custom-shape>
          <draw:custom-shape draw:style-name="gr124" draw:text-style-name="P45" draw:layer="layout" svg:width="2.5cm" svg:height="1cm" draw:transform="rotate (1.5707963267949) translate (31.5cm 13.5cm)">
            <text:p/>
            <draw:enhanced-geometry svg:viewBox="0 0 21600 21600" draw:mirror-horizontal="false" draw:mirror-vertical="false" draw:type="rectangle" draw:enhanced-path="M 0 0 L 21600 0 21600 21600 0 21600 0 0 Z N"/>
          </draw:custom-shape>
          <draw:custom-shape draw:style-name="gr125" draw:text-style-name="P44" draw:layer="layout" svg:width="8.5cm" svg:height="0.5cm" draw:transform="rotate (1.5707963267949) translate (16cm 19cm)">
            <text:p text:style-name="P8"><text:span text:style-name="T22">warm</text:span></text:p>
            <draw:enhanced-geometry svg:viewBox="0 0 21600 21600" draw:mirror-horizontal="false" draw:mirror-vertical="false" draw:type="rectangle" draw:enhanced-path="M 0 0 L 21600 0 21600 21600 0 21600 0 0 Z N"/>
          </draw:custom-shape>
          <draw:custom-shape draw:style-name="gr108" draw:text-style-name="P50" draw:layer="layout" svg:width="0.5cm" svg:height="3cm" draw:transform="rotate (1.5707963267949) translate (12.5cm 5.5cm)">
            <text:p/>
            <draw:enhanced-geometry svg:viewBox="0 0 21600 21600" draw:mirror-horizontal="false" draw:mirror-vertical="true" draw:type="rectangle" draw:enhanced-path="M 0 0 L 21600 0 21600 21600 0 21600 0 0 Z N"/>
          </draw:custom-shape>
          <draw:custom-shape draw:style-name="gr126" draw:text-style-name="P44" draw:layer="layout" svg:width="5.5cm" svg:height="0.5cm" draw:transform="rotate (1.5707963267949) translate (16.5cm 19cm)">
            <text:p text:style-name="P8"><text:span text:style-name="T22">warm</text:span></text:p>
            <draw:enhanced-geometry svg:viewBox="0 0 21600 21600" draw:mirror-horizontal="false" draw:mirror-vertical="false" draw:type="rectangle" draw:enhanced-path="M 0 0 L 21600 0 21600 21600 0 21600 0 0 Z N"/>
          </draw:custom-shape>
          <draw:g>
            <draw:custom-shape draw:style-name="gr103" draw:text-style-name="P46" draw:layer="layout" svg:width="2cm" svg:height="2cm" svg:x="31cm" svg:y="23.5cm">
              <text:p/>
              <draw:enhanced-geometry svg:viewBox="0 0 21600 21600" draw:mirror-horizontal="true" draw:type="rectangle" draw:enhanced-path="M 0 0 L 21600 0 21600 21600 0 21600 0 0 Z N"/>
            </draw:custom-shape>
            <draw:custom-shape draw:style-name="gr98" draw:text-style-name="P45" draw:layer="layout" svg:width="1cm" svg:height="4cm" draw:transform="rotate (1.5707963267949) translate (32cm 25cm)">
              <text:p/>
              <draw:enhanced-geometry svg:viewBox="0 0 21600 21600" draw:mirror-horizontal="true" draw:mirror-vertical="false" draw:type="rectangle" draw:enhanced-path="M 0 0 L 21600 0 21600 21600 0 21600 0 0 Z N"/>
            </draw:custom-shape>
            <draw:path draw:style-name="gr104" draw:text-style-name="P47" draw:layer="layout" svg:width="1.1cm" svg:height="1.55cm" svg:x="31.449cm" svg:y="23.5cm" svg:viewBox="0 0 1101 1551" svg:d="M50 500h1000v-500h-1000zM550 450c312 0 550 238 550 550s-238 550-550 550-550-238-550-550 238-550 550-550zM0 450zM1101 1551z">
              <text:p text:style-name="P8"><text:span text:style-name="T23">4</text:span></text:p>
            </draw:path>
            <draw:custom-shape draw:style-name="gr105" draw:text-style-name="P48" draw:layer="layout" svg:width="0.5cm" svg:height="0.5cm" draw:transform="rotate (-3.14159265358979) translate (32.25cm 24cm)">
              <text:p/>
              <draw:enhanced-geometry svg:viewBox="0 0 21600 21600" draw:mirror-vertical="true" draw:mirror-horizontal="fals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3" draw:text-style-name="P46" draw:layer="layout" svg:width="2cm" svg:height="2cm" svg:x="31cm" svg:y="21.5cm">
              <text:p/>
              <draw:enhanced-geometry svg:viewBox="0 0 21600 21600" draw:type="rectangle" draw:enhanced-path="M 0 0 L 21600 0 21600 21600 0 21600 0 0 Z N"/>
            </draw:custom-shape>
            <draw:custom-shape draw:style-name="gr94" draw:text-style-name="P45" draw:layer="layout" svg:width="1cm" svg:height="2cm" draw:transform="rotate (1.5707963267949) translate (32cm 23cm)">
              <text:p/>
              <draw:enhanced-geometry svg:viewBox="0 0 21600 21600" draw:mirror-horizontal="false" draw:mirror-vertical="false" draw:type="rectangle" draw:enhanced-path="M 0 0 L 21600 0 21600 21600 0 21600 0 0 Z N"/>
            </draw:custom-shape>
            <draw:path draw:style-name="gr104" draw:text-style-name="P47" draw:layer="layout" svg:width="1.1cm" svg:height="1.55cm" svg:x="31.45cm" svg:y="21.5cm" svg:viewBox="0 0 1101 1551" svg:d="M1051 500h-1000v-500h1000zM551 450c-312 0-550 238-550 550s238 550 550 550 550-238 550-550-238-550-550-550zM1101 450zM0 1551z">
              <text:p text:style-name="P8"><text:span text:style-name="T23">3</text:span></text:p>
            </draw:path>
            <draw:custom-shape draw:style-name="gr105" draw:text-style-name="P48" draw:layer="layout" svg:width="0.5cm" svg:height="0.5cm" draw:transform="rotate (-3.14159265358979) translate (32.25cm 22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3" draw:text-style-name="P46" draw:layer="layout" svg:width="2cm" svg:height="2cm" svg:x="10cm" svg:y="11.5cm">
              <text:p/>
              <draw:enhanced-geometry svg:viewBox="0 0 21600 21600" draw:type="rectangle" draw:enhanced-path="M 0 0 L 21600 0 21600 21600 0 21600 0 0 Z N"/>
            </draw:custom-shape>
            <draw:custom-shape draw:style-name="gr94" draw:text-style-name="P45" draw:layer="layout" svg:width="1cm" svg:height="2cm" draw:transform="rotate (1.5707963267949) translate (9cm 13cm)">
              <text:p/>
              <draw:enhanced-geometry svg:viewBox="0 0 21600 21600" draw:mirror-horizontal="false" draw:mirror-vertical="false" draw:type="rectangle" draw:enhanced-path="M 0 0 L 21600 0 21600 21600 0 21600 0 0 Z N"/>
            </draw:custom-shape>
            <draw:path draw:style-name="gr104" draw:text-style-name="P47" draw:layer="layout" svg:width="1.1cm" svg:height="1.549cm" svg:x="10.45cm" svg:y="11.95cm" svg:viewBox="0 0 1101 1550" svg:d="M1050 1550h-1000v-500h1000zM551 0c-312 0-550 238-550 550s238 550 550 550 550-238 550-550-238-550-550-550zM1101 0zM0 1101z">
              <text:p text:style-name="P8"><text:span text:style-name="T23">2</text:span></text:p>
            </draw:path>
            <draw:custom-shape draw:style-name="gr105" draw:text-style-name="P48" draw:layer="layout" svg:width="0.5cm" svg:height="0.5cm" draw:transform="rotate (-3.14159265358979) translate (11.25cm 13.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3" draw:text-style-name="P46" draw:layer="layout" svg:width="2cm" svg:height="2cm" svg:x="31cm" svg:y="12.5cm">
              <text:p/>
              <draw:enhanced-geometry svg:viewBox="0 0 21600 21600" draw:type="rectangle" draw:enhanced-path="M 0 0 L 21600 0 21600 21600 0 21600 0 0 Z N"/>
            </draw:custom-shape>
            <draw:custom-shape draw:style-name="gr94" draw:text-style-name="P45" draw:layer="layout" svg:width="1cm" svg:height="2cm" draw:transform="rotate (1.5707963267949) translate (32cm 14cm)">
              <text:p/>
              <draw:enhanced-geometry svg:viewBox="0 0 21600 21600" draw:mirror-horizontal="false" draw:mirror-vertical="false" draw:type="rectangle" draw:enhanced-path="M 0 0 L 21600 0 21600 21600 0 21600 0 0 Z N"/>
            </draw:custom-shape>
            <draw:path draw:style-name="gr104" draw:text-style-name="P47" draw:layer="layout" svg:width="1.1cm" svg:height="1.55cm" svg:x="31.45cm" svg:y="12.5cm" svg:viewBox="0 0 1101 1551" svg:d="M1051 500h-1000v-500h1000zM551 450c-312 0-550 238-550 550s238 550 550 550 550-238 550-550-238-550-550-550zM1101 450zM0 1551z">
              <text:p text:style-name="P8"><text:span text:style-name="T23">2</text:span></text:p>
            </draw:path>
            <draw:custom-shape draw:style-name="gr105" draw:text-style-name="P48" draw:layer="layout" svg:width="0.5cm" svg:height="0.5cm" draw:transform="rotate (-3.14159265358979) translate (32.25cm 13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27" draw:text-style-name="P25" draw:layer="layout" svg:width="1.502cm" svg:height="1.498cm" svg:x="27.998cm" svg:y="4.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26" draw:layer="layout" svg:width="0.96cm" svg:height="0.959cm" svg:x="28.264cm" svg:y="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9" draw:text-style-name="P27" draw:layer="layout" svg:width="1.2cm" svg:height="1.199cm" svg:x="28.15cm" svg:y="4.65cm">
              <text:p text:style-name="P8"><text:span text:style-name="T1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0" draw:text-style-name="P25" draw:layer="layout" svg:width="1.502cm" svg:height="1.5cm" svg:x="13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26" draw:layer="layout" svg:width="0.959cm" svg:height="0.96cm" draw:transform="rotate (-1.5707963267949) translate (14.353cm 4.7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1" draw:text-style-name="P27" draw:layer="layout" svg:width="1.2cm" svg:height="1.2cm" svg:x="13.152cm" svg:y="4.649cm">
              <text:p text:style-name="P8"><text:span text:style-name="T15">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25" draw:layer="layout" svg:width="1.5cm" svg:height="1.5cm" svg:x="16cm" svg:y="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6" draw:layer="layout" svg:width="0.958cm" svg:height="0.96cm" draw:transform="rotate (1.5707963267949) translate (16.392cm 7.72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4" draw:text-style-name="P27" draw:layer="layout" svg:width="1.199cm" svg:height="1.2cm" svg:x="16.126cm" svg:y="6.648cm">
              <text:p text:style-name="P8"><text:span text:style-name="T15">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5" draw:text-style-name="P25" draw:layer="layout" svg:width="1.5cm" svg:height="1.499cm" svg:x="12.5cm" svg:y="17.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26" draw:layer="layout" svg:width="0.959cm" svg:height="0.959cm" draw:transform="rotate (-3.14159265358979) translate (13.735cm 18.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6" draw:text-style-name="P27" draw:layer="layout" svg:width="1.198cm" svg:height="1.2cm" svg:x="12.652cm" svg:y="17.149cm">
              <text:p text:style-name="P8"><text:span text:style-name="T1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7" draw:text-style-name="P25" draw:layer="layout" svg:width="1.502cm" svg:height="1.498cm" svg:x="15.5cm" svg:y="17.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26" draw:layer="layout" svg:width="0.96cm" svg:height="0.959cm" svg:x="15.766cm" svg:y="1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9" draw:text-style-name="P27" draw:layer="layout" svg:width="1.2cm" svg:height="1.199cm" svg:x="15.652cm" svg:y="17.15cm">
              <text:p text:style-name="P8"><text:span text:style-name="T1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2" draw:text-style-name="P39" draw:layer="layout" svg:width="3.5cm" svg:height="0.5cm" draw:transform="rotate (1.5707963267949) translate (21cm 7cm)">
            <text:p/>
            <draw:enhanced-geometry svg:viewBox="0 0 21600 21600" draw:mirror-horizontal="false" draw:mirror-vertical="false" draw:type="rectangle" draw:enhanced-path="M 0 0 L 21600 0 21600 21600 0 21600 0 0 Z N"/>
          </draw:custom-shape>
          <draw:frame draw:style-name="gr110" draw:text-style-name="P51" draw:layer="layout" svg:width="4.5cm" svg:height="2.5cm" svg:x="19.5cm" svg:y="1cm">
            <draw:text-box>
              <text:p text:style-name="P8"><text:span text:style-name="T24">naar verwarming verdieping</text:span></text:p>
            </draw:text-box>
          </draw:frame>
          <draw:g>
            <draw:custom-shape draw:style-name="gr56" draw:text-style-name="P29" draw:layer="layout" svg:width="0.5cm" svg:height="0.5cm" draw:transform="rotate (1.5707963267949) translate (30.75cm 22.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31.25cm" svg:y1="21.75cm" svg:x2="31.25cm" svg:y2="22.25cm">
              <text:p/>
            </draw:line>
            <draw:custom-shape draw:style-name="gr57" draw:text-style-name="P13" draw:layer="layout" svg:width="1cm" svg:height="1cm" svg:x="30.5cm" svg:y="21.5cm">
              <text:p/>
              <draw:enhanced-geometry svg:viewBox="0 0 21600 21600" draw:mirror-horizontal="true" draw:type="rectangle" draw:enhanced-path="M 0 0 L 21600 0 21600 21600 0 21600 0 0 Z N"/>
            </draw:custom-shape>
          </draw:g>
          <draw:custom-shape draw:style-name="gr137" draw:text-style-name="P39" draw:layer="layout" svg:width="1.5cm" svg:height="0.5cm" draw:transform="rotate (1.5707963267949) translate (13.5cm 8cm)">
            <text:p/>
            <draw:enhanced-geometry svg:viewBox="0 0 21600 21600" draw:mirror-horizontal="false" draw:mirror-vertical="false" draw:type="rectangle" draw:enhanced-path="M 0 0 L 21600 0 21600 21600 0 21600 0 0 Z N"/>
          </draw:custom-shape>
          <draw:custom-shape draw:style-name="gr138" draw:text-style-name="P44" draw:layer="layout" svg:width="1cm" svg:height="0.5cm" draw:transform="rotate (1.5707963267949) translate (12cm 6cm)">
            <text:p/>
            <draw:enhanced-geometry svg:viewBox="0 0 21600 21600" draw:mirror-horizontal="false" draw:mirror-vertical="true" draw:type="rectangle" draw:enhanced-path="M 0 0 L 21600 0 21600 21600 0 21600 0 0 Z N"/>
          </draw:custom-shape>
          <draw:custom-shape draw:style-name="gr139" draw:text-style-name="P39" draw:layer="layout" svg:width="0.5cm" svg:height="1cm" draw:transform="rotate (1.5707963267949) translate (13cm 7cm)">
            <text:p/>
            <draw:enhanced-geometry svg:viewBox="0 0 21600 21600" draw:mirror-horizontal="false" draw:mirror-vertical="false" draw:type="rectangle" draw:enhanced-path="M 0 0 L 21600 0 21600 21600 0 21600 0 0 Z N"/>
          </draw:custom-shape>
          <draw:g>
            <draw:custom-shape draw:style-name="gr56" draw:text-style-name="P29" draw:layer="layout" svg:width="0.75cm" svg:height="0.75cm" draw:transform="rotate (1.5707963267949) translate (12.25cm 6.9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0" draw:text-style-name="P13" draw:layer="layout" svg:width="1.5cm" svg:height="1.5cm" svg:x="11.5cm" svg:y="5.853cm">
              <text:p/>
              <draw:enhanced-geometry svg:viewBox="0 0 21600 21600" draw:mirror-horizontal="false" draw:mirror-vertical="false" draw:type="rectangle" draw:enhanced-path="M 0 0 L 21600 0 21600 21600 0 21600 0 0 Z N"/>
            </draw:custom-shape>
            <draw:custom-shape draw:style-name="gr141" draw:text-style-name="P29" draw:layer="layout" svg:width="0.75cm" svg:height="0.75cm" draw:transform="rotate (1.5707963267949) translate (11.5cm 6.9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12.25cm" svg:y1="5.853cm" svg:x2="12.25cm" svg:y2="7.353cm">
              <text:p/>
            </draw:line>
            <draw:custom-shape draw:style-name="gr140" draw:text-style-name="P13" draw:layer="layout" svg:width="1.5cm" svg:height="1.5cm" draw:transform="rotate (-1.5707963267949) translate (13cm 5.853cm)">
              <text:p/>
              <draw:enhanced-geometry svg:viewBox="0 0 21600 21600" draw:mirror-horizontal="false" draw:mirror-vertical="false" draw:type="rectangle" draw:enhanced-path="M 0 0 L 21600 0 21600 21600 0 21600 0 0 Z N"/>
            </draw:custom-shape>
            <draw:custom-shape draw:style-name="gr141" draw:text-style-name="P29" draw:layer="layout" svg:width="0.75cm" svg:height="0.75cm" draw:transform="rotate (-3.14159265358979) translate (12.625cm 6.60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2" draw:text-style-name="P30" draw:layer="layout" svg:width="0.6cm" svg:height="0.6cm" draw:transform="rotate (-3.14159265358979) translate (12.55cm 7.5cm)">
              <text:p text:style-name="P8"><text:span text:style-name="T18">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3" draw:text-style-name="P50" draw:layer="layout" svg:width="0.5cm" svg:height="0.5cm" draw:transform="rotate (1.5707963267949) translate (11cm 7cm)">
            <text:p/>
            <draw:enhanced-geometry svg:viewBox="0 0 21600 21600" draw:mirror-horizontal="false" draw:mirror-vertical="true" draw:type="rectangle" draw:enhanced-path="M 0 0 L 21600 0 21600 21600 0 21600 0 0 Z N"/>
          </draw:custom-shape>
          <draw:custom-shape draw:style-name="gr144" draw:text-style-name="P44" draw:layer="layout" svg:width="1.5cm" svg:height="0.5cm" draw:transform="rotate (1.5707963267949) translate (10.5cm 8cm)">
            <text:p/>
            <draw:enhanced-geometry svg:viewBox="0 0 21600 21600" draw:mirror-horizontal="false" draw:mirror-vertical="true" draw:type="rectangle" draw:enhanced-path="M 0 0 L 21600 0 21600 21600 0 21600 0 0 Z N"/>
          </draw:custom-shape>
          <draw:custom-shape draw:style-name="gr145" draw:text-style-name="P50" draw:layer="layout" svg:width="5.5cm" svg:height="0.5cm" draw:transform="rotate (1.5707963267949) translate (22.5cm 9cm)">
            <text:p/>
            <draw:enhanced-geometry svg:viewBox="0 0 21600 21600" draw:mirror-horizontal="false" draw:mirror-vertical="false" draw:type="rectangle" draw:enhanced-path="M 0 0 L 21600 0 21600 21600 0 21600 0 0 Z N"/>
          </draw:custom-shape>
          <draw:g>
            <draw:custom-shape draw:style-name="gr132" draw:text-style-name="P25" draw:layer="layout" svg:width="1.5cm" svg:height="1.5cm" svg:x="22cm" svg:y="4.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6" draw:layer="layout" svg:width="0.958cm" svg:height="0.96cm" svg:x="22.27cm" svg:y="4.64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4" draw:text-style-name="P27" draw:layer="layout" svg:width="1.199cm" svg:height="1.2cm" svg:x="22.126cm" svg:y="4.648cm">
              <text:p text:style-name="P8"><text:span text:style-name="T15">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6" draw:text-style-name="P50" draw:layer="layout" svg:width="3cm" svg:height="0.5cm" draw:transform="rotate (1.5707963267949) translate (31.5cm 11cm)">
            <text:p/>
            <draw:enhanced-geometry svg:viewBox="0 0 21600 21600" draw:mirror-horizontal="false" draw:mirror-vertical="false" draw:type="rectangle" draw:enhanced-path="M 0 0 L 21600 0 21600 21600 0 21600 0 0 Z N"/>
          </draw:custom-shape>
          <draw:custom-shape draw:style-name="gr147" draw:text-style-name="P45" draw:layer="layout" svg:width="3.5cm" svg:height="1cm" draw:transform="rotate (1.5707963267949) translate (30.5cm 7.5cm)">
            <text:p text:style-name="P8"><text:span text:style-name="T22">Hemelwater</text:span></text:p>
            <draw:enhanced-geometry svg:viewBox="0 0 21600 21600" draw:mirror-horizontal="false" draw:mirror-vertical="false" draw:type="rectangle" draw:enhanced-path="M 0 0 L 21600 0 21600 21600 0 21600 0 0 Z N"/>
          </draw:custom-shape>
          <draw:custom-shape draw:style-name="gr148" draw:text-style-name="P54" draw:layer="layout" svg:width="6.5cm" svg:height="0.5cm" draw:transform="rotate (1.5707963267949) translate (26cm 10.5cm)">
            <text:p text:style-name="P8"><text:span text:style-name="T26">Warm uit</text:span></text:p>
            <draw:enhanced-geometry svg:viewBox="0 0 21600 21600" draw:mirror-horizontal="false" draw:mirror-vertical="false" draw:type="rectangle" draw:enhanced-path="M 0 0 L 21600 0 21600 21600 0 21600 0 0 Z N"/>
          </draw:custom-shape>
          <draw:custom-shape draw:style-name="gr149" draw:text-style-name="P44" draw:layer="layout" svg:width="0.5cm" svg:height="4cm" draw:transform="rotate (1.5707963267949) translate (22cm 10.5cm)">
            <text:p/>
            <draw:enhanced-geometry svg:viewBox="0 0 21600 21600" draw:mirror-horizontal="false" draw:mirror-vertical="false" draw:type="rectangle" draw:enhanced-path="M 0 0 L 21600 0 21600 21600 0 21600 0 0 Z N"/>
          </draw:custom-shape>
          <draw:custom-shape draw:style-name="gr150" draw:text-style-name="P45" draw:layer="layout" svg:width="18cm" svg:height="1cm" draw:transform="rotate (1.5707963267949) translate (29.5cm 24.5cm)">
            <text:p/>
            <draw:enhanced-geometry svg:viewBox="0 0 21600 21600" draw:mirror-horizontal="true" draw:mirror-vertical="false" draw:type="rectangle" draw:enhanced-path="M 0 0 L 21600 0 21600 21600 0 21600 0 0 Z N"/>
          </draw:custom-shape>
          <draw:custom-shape draw:style-name="gr151" draw:text-style-name="P39" draw:layer="layout" svg:width="0.5cm" svg:height="1.5cm" draw:transform="rotate (1.5707963267949) translate (12cm 8cm)">
            <text:p/>
            <draw:enhanced-geometry svg:viewBox="0 0 21600 21600" draw:mirror-horizontal="false" draw:mirror-vertical="false" draw:type="rectangle" draw:enhanced-path="M 0 0 L 21600 0 21600 21600 0 21600 0 0 Z N"/>
          </draw:custom-shape>
          <draw:custom-shape draw:style-name="gr152" draw:text-style-name="P39" draw:layer="layout" svg:width="2.5cm" svg:height="1cm" draw:transform="rotate (1.5707963267949) translate (11.5cm 10.5cm)">
            <text:p text:style-name="P8"><text:span text:style-name="T22">Filter</text:span></text:p>
            <draw:enhanced-geometry svg:viewBox="0 0 21600 21600" draw:mirror-horizontal="false" draw:mirror-vertical="false" draw:type="rectangle" draw:enhanced-path="M 0 0 L 21600 0 21600 21600 0 21600 0 0 Z N"/>
          </draw:custom-shape>
          <draw:custom-shape draw:style-name="gr153" draw:text-style-name="P39" draw:layer="layout" svg:width="0.5cm" svg:height="5cm" draw:transform="rotate (1.5707963267949) translate (22cm 22.5cm)">
            <text:p/>
            <draw:enhanced-geometry svg:viewBox="0 0 21600 21600" draw:mirror-horizontal="false" draw:mirror-vertical="false" draw:type="rectangle" draw:enhanced-path="M 0 0 L 21600 0 21600 21600 0 21600 0 0 Z N"/>
          </draw:custom-shape>
          <draw:custom-shape draw:style-name="gr154" draw:text-style-name="P55" draw:layer="layout" svg:width="18.5cm" svg:height="0.5cm" draw:transform="rotate (1.5707963267949) translate (27cm 22.5cm)">
            <text:p text:style-name="P8"><text:span text:style-name="T26">Koud in</text:span></text:p>
            <draw:enhanced-geometry svg:viewBox="0 0 21600 21600" draw:mirror-horizontal="false" draw:mirror-vertical="false" draw:type="rectangle" draw:enhanced-path="M 0 0 L 21600 0 21600 21600 0 21600 0 0 Z N"/>
          </draw:custom-shape>
          <draw:custom-shape draw:style-name="gr123" draw:text-style-name="P44" draw:layer="layout" svg:width="2.5cm" svg:height="1cm" draw:transform="rotate (1.5707963267949) translate (10.5cm 10.5cm)">
            <text:p text:style-name="P8"><text:span text:style-name="T22">Filter</text:span></text:p>
            <draw:enhanced-geometry svg:viewBox="0 0 21600 21600" draw:mirror-horizontal="false" draw:mirror-vertical="false" draw:type="rectangle" draw:enhanced-path="M 0 0 L 21600 0 21600 21600 0 21600 0 0 Z N"/>
          </draw:custom-shape>
          <draw:custom-shape draw:style-name="gr155" draw:text-style-name="P56" draw:layer="layout" svg:width="6cm" svg:height="10cm" svg:x="11.5cm" svg:y="16.5cm">
            <text:p text:style-name="P8"><text:span text:style-name="T22">Warmte-</text:span></text:p>
            <text:p text:style-name="P8"><text:span text:style-name="T22">pomp</text:span></text:p>
            <draw:enhanced-geometry svg:viewBox="0 0 21600 21600" draw:mirror-horizontal="false" draw:mirror-vertical="false" draw:type="rectangle" draw:enhanced-path="M 0 0 L 21600 0 21600 21600 0 21600 0 0 Z N"/>
          </draw:custom-shape>
          <draw:g>
            <draw:custom-shape draw:style-name="gr56" draw:text-style-name="P29" draw:layer="layout" svg:width="0.75cm" svg:height="0.75cm" draw:transform="rotate (-3.14159265358979) translate (23.125cm 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0" draw:text-style-name="P13" draw:layer="layout" svg:width="1.5cm" svg:height="1.5cm" draw:transform="rotate (1.5707963267949) translate (22cm 8cm)">
              <text:p/>
              <draw:enhanced-geometry svg:viewBox="0 0 21600 21600" draw:mirror-horizontal="false" draw:mirror-vertical="false" draw:type="rectangle" draw:enhanced-path="M 0 0 L 21600 0 21600 21600 0 21600 0 0 Z N"/>
            </draw:custom-shape>
            <draw:custom-shape draw:style-name="gr141" draw:text-style-name="P29" draw:layer="layout" svg:width="0.75cm" svg:height="0.75cm" svg:x="22.375cm" svg:y="7.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1" draw:text-style-name="P13" draw:layer="layout" svg:x1="22cm" svg:y1="7.25cm" svg:x2="23.5cm" svg:y2="7.25cm">
              <text:p/>
            </draw:line>
            <draw:custom-shape draw:style-name="gr140" draw:text-style-name="P13" draw:layer="layout" svg:width="1.5cm" svg:height="1.5cm" svg:x="22cm" svg:y="6.5cm">
              <text:p/>
              <draw:enhanced-geometry svg:viewBox="0 0 21600 21600" draw:mirror-horizontal="false" draw:mirror-vertical="false" draw:type="rectangle" draw:enhanced-path="M 0 0 L 21600 0 21600 21600 0 21600 0 0 Z N"/>
            </draw:custom-shape>
            <draw:custom-shape draw:style-name="gr141" draw:text-style-name="P29" draw:layer="layout" svg:width="0.75cm" svg:height="0.75cm" draw:transform="rotate (1.5707963267949) translate (22cm 7.6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2" draw:text-style-name="P30" draw:layer="layout" svg:width="0.6cm" svg:height="0.6cm" draw:transform="rotate (1.5707963267949) translate (23.047cm 7.55cm)">
              <text:p text:style-name="P8"><text:span text:style-name="T18">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9" draw:text-style-name="P39" draw:layer="layout" svg:width="0.5cm" svg:height="1cm" draw:transform="rotate (1.5707963267949) translate (21cm 7.5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adornments="Regular" style:font-pitch="fixed"/>
    <style:font-face style:name="Luxi Mono" svg:font-family="'Luxi Mono'" style:font-adornments="Regular" style:font-pitch="fixed"/>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2DT5H9M41S</meta:editing-duration>
    <meta:editing-cycles>783</meta:editing-cycles>
    <meta:generator>LibreOffice/5.4.0.3$Linux_X86_64 LibreOffice_project/40m0$Build-3</meta:generator>
    <dc:date>2017-11-02T20:44:14.034249016</dc:date>
    <meta:print-date>2017-03-14T08:27:27.604361285</meta:print-date>
    <meta:document-statistic meta:object-count="385"/>
  </office:meta>
</office:document-meta>
</file>